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5.969cm"/>
    </style:style>
    <style:style style:name="co8" style:family="table-column">
      <style:table-column-properties fo:break-before="auto" style:column-width="6.62516666666667cm"/>
    </style:style>
    <style:style style:name="co9" style:family="table-column">
      <style:table-column-properties fo:break-before="auto" style:column-width="3.72533333333333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3089.869" table:style-name="ce1">
            <text:p>1739053090</text:p>
          </table:table-cell>
          <table:table-cell office:value-type="float" office:value="1739053090.3940001" table:style-name="ce1">
            <text:p>17390530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500009536743164" table:formula="of:=[.B2]-[.A2]" table:style-name="ce1">
            <text:p>0.525000095</text:p>
          </table:table-cell>
          <table:table-cell table:style-name="ce1"/>
          <table:table-cell office:value-type="float" office:value="0.14400029182434065" table:formula="of:=[.H2] - [.$H$343]" table:style-name="ce1">
            <text:p>0.1440002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0.836" table:style-name="ce1">
            <text:p>1739053091</text:p>
          </table:table-cell>
          <table:table-cell office:value-type="float" office:value="1739053091.3870001" table:style-name="ce1">
            <text:p>17390530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00011825561523" table:formula="of:=[.B3]-[.A3]" table:style-name="ce1">
            <text:p>0.551000118</text:p>
          </table:table-cell>
          <table:table-cell table:style-name="ce1"/>
          <table:table-cell office:value-type="float" office:value="0.17000031471252425" table:formula="of:=[.H3] - [.$H$343]" table:style-name="ce1">
            <text:p>0.17000031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1.9360001" table:style-name="ce1">
            <text:p>1739053092</text:p>
          </table:table-cell>
          <table:table-cell office:value-type="float" office:value="1739053092.3870001" table:style-name="ce1">
            <text:p>17390530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099997520446777" table:formula="of:=[.B4]-[.A4]" table:style-name="ce1">
            <text:p>0.450999975</text:p>
          </table:table-cell>
          <table:table-cell table:style-name="ce1"/>
          <table:table-cell office:value-type="float" office:value="7.0000171661376787E-2" table:formula="of:=[.H4] - [.$H$343]" table:style-name="ce1">
            <text:p>0.0700001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2.803" table:style-name="ce1">
            <text:p>1739053093</text:p>
          </table:table-cell>
          <table:table-cell office:value-type="float" office:value="1739053093.385" table:style-name="ce1">
            <text:p>17390530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20000171661377" table:formula="of:=[.B5]-[.A5]" table:style-name="ce1">
            <text:p>0.582000017</text:p>
          </table:table-cell>
          <table:table-cell table:style-name="ce1"/>
          <table:table-cell office:value-type="float" office:value="0.20100021362304671" table:formula="of:=[.H5] - [.$H$343]" table:style-name="ce1">
            <text:p>0.2010002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2.836" table:style-name="ce1">
            <text:p>1739053093</text:p>
          </table:table-cell>
          <table:table-cell office:value-type="float" office:value="1739053093.487" table:style-name="ce1">
            <text:p>17390530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5100002288818359" table:formula="of:=[.B6]-[.A6]" table:style-name="ce1">
            <text:p>0.651000023</text:p>
          </table:table-cell>
          <table:table-cell table:style-name="ce1"/>
          <table:table-cell office:value-type="float" office:value="0.27000021934509261" table:formula="of:=[.H6] - [.$H$343]" table:style-name="ce1">
            <text:p>0.27000021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3.9030001" table:style-name="ce1">
            <text:p>1739053094</text:p>
          </table:table-cell>
          <table:table-cell office:value-type="float" office:value="1739053094.3900001" table:style-name="ce1">
            <text:p>17390530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69999885559082" table:formula="of:=[.B7]-[.A7]" table:style-name="ce1">
            <text:p>0.486999989</text:p>
          </table:table-cell>
          <table:table-cell table:style-name="ce1"/>
          <table:table-cell office:value-type="float" office:value="0.10600018501281722" table:formula="of:=[.H7] - [.$H$343]" table:style-name="ce1">
            <text:p>0.10600018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4.836" table:style-name="ce1">
            <text:p>1739053095</text:p>
          </table:table-cell>
          <table:table-cell office:value-type="float" office:value="1739053095.3900001" table:style-name="ce1">
            <text:p>17390530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40001392364502" table:formula="of:=[.B8]-[.A8]" table:style-name="ce1">
            <text:p>0.554000139</text:p>
          </table:table-cell>
          <table:table-cell table:style-name="ce1"/>
          <table:table-cell office:value-type="float" office:value="0.17300033569335921" table:formula="of:=[.H8] - [.$H$343]" table:style-name="ce1">
            <text:p>0.1730003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5.836" table:style-name="ce1">
            <text:p>1739053096</text:p>
          </table:table-cell>
          <table:table-cell office:value-type="float" office:value="1739053096.392" table:style-name="ce1">
            <text:p>17390530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9]-[.A9]" table:style-name="ce1">
            <text:p>0.555999994</text:p>
          </table:table-cell>
          <table:table-cell table:style-name="ce1"/>
          <table:table-cell office:value-type="float" office:value="0.17500019073486311" table:formula="of:=[.H9] - [.$H$343]" table:style-name="ce1">
            <text:p>0.17500019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6.9360001" table:style-name="ce1">
            <text:p>1739053097</text:p>
          </table:table-cell>
          <table:table-cell office:value-type="float" office:value="1739053097.391" table:style-name="ce1">
            <text:p>17390530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499992370605469" table:formula="of:=[.B10]-[.A10]" table:style-name="ce1">
            <text:p>0.454999924</text:p>
          </table:table-cell>
          <table:table-cell table:style-name="ce1"/>
          <table:table-cell office:value-type="float" office:value="7.4000120162963701E-2" table:formula="of:=[.H10] - [.$H$343]" table:style-name="ce1">
            <text:p>0.0740001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7.836" table:style-name="ce1">
            <text:p>1739053098</text:p>
          </table:table-cell>
          <table:table-cell office:value-type="float" office:value="1739053098.392" table:style-name="ce1">
            <text:p>17390530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11]-[.A11]" table:style-name="ce1">
            <text:p>0.555999994</text:p>
          </table:table-cell>
          <table:table-cell table:style-name="ce1"/>
          <table:table-cell office:value-type="float" office:value="0.17500019073486311" table:formula="of:=[.H11] - [.$H$343]" table:style-name="ce1">
            <text:p>0.17500019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8.869" table:style-name="ce1">
            <text:p>1739053099</text:p>
          </table:table-cell>
          <table:table-cell office:value-type="float" office:value="1739053099.395" table:style-name="ce1">
            <text:p>17390530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00002288818359" table:formula="of:=[.B12]-[.A12]" table:style-name="ce1">
            <text:p>0.526000023</text:p>
          </table:table-cell>
          <table:table-cell table:style-name="ce1"/>
          <table:table-cell office:value-type="float" office:value="0.14500021934509261" table:formula="of:=[.H12] - [.$H$343]" table:style-name="ce1">
            <text:p>0.14500021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099.869" table:style-name="ce1">
            <text:p>1739053100</text:p>
          </table:table-cell>
          <table:table-cell office:value-type="float" office:value="1739053100.388" table:style-name="ce1">
            <text:p>17390531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00005340576172" table:formula="of:=[.B13]-[.A13]" table:style-name="ce1">
            <text:p>0.519000053</text:p>
          </table:table-cell>
          <table:table-cell table:style-name="ce1"/>
          <table:table-cell office:value-type="float" office:value="0.13800024986267073" table:formula="of:=[.H13] - [.$H$343]" table:style-name="ce1">
            <text:p>0.138000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0.803" table:style-name="ce1">
            <text:p>1739053101</text:p>
          </table:table-cell>
          <table:table-cell office:value-type="float" office:value="1739053101.3900001" table:style-name="ce1">
            <text:p>17390531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700013160705566" table:formula="of:=[.B14]-[.A14]" table:style-name="ce1">
            <text:p>0.587000132</text:p>
          </table:table-cell>
          <table:table-cell table:style-name="ce1"/>
          <table:table-cell office:value-type="float" office:value="0.20600032806396468" table:formula="of:=[.H14] - [.$H$343]" table:style-name="ce1">
            <text:p>0.2060003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1.9030001" table:style-name="ce1">
            <text:p>1739053102</text:p>
          </table:table-cell>
          <table:table-cell office:value-type="float" office:value="1739053102.4170001" table:style-name="ce1">
            <text:p>17390531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99993896484375" table:formula="of:=[.B15]-[.A15]" table:style-name="ce1">
            <text:p>0.513999939</text:p>
          </table:table-cell>
          <table:table-cell table:style-name="ce1"/>
          <table:table-cell office:value-type="float" office:value="0.13300013542175276" table:formula="of:=[.H15] - [.$H$343]" table:style-name="ce1">
            <text:p>0.13300013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2.836" table:style-name="ce1">
            <text:p>1739053103</text:p>
          </table:table-cell>
          <table:table-cell office:value-type="float" office:value="1739053103.4070001" table:style-name="ce1">
            <text:p>17390531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100009918212891" table:formula="of:=[.B16]-[.A16]" table:style-name="ce1">
            <text:p>0.571000099</text:p>
          </table:table-cell>
          <table:table-cell table:style-name="ce1"/>
          <table:table-cell office:value-type="float" office:value="0.19000029563903792" table:formula="of:=[.H16] - [.$H$343]" table:style-name="ce1">
            <text:p>0.19000029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3.836" table:style-name="ce1">
            <text:p>1739053104</text:p>
          </table:table-cell>
          <table:table-cell office:value-type="float" office:value="1739053104.4030001" table:style-name="ce1">
            <text:p>17390531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00015068054199" table:formula="of:=[.B17]-[.A17]" table:style-name="ce1">
            <text:p>0.567000151</text:p>
          </table:table-cell>
          <table:table-cell table:style-name="ce1"/>
          <table:table-cell office:value-type="float" office:value="0.18600034713745101" table:formula="of:=[.H17] - [.$H$343]" table:style-name="ce1">
            <text:p>0.18600034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4.9030001" table:style-name="ce1">
            <text:p>1739053105</text:p>
          </table:table-cell>
          <table:table-cell office:value-type="float" office:value="1739053105.401" table:style-name="ce1">
            <text:p>17390531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799990653991699" table:formula="of:=[.B18]-[.A18]" table:style-name="ce1">
            <text:p>0.497999907</text:p>
          </table:table-cell>
          <table:table-cell table:style-name="ce1"/>
          <table:table-cell office:value-type="float" office:value="0.11700010299682601" table:formula="of:=[.H18] - [.$H$343]" table:style-name="ce1">
            <text:p>0.11700010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5.9360001" table:style-name="ce1">
            <text:p>1739053106</text:p>
          </table:table-cell>
          <table:table-cell office:value-type="float" office:value="1739053106.4059999" table:style-name="ce1">
            <text:p>17390531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999979019165039" table:formula="of:=[.B19]-[.A19]" table:style-name="ce1">
            <text:p>0.46999979</text:p>
          </table:table-cell>
          <table:table-cell table:style-name="ce1"/>
          <table:table-cell office:value-type="float" office:value="8.8999986648559404E-2" table:formula="of:=[.H19] - [.$H$343]" table:style-name="ce1">
            <text:p>0.08899998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6.9030001" table:style-name="ce1">
            <text:p>1739053107</text:p>
          </table:table-cell>
          <table:table-cell office:value-type="float" office:value="1739053107.4119999" table:style-name="ce1">
            <text:p>17390531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899982452392578" table:formula="of:=[.B20]-[.A20]" table:style-name="ce1">
            <text:p>0.508999825</text:p>
          </table:table-cell>
          <table:table-cell table:style-name="ce1"/>
          <table:table-cell office:value-type="float" office:value="0.12800002098083479" table:formula="of:=[.H20] - [.$H$343]" table:style-name="ce1">
            <text:p>0.12800002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7.9360001" table:style-name="ce1">
            <text:p>1739053108</text:p>
          </table:table-cell>
          <table:table-cell office:value-type="float" office:value="1739053108.421" table:style-name="ce1">
            <text:p>17390531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49998950958252" table:formula="of:=[.B21]-[.A21]" table:style-name="ce1">
            <text:p>0.484999895</text:p>
          </table:table-cell>
          <table:table-cell table:style-name="ce1"/>
          <table:table-cell office:value-type="float" office:value="0.10400009155273421" table:formula="of:=[.H21] - [.$H$343]" table:style-name="ce1">
            <text:p>0.1040000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8.9030001" table:style-name="ce1">
            <text:p>1739053109</text:p>
          </table:table-cell>
          <table:table-cell office:value-type="float" office:value="1739053109.411" table:style-name="ce1">
            <text:p>17390531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99989700317383" table:formula="of:=[.B22]-[.A22]" table:style-name="ce1">
            <text:p>0.507999897</text:p>
          </table:table-cell>
          <table:table-cell table:style-name="ce1"/>
          <table:table-cell office:value-type="float" office:value="0.12700009346008284" table:formula="of:=[.H22] - [.$H$343]" table:style-name="ce1">
            <text:p>0.1270000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09.836" table:style-name="ce1">
            <text:p>1739053110</text:p>
          </table:table-cell>
          <table:table-cell office:value-type="float" office:value="1739053110.418" table:style-name="ce1">
            <text:p>17390531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20000171661377" table:formula="of:=[.B23]-[.A23]" table:style-name="ce1">
            <text:p>0.582000017</text:p>
          </table:table-cell>
          <table:table-cell table:style-name="ce1"/>
          <table:table-cell office:value-type="float" office:value="0.20100021362304671" table:formula="of:=[.H23] - [.$H$343]" table:style-name="ce1">
            <text:p>0.2010002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0.9030001" table:style-name="ce1">
            <text:p>1739053111</text:p>
          </table:table-cell>
          <table:table-cell office:value-type="float" office:value="1739053111.605" table:style-name="ce1">
            <text:p>17390531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0199990272521973" table:formula="of:=[.B24]-[.A24]" table:style-name="ce1">
            <text:p>0.701999903</text:p>
          </table:table-cell>
          <table:table-cell table:style-name="ce1"/>
          <table:table-cell office:value-type="float" office:value="0.32100009918212874" table:formula="of:=[.H24] - [.$H$343]" table:style-name="ce1">
            <text:p>0.32100009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1.836" table:style-name="ce1">
            <text:p>1739053112</text:p>
          </table:table-cell>
          <table:table-cell office:value-type="float" office:value="1739053112.4219999" table:style-name="ce1">
            <text:p>17390531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99996566772461" table:formula="of:=[.B25]-[.A25]" table:style-name="ce1">
            <text:p>0.585999966</text:p>
          </table:table-cell>
          <table:table-cell table:style-name="ce1"/>
          <table:table-cell office:value-type="float" office:value="0.20500016212463362" table:formula="of:=[.H25] - [.$H$343]" table:style-name="ce1">
            <text:p>0.2050001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2.869" table:style-name="ce1">
            <text:p>1739053113</text:p>
          </table:table-cell>
          <table:table-cell office:value-type="float" office:value="1739053113.421" table:style-name="ce1">
            <text:p>17390531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26]-[.A26]" table:style-name="ce1">
            <text:p>0.552000046</text:p>
          </table:table-cell>
          <table:table-cell table:style-name="ce1"/>
          <table:table-cell office:value-type="float" office:value="0.1710002422332762" table:formula="of:=[.H26] - [.$H$343]" table:style-name="ce1">
            <text:p>0.17100024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3.869" table:style-name="ce1">
            <text:p>1739053114</text:p>
          </table:table-cell>
          <table:table-cell office:value-type="float" office:value="1739053114.4360001" table:style-name="ce1">
            <text:p>17390531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00015068054199" table:formula="of:=[.B27]-[.A27]" table:style-name="ce1">
            <text:p>0.567000151</text:p>
          </table:table-cell>
          <table:table-cell table:style-name="ce1"/>
          <table:table-cell office:value-type="float" office:value="0.18600034713745101" table:formula="of:=[.H27] - [.$H$343]" table:style-name="ce1">
            <text:p>0.18600034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4.9030001" table:style-name="ce1">
            <text:p>1739053115</text:p>
          </table:table-cell>
          <table:table-cell office:value-type="float" office:value="1739053115.4200001" table:style-name="ce1">
            <text:p>17390531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99995994567871" table:formula="of:=[.B28]-[.A28]" table:style-name="ce1">
            <text:p>0.51699996</text:p>
          </table:table-cell>
          <table:table-cell table:style-name="ce1"/>
          <table:table-cell office:value-type="float" office:value="0.13600015640258772" table:formula="of:=[.H28] - [.$H$343]" table:style-name="ce1">
            <text:p>0.13600015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5.9360001" table:style-name="ce1">
            <text:p>1739053116</text:p>
          </table:table-cell>
          <table:table-cell office:value-type="float" office:value="1739053116.428" table:style-name="ce1">
            <text:p>17390531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199986457824707" table:formula="of:=[.B29]-[.A29]" table:style-name="ce1">
            <text:p>0.491999865</text:p>
          </table:table-cell>
          <table:table-cell table:style-name="ce1"/>
          <table:table-cell office:value-type="float" office:value="0.11100006103515608" table:formula="of:=[.H29] - [.$H$343]" table:style-name="ce1">
            <text:p>0.11100006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6.9030001" table:style-name="ce1">
            <text:p>1739053117</text:p>
          </table:table-cell>
          <table:table-cell office:value-type="float" office:value="1739053117.431" table:style-name="ce1">
            <text:p>17390531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30]-[.A30]" table:style-name="ce1">
            <text:p>0.527999878</text:p>
          </table:table-cell>
          <table:table-cell table:style-name="ce1"/>
          <table:table-cell office:value-type="float" office:value="0.14700007438659651" table:formula="of:=[.H30] - [.$H$343]" table:style-name="ce1">
            <text:p>0.147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7.9690001" table:style-name="ce1">
            <text:p>1739053118</text:p>
          </table:table-cell>
          <table:table-cell office:value-type="float" office:value="1739053118.4300001" table:style-name="ce1">
            <text:p>17390531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099996566772461" table:formula="of:=[.B31]-[.A31]" table:style-name="ce1">
            <text:p>0.460999966</text:p>
          </table:table-cell>
          <table:table-cell table:style-name="ce1"/>
          <table:table-cell office:value-type="float" office:value="8.0000162124633623E-2" table:formula="of:=[.H31] - [.$H$343]" table:style-name="ce1">
            <text:p>0.0800001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8.869" table:style-name="ce1">
            <text:p>1739053119</text:p>
          </table:table-cell>
          <table:table-cell office:value-type="float" office:value="1739053119.4300001" table:style-name="ce1">
            <text:p>17390531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100010871887207" table:formula="of:=[.B32]-[.A32]" table:style-name="ce1">
            <text:p>0.561000109</text:p>
          </table:table-cell>
          <table:table-cell table:style-name="ce1"/>
          <table:table-cell office:value-type="float" office:value="0.18000030517578108" table:formula="of:=[.H32] - [.$H$343]" table:style-name="ce1">
            <text:p>0.18000030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19.9360001" table:style-name="ce1">
            <text:p>1739053120</text:p>
          </table:table-cell>
          <table:table-cell office:value-type="float" office:value="1739053120.4400001" table:style-name="ce1">
            <text:p>17390531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99994850158691" table:formula="of:=[.B33]-[.A33]" table:style-name="ce1">
            <text:p>0.503999949</text:p>
          </table:table-cell>
          <table:table-cell table:style-name="ce1"/>
          <table:table-cell office:value-type="float" office:value="0.12300014495849593" table:formula="of:=[.H33] - [.$H$343]" table:style-name="ce1">
            <text:p>0.12300014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0.9360001" table:style-name="ce1">
            <text:p>1739053121</text:p>
          </table:table-cell>
          <table:table-cell office:value-type="float" office:value="1739053121.427" table:style-name="ce1">
            <text:p>17390531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34]-[.A34]" table:style-name="ce1">
            <text:p>0.490999937</text:p>
          </table:table-cell>
          <table:table-cell table:style-name="ce1"/>
          <table:table-cell office:value-type="float" office:value="0.11000013351440413" table:formula="of:=[.H34] - [.$H$343]" table:style-name="ce1">
            <text:p>0.11000013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1.869" table:style-name="ce2">
            <text:p>1739053122</text:p>
          </table:table-cell>
          <table:table-cell office:value-type="float" office:value="1739053122.4419999" table:style-name="ce2">
            <text:p>1739053122</text:p>
          </table:table-cell>
          <table:table-cell office:value-type="float" office:value="480" table:style-name="ce2">
            <text:p>480</text:p>
          </table:table-cell>
          <table:table-cell office:value-type="float" office:value="640" table:style-name="ce2">
            <text:p>640</text:p>
          </table:table-cell>
          <table:table-cell office:value-type="float" office:value="1280" table:style-name="ce2">
            <text:p>1280</text:p>
          </table:table-cell>
          <table:table-cell office:value-type="float" office:value="614400" table:style-name="ce2">
            <text:p>614400</text:p>
          </table:table-cell>
          <table:table-cell table:style-name="ce2"/>
          <table:table-cell office:value-type="float" office:value="0.57299995422363281" table:formula="of:=[.B35]-[.A35]" table:style-name="ce2">
            <text:p>0.572999954</text:p>
          </table:table-cell>
          <table:table-cell table:style-name="ce2"/>
          <table:table-cell office:value-type="float" office:value="0.19200015068054183" table:formula="of:=[.H35] - [.$H$343]" table:style-name="ce1">
            <text:p>0.19200015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53122.9360001" table:style-name="ce1">
            <text:p>1739053123</text:p>
          </table:table-cell>
          <table:table-cell office:value-type="float" office:value="1739053123.434" table:style-name="ce1">
            <text:p>17390531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799990653991699" table:formula="of:=[.B36]-[.A36]" table:style-name="ce1">
            <text:p>0.497999907</text:p>
          </table:table-cell>
          <table:table-cell table:style-name="ce1"/>
          <table:table-cell office:value-type="float" office:value="0.11700010299682601" table:formula="of:=[.H36] - [.$H$343]" table:style-name="ce1">
            <text:p>0.11700010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3.9030001" table:style-name="ce1">
            <text:p>1739053124</text:p>
          </table:table-cell>
          <table:table-cell office:value-type="float" office:value="1739053124.4460001" table:style-name="ce1">
            <text:p>17390531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7]-[.A37]" table:style-name="ce1">
            <text:p>0.542999983</text:p>
          </table:table-cell>
          <table:table-cell table:style-name="ce1"/>
          <table:table-cell office:value-type="float" office:value="0.16200017929077132" table:formula="of:=[.H37] - [.$H$343]" table:style-name="ce1">
            <text:p>0.1620001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4.9360001" table:style-name="ce1">
            <text:p>1739053125</text:p>
          </table:table-cell>
          <table:table-cell office:value-type="float" office:value="1739053125.4389999" table:style-name="ce1">
            <text:p>17390531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299978256225586" table:formula="of:=[.B38]-[.A38]" table:style-name="ce1">
            <text:p>0.502999783</text:p>
          </table:table-cell>
          <table:table-cell table:style-name="ce1"/>
          <table:table-cell office:value-type="float" office:value="0.12199997901916487" table:formula="of:=[.H38] - [.$H$343]" table:style-name="ce1">
            <text:p>0.1219999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5.869" table:style-name="ce1">
            <text:p>1739053126</text:p>
          </table:table-cell>
          <table:table-cell office:value-type="float" office:value="1739053126.4419999" table:style-name="ce1">
            <text:p>17390531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99995422363281" table:formula="of:=[.B39]-[.A39]" table:style-name="ce1">
            <text:p>0.572999954</text:p>
          </table:table-cell>
          <table:table-cell table:style-name="ce1"/>
          <table:table-cell office:value-type="float" office:value="0.19200015068054183" table:formula="of:=[.H39] - [.$H$343]" table:style-name="ce1">
            <text:p>0.19200015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6.9030001" table:style-name="ce1">
            <text:p>1739053127</text:p>
          </table:table-cell>
          <table:table-cell office:value-type="float" office:value="1739053127.4489999" table:style-name="ce1">
            <text:p>17390531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99976539611816" table:formula="of:=[.B40]-[.A40]" table:style-name="ce1">
            <text:p>0.545999765</text:p>
          </table:table-cell>
          <table:table-cell table:style-name="ce1"/>
          <table:table-cell office:value-type="float" office:value="0.16499996185302718" table:formula="of:=[.H40] - [.$H$343]" table:style-name="ce1">
            <text:p>0.1649999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7.9360001" table:style-name="ce1">
            <text:p>1739053128</text:p>
          </table:table-cell>
          <table:table-cell office:value-type="float" office:value="1739053128.441" table:style-name="ce1">
            <text:p>17390531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499987602233887" table:formula="of:=[.B41]-[.A41]" table:style-name="ce1">
            <text:p>0.504999876</text:p>
          </table:table-cell>
          <table:table-cell table:style-name="ce1"/>
          <table:table-cell office:value-type="float" office:value="0.12400007247924788" table:formula="of:=[.H41] - [.$H$343]" table:style-name="ce1">
            <text:p>0.1240000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8.9360001" table:style-name="ce1">
            <text:p>1739053129</text:p>
          </table:table-cell>
          <table:table-cell office:value-type="float" office:value="1739053129.464" table:style-name="ce1">
            <text:p>17390531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42]-[.A42]" table:style-name="ce1">
            <text:p>0.527999878</text:p>
          </table:table-cell>
          <table:table-cell table:style-name="ce1"/>
          <table:table-cell office:value-type="float" office:value="0.14700007438659651" table:formula="of:=[.H42] - [.$H$343]" table:style-name="ce1">
            <text:p>0.147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29.9360001" table:style-name="ce1">
            <text:p>1739053130</text:p>
          </table:table-cell>
          <table:table-cell office:value-type="float" office:value="1739053130.451" table:style-name="ce1">
            <text:p>17390531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49998664855957" table:formula="of:=[.B43]-[.A43]" table:style-name="ce1">
            <text:p>0.514999866</text:p>
          </table:table-cell>
          <table:table-cell table:style-name="ce1"/>
          <table:table-cell office:value-type="float" office:value="0.13400006294250472" table:formula="of:=[.H43] - [.$H$343]" table:style-name="ce1">
            <text:p>0.13400006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0.9030001" table:style-name="ce1">
            <text:p>1739053131</text:p>
          </table:table-cell>
          <table:table-cell office:value-type="float" office:value="1739053131.467" table:style-name="ce1">
            <text:p>17390531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399989128112793" table:formula="of:=[.B44]-[.A44]" table:style-name="ce1">
            <text:p>0.563999891</text:p>
          </table:table-cell>
          <table:table-cell table:style-name="ce1"/>
          <table:table-cell office:value-type="float" office:value="0.18300008773803694" table:formula="of:=[.H44] - [.$H$343]" table:style-name="ce1">
            <text:p>0.18300008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1.9030001" table:style-name="ce1">
            <text:p>1739053132</text:p>
          </table:table-cell>
          <table:table-cell office:value-type="float" office:value="1739053132.4549999" table:style-name="ce1">
            <text:p>17390531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99980735778809" table:formula="of:=[.B45]-[.A45]" table:style-name="ce1">
            <text:p>0.551999807</text:p>
          </table:table-cell>
          <table:table-cell table:style-name="ce1"/>
          <table:table-cell office:value-type="float" office:value="0.1710000038146971" table:formula="of:=[.H45] - [.$H$343]" table:style-name="ce1">
            <text:p>0.1710000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2.9360001" table:style-name="ce1">
            <text:p>1739053133</text:p>
          </table:table-cell>
          <table:table-cell office:value-type="float" office:value="1739053133.457" table:style-name="ce1">
            <text:p>17390531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099990844726563" table:formula="of:=[.B46]-[.A46]" table:style-name="ce1">
            <text:p>0.520999908</text:p>
          </table:table-cell>
          <table:table-cell table:style-name="ce1"/>
          <table:table-cell office:value-type="float" office:value="0.14000010490417464" table:formula="of:=[.H46] - [.$H$343]" table:style-name="ce1">
            <text:p>0.14000010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3.9360001" table:style-name="ce1">
            <text:p>1739053134</text:p>
          </table:table-cell>
          <table:table-cell office:value-type="float" office:value="1739053134.569" table:style-name="ce1">
            <text:p>17390531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299989700317383" table:formula="of:=[.B47]-[.A47]" table:style-name="ce1">
            <text:p>0.632999897</text:p>
          </table:table-cell>
          <table:table-cell table:style-name="ce1"/>
          <table:table-cell office:value-type="float" office:value="0.25200009346008284" table:formula="of:=[.H47] - [.$H$343]" table:style-name="ce1">
            <text:p>0.2520000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5.003" table:style-name="ce1">
            <text:p>1739053135</text:p>
          </table:table-cell>
          <table:table-cell office:value-type="float" office:value="1739053135.4619999" table:style-name="ce1">
            <text:p>17390531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89998722076416" table:formula="of:=[.B48]-[.A48]" table:style-name="ce1">
            <text:p>0.458999872</text:p>
          </table:table-cell>
          <table:table-cell table:style-name="ce1"/>
          <table:table-cell office:value-type="float" office:value="7.8000068664550615E-2" table:formula="of:=[.H48] - [.$H$343]" table:style-name="ce1">
            <text:p>0.07800006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5.9030001" table:style-name="ce1">
            <text:p>1739053136</text:p>
          </table:table-cell>
          <table:table-cell office:value-type="float" office:value="1739053136.4679999" table:style-name="ce1">
            <text:p>17390531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499981880187988" table:formula="of:=[.B49]-[.A49]" table:style-name="ce1">
            <text:p>0.564999819</text:p>
          </table:table-cell>
          <table:table-cell table:style-name="ce1"/>
          <table:table-cell office:value-type="float" office:value="0.1840000152587889" table:formula="of:=[.H49] - [.$H$343]" table:style-name="ce1">
            <text:p>0.18400001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6.9360001" table:style-name="ce1">
            <text:p>1739053137</text:p>
          </table:table-cell>
          <table:table-cell office:value-type="float" office:value="1739053137.4679999" table:style-name="ce1">
            <text:p>17390531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199982643127441" table:formula="of:=[.B50]-[.A50]" table:style-name="ce1">
            <text:p>0.531999826</text:p>
          </table:table-cell>
          <table:table-cell table:style-name="ce1"/>
          <table:table-cell office:value-type="float" office:value="0.15100002288818343" table:formula="of:=[.H50] - [.$H$343]" table:style-name="ce1">
            <text:p>0.15100002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7.97" table:style-name="ce1">
            <text:p>1739053138</text:p>
          </table:table-cell>
          <table:table-cell office:value-type="float" office:value="1739053138.467" table:style-name="ce1">
            <text:p>17390531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51]-[.A51]" table:style-name="ce1">
            <text:p>0.496999979</text:p>
          </table:table-cell>
          <table:table-cell table:style-name="ce1"/>
          <table:table-cell office:value-type="float" office:value="0.11600017547607405" table:formula="of:=[.H51] - [.$H$343]" table:style-name="ce1">
            <text:p>0.1160001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38.9030001" table:style-name="ce1">
            <text:p>1739053139</text:p>
          </table:table-cell>
          <table:table-cell office:value-type="float" office:value="1739053139.474" table:style-name="ce1">
            <text:p>17390531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09998607635498" table:formula="of:=[.B52]-[.A52]" table:style-name="ce1">
            <text:p>0.570999861</text:p>
          </table:table-cell>
          <table:table-cell table:style-name="ce1"/>
          <table:table-cell office:value-type="float" office:value="0.19000005722045882" table:formula="of:=[.H52] - [.$H$343]" table:style-name="ce1">
            <text:p>0.19000005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0.003" table:style-name="ce1">
            <text:p>1739053140</text:p>
          </table:table-cell>
          <table:table-cell office:value-type="float" office:value="1739053140.4749999" table:style-name="ce1">
            <text:p>17390531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19998836517334" table:formula="of:=[.B53]-[.A53]" table:style-name="ce1">
            <text:p>0.471999884</text:p>
          </table:table-cell>
          <table:table-cell table:style-name="ce1"/>
          <table:table-cell office:value-type="float" office:value="9.1000080108642412E-2" table:formula="of:=[.H53] - [.$H$343]" table:style-name="ce1">
            <text:p>0.0910000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0.9360001" table:style-name="ce1">
            <text:p>1739053141</text:p>
          </table:table-cell>
          <table:table-cell office:value-type="float" office:value="1739053141.4749999" table:style-name="ce1">
            <text:p>17390531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99979591369629" table:formula="of:=[.B54]-[.A54]" table:style-name="ce1">
            <text:p>0.538999796</text:p>
          </table:table-cell>
          <table:table-cell table:style-name="ce1"/>
          <table:table-cell office:value-type="float" office:value="0.1579999923706053" table:formula="of:=[.H54] - [.$H$343]" table:style-name="ce1">
            <text:p>0.1579999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1.9360001" table:style-name="ce1">
            <text:p>1739053142</text:p>
          </table:table-cell>
          <table:table-cell office:value-type="float" office:value="1739053142.4790001" table:style-name="ce1">
            <text:p>17390531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55]-[.A55]" table:style-name="ce1">
            <text:p>0.542999983</text:p>
          </table:table-cell>
          <table:table-cell table:style-name="ce1"/>
          <table:table-cell office:value-type="float" office:value="0.16200017929077132" table:formula="of:=[.H55] - [.$H$343]" table:style-name="ce1">
            <text:p>0.1620001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2.9360001" table:style-name="ce1">
            <text:p>1739053143</text:p>
          </table:table-cell>
          <table:table-cell office:value-type="float" office:value="1739053143.4690001" table:style-name="ce1">
            <text:p>17390531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56]-[.A56]" table:style-name="ce1">
            <text:p>0.532999992</text:p>
          </table:table-cell>
          <table:table-cell table:style-name="ce1"/>
          <table:table-cell office:value-type="float" office:value="0.15200018882751448" table:formula="of:=[.H56] - [.$H$343]" table:style-name="ce1">
            <text:p>0.15200018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3.9690001" table:style-name="ce1">
            <text:p>1739053144</text:p>
          </table:table-cell>
          <table:table-cell office:value-type="float" office:value="1739053144.4719999" table:style-name="ce1">
            <text:p>17390531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299978256225586" table:formula="of:=[.B57]-[.A57]" table:style-name="ce1">
            <text:p>0.502999783</text:p>
          </table:table-cell>
          <table:table-cell table:style-name="ce1"/>
          <table:table-cell office:value-type="float" office:value="0.12199997901916487" table:formula="of:=[.H57] - [.$H$343]" table:style-name="ce1">
            <text:p>0.1219999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4.9030001" table:style-name="ce1">
            <text:p>1739053145</text:p>
          </table:table-cell>
          <table:table-cell office:value-type="float" office:value="1739053145.4890001" table:style-name="ce1">
            <text:p>17390531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99996566772461" table:formula="of:=[.B58]-[.A58]" table:style-name="ce1">
            <text:p>0.585999966</text:p>
          </table:table-cell>
          <table:table-cell table:style-name="ce1"/>
          <table:table-cell office:value-type="float" office:value="0.20500016212463362" table:formula="of:=[.H58] - [.$H$343]" table:style-name="ce1">
            <text:p>0.2050001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5.9030001" table:style-name="ce1">
            <text:p>1739053146</text:p>
          </table:table-cell>
          <table:table-cell office:value-type="float" office:value="1739053146.4790001" table:style-name="ce1">
            <text:p>17390531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99997520446777" table:formula="of:=[.B59]-[.A59]" table:style-name="ce1">
            <text:p>0.575999975</text:p>
          </table:table-cell>
          <table:table-cell table:style-name="ce1"/>
          <table:table-cell office:value-type="float" office:value="0.19500017166137679" table:formula="of:=[.H59] - [.$H$343]" table:style-name="ce1">
            <text:p>0.1950001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6.9360001" table:style-name="ce1">
            <text:p>1739053147</text:p>
          </table:table-cell>
          <table:table-cell office:value-type="float" office:value="1739053147.4779999" table:style-name="ce1">
            <text:p>17390531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199981689453125" table:formula="of:=[.B60]-[.A60]" table:style-name="ce1">
            <text:p>0.541999817</text:p>
          </table:table-cell>
          <table:table-cell table:style-name="ce1"/>
          <table:table-cell office:value-type="float" office:value="0.16100001335144026" table:formula="of:=[.H60] - [.$H$343]" table:style-name="ce1">
            <text:p>0.16100001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7.9360001" table:style-name="ce1">
            <text:p>1739053148</text:p>
          </table:table-cell>
          <table:table-cell office:value-type="float" office:value="1739053148.484" table:style-name="ce1">
            <text:p>17390531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799985885620117" table:formula="of:=[.B61]-[.A61]" table:style-name="ce1">
            <text:p>0.547999859</text:p>
          </table:table-cell>
          <table:table-cell table:style-name="ce1"/>
          <table:table-cell office:value-type="float" office:value="0.16700005531311019" table:formula="of:=[.H61] - [.$H$343]" table:style-name="ce1">
            <text:p>0.16700005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8.9360001" table:style-name="ce1">
            <text:p>1739053149</text:p>
          </table:table-cell>
          <table:table-cell office:value-type="float" office:value="1739053149.484" table:style-name="ce1">
            <text:p>17390531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799985885620117" table:formula="of:=[.B62]-[.A62]" table:style-name="ce1">
            <text:p>0.547999859</text:p>
          </table:table-cell>
          <table:table-cell table:style-name="ce1"/>
          <table:table-cell office:value-type="float" office:value="0.16700005531311019" table:formula="of:=[.H62] - [.$H$343]" table:style-name="ce1">
            <text:p>0.16700005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49.9360001" table:style-name="ce1">
            <text:p>1739053150</text:p>
          </table:table-cell>
          <table:table-cell office:value-type="float" office:value="1739053150.484" table:style-name="ce1">
            <text:p>17390531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799985885620117" table:formula="of:=[.B63]-[.A63]" table:style-name="ce1">
            <text:p>0.547999859</text:p>
          </table:table-cell>
          <table:table-cell table:style-name="ce1"/>
          <table:table-cell office:value-type="float" office:value="0.16700005531311019" table:formula="of:=[.H63] - [.$H$343]" table:style-name="ce1">
            <text:p>0.16700005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1.003" table:style-name="ce1">
            <text:p>1739053151</text:p>
          </table:table-cell>
          <table:table-cell office:value-type="float" office:value="1739053151.4879999" table:style-name="ce1">
            <text:p>17390531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49998950958252" table:formula="of:=[.B64]-[.A64]" table:style-name="ce1">
            <text:p>0.484999895</text:p>
          </table:table-cell>
          <table:table-cell table:style-name="ce1"/>
          <table:table-cell office:value-type="float" office:value="0.10400009155273421" table:formula="of:=[.H64] - [.$H$343]" table:style-name="ce1">
            <text:p>0.1040000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1.9690001" table:style-name="ce1">
            <text:p>1739053152</text:p>
          </table:table-cell>
          <table:table-cell office:value-type="float" office:value="1739053152.4879999" table:style-name="ce1">
            <text:p>17390531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99981498718262" table:formula="of:=[.B65]-[.A65]" table:style-name="ce1">
            <text:p>0.518999815</text:p>
          </table:table-cell>
          <table:table-cell table:style-name="ce1"/>
          <table:table-cell office:value-type="float" office:value="0.13800001144409163" table:formula="of:=[.H65] - [.$H$343]" table:style-name="ce1">
            <text:p>0.13800001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3.003" table:style-name="ce1">
            <text:p>1739053153</text:p>
          </table:table-cell>
          <table:table-cell office:value-type="float" office:value="1739053153.4879999" table:style-name="ce1">
            <text:p>17390531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49998950958252" table:formula="of:=[.B66]-[.A66]" table:style-name="ce1">
            <text:p>0.484999895</text:p>
          </table:table-cell>
          <table:table-cell table:style-name="ce1"/>
          <table:table-cell office:value-type="float" office:value="0.10400009155273421" table:formula="of:=[.H66] - [.$H$343]" table:style-name="ce1">
            <text:p>0.1040000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3.9360001" table:style-name="ce1">
            <text:p>1739053154</text:p>
          </table:table-cell>
          <table:table-cell office:value-type="float" office:value="1739053154.4990001" table:style-name="ce1">
            <text:p>17390531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99996376037598" table:formula="of:=[.B67]-[.A67]" table:style-name="ce1">
            <text:p>0.562999964</text:p>
          </table:table-cell>
          <table:table-cell table:style-name="ce1"/>
          <table:table-cell office:value-type="float" office:value="0.18200016021728499" table:formula="of:=[.H67] - [.$H$343]" table:style-name="ce1">
            <text:p>0.1820001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5.003" table:style-name="ce1">
            <text:p>1739053155</text:p>
          </table:table-cell>
          <table:table-cell office:value-type="float" office:value="1739053155.497" table:style-name="ce1">
            <text:p>17390531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68]-[.A68]" table:style-name="ce1">
            <text:p>0.493999958</text:p>
          </table:table-cell>
          <table:table-cell table:style-name="ce1"/>
          <table:table-cell office:value-type="float" office:value="0.11300015449523909" table:formula="of:=[.H68] - [.$H$343]" table:style-name="ce1">
            <text:p>0.1130001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5.97" table:style-name="ce1">
            <text:p>1739053156</text:p>
          </table:table-cell>
          <table:table-cell office:value-type="float" office:value="1739053156.4879999" table:style-name="ce1">
            <text:p>17390531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799988746643066" table:formula="of:=[.B69]-[.A69]" table:style-name="ce1">
            <text:p>0.517999887</text:p>
          </table:table-cell>
          <table:table-cell table:style-name="ce1"/>
          <table:table-cell office:value-type="float" office:value="0.13700008392333968" table:formula="of:=[.H69] - [.$H$343]" table:style-name="ce1">
            <text:p>0.13700008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7.003" table:style-name="ce1">
            <text:p>1739053157</text:p>
          </table:table-cell>
          <table:table-cell office:value-type="float" office:value="1739053157.4860001" table:style-name="ce1">
            <text:p>17390531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00004005432129" table:formula="of:=[.B70]-[.A70]" table:style-name="ce1">
            <text:p>0.48300004</text:p>
          </table:table-cell>
          <table:table-cell table:style-name="ce1"/>
          <table:table-cell office:value-type="float" office:value="0.1020002365112303" table:formula="of:=[.H70] - [.$H$343]" table:style-name="ce1">
            <text:p>0.10200023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8.003" table:style-name="ce1">
            <text:p>1739053158</text:p>
          </table:table-cell>
          <table:table-cell office:value-type="float" office:value="1739053158.5" table:style-name="ce1">
            <text:p>17390531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71]-[.A71]" table:style-name="ce1">
            <text:p>0.496999979</text:p>
          </table:table-cell>
          <table:table-cell table:style-name="ce1"/>
          <table:table-cell office:value-type="float" office:value="0.11600017547607405" table:formula="of:=[.H71] - [.$H$343]" table:style-name="ce1">
            <text:p>0.1160001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9.003" table:style-name="ce1">
            <text:p>1739053159</text:p>
          </table:table-cell>
          <table:table-cell office:value-type="float" office:value="1739053159.497" table:style-name="ce1">
            <text:p>17390531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72]-[.A72]" table:style-name="ce1">
            <text:p>0.493999958</text:p>
          </table:table-cell>
          <table:table-cell table:style-name="ce1"/>
          <table:table-cell office:value-type="float" office:value="0.11300015449523909" table:formula="of:=[.H72] - [.$H$343]" table:style-name="ce1">
            <text:p>0.1130001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59.97" table:style-name="ce1">
            <text:p>1739053160</text:p>
          </table:table-cell>
          <table:table-cell office:value-type="float" office:value="1739053160.5009999" table:style-name="ce1">
            <text:p>17390531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099989891052246" table:formula="of:=[.B73]-[.A73]" table:style-name="ce1">
            <text:p>0.530999899</text:p>
          </table:table-cell>
          <table:table-cell table:style-name="ce1"/>
          <table:table-cell office:value-type="float" office:value="0.15000009536743147" table:formula="of:=[.H73] - [.$H$343]" table:style-name="ce1">
            <text:p>0.15000009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1.003" table:style-name="ce1">
            <text:p>1739053161</text:p>
          </table:table-cell>
          <table:table-cell office:value-type="float" office:value="1739053161.4920001" table:style-name="ce1">
            <text:p>17390531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900008201599121" table:formula="of:=[.B74]-[.A74]" table:style-name="ce1">
            <text:p>0.489000082</text:p>
          </table:table-cell>
          <table:table-cell table:style-name="ce1"/>
          <table:table-cell office:value-type="float" office:value="0.10800027847290022" table:formula="of:=[.H74] - [.$H$343]" table:style-name="ce1">
            <text:p>0.1080002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1.9360001" table:style-name="ce1">
            <text:p>1739053162</text:p>
          </table:table-cell>
          <table:table-cell office:value-type="float" office:value="1739053162.5039999" table:style-name="ce1">
            <text:p>17390531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99983978271484" table:formula="of:=[.B75]-[.A75]" table:style-name="ce1">
            <text:p>0.56799984</text:p>
          </table:table-cell>
          <table:table-cell table:style-name="ce1"/>
          <table:table-cell office:value-type="float" office:value="0.18700003623962386" table:formula="of:=[.H75] - [.$H$343]" table:style-name="ce1">
            <text:p>0.1870000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2.97" table:style-name="ce1">
            <text:p>1739053163</text:p>
          </table:table-cell>
          <table:table-cell office:value-type="float" office:value="1739053163.5050001" table:style-name="ce1">
            <text:p>17390531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76]-[.A76]" table:style-name="ce1">
            <text:p>0.535000086</text:p>
          </table:table-cell>
          <table:table-cell table:style-name="ce1"/>
          <table:table-cell office:value-type="float" office:value="0.15400028228759749" table:formula="of:=[.H76] - [.$H$343]" table:style-name="ce1">
            <text:p>0.15400028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4.036" table:style-name="ce1">
            <text:p>1739053164</text:p>
          </table:table-cell>
          <table:table-cell office:value-type="float" office:value="1739053164.503" table:style-name="ce1">
            <text:p>17390531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700000762939453" table:formula="of:=[.B77]-[.A77]" table:style-name="ce1">
            <text:p>0.467000008</text:p>
          </table:table-cell>
          <table:table-cell table:style-name="ce1"/>
          <table:table-cell office:value-type="float" office:value="8.6000204086303544E-2" table:formula="of:=[.H77] - [.$H$343]" table:style-name="ce1">
            <text:p>0.0860002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5.003" table:style-name="ce1">
            <text:p>1739053165</text:p>
          </table:table-cell>
          <table:table-cell office:value-type="float" office:value="1739053165.5039999" table:style-name="ce1">
            <text:p>17390531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78]-[.A78]" table:style-name="ce1">
            <text:p>0.500999928</text:p>
          </table:table-cell>
          <table:table-cell table:style-name="ce1"/>
          <table:table-cell office:value-type="float" office:value="0.12000012397766097" table:formula="of:=[.H78] - [.$H$343]" table:style-name="ce1">
            <text:p>0.1200001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6.003" table:style-name="ce1">
            <text:p>1739053166</text:p>
          </table:table-cell>
          <table:table-cell office:value-type="float" office:value="1739053166.5020001" table:style-name="ce1">
            <text:p>17390531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900007247924805" table:formula="of:=[.B79]-[.A79]" table:style-name="ce1">
            <text:p>0.499000072</text:p>
          </table:table-cell>
          <table:table-cell table:style-name="ce1"/>
          <table:table-cell office:value-type="float" office:value="0.11800026893615706" table:formula="of:=[.H79] - [.$H$343]" table:style-name="ce1">
            <text:p>0.11800026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6.9360001" table:style-name="ce1">
            <text:p>1739053167</text:p>
          </table:table-cell>
          <table:table-cell office:value-type="float" office:value="1739053167.5150001" table:style-name="ce1">
            <text:p>17390531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899999618530273" table:formula="of:=[.B80]-[.A80]" table:style-name="ce1">
            <text:p>0.578999996</text:p>
          </table:table-cell>
          <table:table-cell table:style-name="ce1"/>
          <table:table-cell office:value-type="float" office:value="0.19800019264221175" table:formula="of:=[.H80] - [.$H$343]" table:style-name="ce1">
            <text:p>0.1980001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8.003" table:style-name="ce1">
            <text:p>1739053168</text:p>
          </table:table-cell>
          <table:table-cell office:value-type="float" office:value="1739053168.5120001" table:style-name="ce1">
            <text:p>17390531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81]-[.A81]" table:style-name="ce1">
            <text:p>0.509000063</text:p>
          </table:table-cell>
          <table:table-cell table:style-name="ce1"/>
          <table:table-cell office:value-type="float" office:value="0.1280002593994139" table:formula="of:=[.H81] - [.$H$343]" table:style-name="ce1">
            <text:p>0.12800025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69.003" table:style-name="ce1">
            <text:p>1739053169</text:p>
          </table:table-cell>
          <table:table-cell office:value-type="float" office:value="1739053169.5150001" table:style-name="ce1">
            <text:p>17390531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200008392333984" table:formula="of:=[.B82]-[.A82]" table:style-name="ce1">
            <text:p>0.512000084</text:p>
          </table:table-cell>
          <table:table-cell table:style-name="ce1"/>
          <table:table-cell office:value-type="float" office:value="0.13100028038024886" table:formula="of:=[.H82] - [.$H$343]" table:style-name="ce1">
            <text:p>0.131000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0.003" table:style-name="ce1">
            <text:p>1739053170</text:p>
          </table:table-cell>
          <table:table-cell office:value-type="float" office:value="1739053170.5150001" table:style-name="ce1">
            <text:p>17390531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200008392333984" table:formula="of:=[.B83]-[.A83]" table:style-name="ce1">
            <text:p>0.512000084</text:p>
          </table:table-cell>
          <table:table-cell table:style-name="ce1"/>
          <table:table-cell office:value-type="float" office:value="0.13100028038024886" table:formula="of:=[.H83] - [.$H$343]" table:style-name="ce1">
            <text:p>0.131000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1.036" table:style-name="ce1">
            <text:p>1739053171</text:p>
          </table:table-cell>
          <table:table-cell office:value-type="float" office:value="1739053171.527" table:style-name="ce1">
            <text:p>17390531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84]-[.A84]" table:style-name="ce1">
            <text:p>0.490999937</text:p>
          </table:table-cell>
          <table:table-cell table:style-name="ce1"/>
          <table:table-cell office:value-type="float" office:value="0.11000013351440413" table:formula="of:=[.H84] - [.$H$343]" table:style-name="ce1">
            <text:p>0.11000013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2.003" table:style-name="ce1">
            <text:p>1739053172</text:p>
          </table:table-cell>
          <table:table-cell office:value-type="float" office:value="1739053172.526" table:style-name="ce1">
            <text:p>17390531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85]-[.A85]" table:style-name="ce1">
            <text:p>0.523000002</text:p>
          </table:table-cell>
          <table:table-cell table:style-name="ce1"/>
          <table:table-cell office:value-type="float" office:value="0.14200019836425765" table:formula="of:=[.H85] - [.$H$343]" table:style-name="ce1">
            <text:p>0.14200019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2.97" table:style-name="ce1">
            <text:p>1739053173</text:p>
          </table:table-cell>
          <table:table-cell office:value-type="float" office:value="1739053173.55" table:style-name="ce1">
            <text:p>17390531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999992370605469" table:formula="of:=[.B86]-[.A86]" table:style-name="ce1">
            <text:p>0.579999924</text:p>
          </table:table-cell>
          <table:table-cell table:style-name="ce1"/>
          <table:table-cell office:value-type="float" office:value="0.1990001201629637" table:formula="of:=[.H86] - [.$H$343]" table:style-name="ce1">
            <text:p>0.1990001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4.036" table:style-name="ce1">
            <text:p>1739053174</text:p>
          </table:table-cell>
          <table:table-cell office:value-type="float" office:value="1739053174.527" table:style-name="ce1">
            <text:p>17390531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87]-[.A87]" table:style-name="ce1">
            <text:p>0.490999937</text:p>
          </table:table-cell>
          <table:table-cell table:style-name="ce1"/>
          <table:table-cell office:value-type="float" office:value="0.11000013351440413" table:formula="of:=[.H87] - [.$H$343]" table:style-name="ce1">
            <text:p>0.11000013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4.97" table:style-name="ce1">
            <text:p>1739053175</text:p>
          </table:table-cell>
          <table:table-cell office:value-type="float" office:value="1739053175.5179999" table:style-name="ce1">
            <text:p>17390531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799985885620117" table:formula="of:=[.B88]-[.A88]" table:style-name="ce1">
            <text:p>0.547999859</text:p>
          </table:table-cell>
          <table:table-cell table:style-name="ce1"/>
          <table:table-cell office:value-type="float" office:value="0.16700005531311019" table:formula="of:=[.H88] - [.$H$343]" table:style-name="ce1">
            <text:p>0.16700005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6.0699999" table:style-name="ce1">
            <text:p>1739053176</text:p>
          </table:table-cell>
          <table:table-cell office:value-type="float" office:value="1739053176.5239999" table:style-name="ce1">
            <text:p>17390531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399999618530273" table:formula="of:=[.B89]-[.A89]" table:style-name="ce1">
            <text:p>0.453999996</text:p>
          </table:table-cell>
          <table:table-cell table:style-name="ce1"/>
          <table:table-cell office:value-type="float" office:value="7.3000192642211748E-2" table:formula="of:=[.H89] - [.$H$343]" table:style-name="ce1">
            <text:p>0.0730001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6.97" table:style-name="ce1">
            <text:p>1739053177</text:p>
          </table:table-cell>
          <table:table-cell office:value-type="float" office:value="1739053177.5320001" table:style-name="ce1">
            <text:p>17390531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90]-[.A90]" table:style-name="ce1">
            <text:p>0.562000036</text:p>
          </table:table-cell>
          <table:table-cell table:style-name="ce1"/>
          <table:table-cell office:value-type="float" office:value="0.18100023269653304" table:formula="of:=[.H90] - [.$H$343]" table:style-name="ce1">
            <text:p>0.18100023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8.036" table:style-name="ce1">
            <text:p>1739053178</text:p>
          </table:table-cell>
          <table:table-cell office:value-type="float" office:value="1739053178.529" table:style-name="ce1">
            <text:p>17390531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00003051757813" table:formula="of:=[.B91]-[.A91]" table:style-name="ce1">
            <text:p>0.493000031</text:p>
          </table:table-cell>
          <table:table-cell table:style-name="ce1"/>
          <table:table-cell office:value-type="float" office:value="0.11200022697448714" table:formula="of:=[.H91] - [.$H$343]" table:style-name="ce1">
            <text:p>0.11200022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9.003" table:style-name="ce1">
            <text:p>1739053179</text:p>
          </table:table-cell>
          <table:table-cell office:value-type="float" office:value="1739053179.5280001" table:style-name="ce1">
            <text:p>17390531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500009536743164" table:formula="of:=[.B92]-[.A92]" table:style-name="ce1">
            <text:p>0.525000095</text:p>
          </table:table-cell>
          <table:table-cell table:style-name="ce1"/>
          <table:table-cell office:value-type="float" office:value="0.14400029182434065" table:formula="of:=[.H92] - [.$H$343]" table:style-name="ce1">
            <text:p>0.1440002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79.97" table:style-name="ce1">
            <text:p>1739053180</text:p>
          </table:table-cell>
          <table:table-cell office:value-type="float" office:value="1739053180.5510001" table:style-name="ce1">
            <text:p>17390531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100008964538574" table:formula="of:=[.B93]-[.A93]" table:style-name="ce1">
            <text:p>0.58100009</text:p>
          </table:table-cell>
          <table:table-cell table:style-name="ce1"/>
          <table:table-cell office:value-type="float" office:value="0.20000028610229476" table:formula="of:=[.H93] - [.$H$343]" table:style-name="ce1">
            <text:p>0.20000028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1.036" table:style-name="ce1">
            <text:p>1739053181</text:p>
          </table:table-cell>
          <table:table-cell office:value-type="float" office:value="1739053181.5369999" table:style-name="ce1">
            <text:p>17390531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94]-[.A94]" table:style-name="ce1">
            <text:p>0.500999928</text:p>
          </table:table-cell>
          <table:table-cell table:style-name="ce1"/>
          <table:table-cell office:value-type="float" office:value="0.12000012397766097" table:formula="of:=[.H94] - [.$H$343]" table:style-name="ce1">
            <text:p>0.1200001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2.0699999" table:style-name="ce1">
            <text:p>1739053182</text:p>
          </table:table-cell>
          <table:table-cell office:value-type="float" office:value="1739053182.54" table:style-name="ce1">
            <text:p>17390531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000002861022949" table:formula="of:=[.B95]-[.A95]" table:style-name="ce1">
            <text:p>0.470000029</text:p>
          </table:table-cell>
          <table:table-cell table:style-name="ce1"/>
          <table:table-cell office:value-type="float" office:value="8.9000225067138505E-2" table:formula="of:=[.H95] - [.$H$343]" table:style-name="ce1">
            <text:p>0.0890002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3.003" table:style-name="ce1">
            <text:p>1739053183</text:p>
          </table:table-cell>
          <table:table-cell office:value-type="float" office:value="1739053183.5320001" table:style-name="ce1">
            <text:p>17390531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96]-[.A96]" table:style-name="ce1">
            <text:p>0.529000044</text:p>
          </table:table-cell>
          <table:table-cell table:style-name="ce1"/>
          <table:table-cell office:value-type="float" office:value="0.14800024032592757" table:formula="of:=[.H96] - [.$H$343]" table:style-name="ce1">
            <text:p>0.148000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4.0699999" table:style-name="ce1">
            <text:p>1739053184</text:p>
          </table:table-cell>
          <table:table-cell office:value-type="float" office:value="1739053184.539" table:style-name="ce1">
            <text:p>17390531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900010108947754" table:formula="of:=[.B97]-[.A97]" table:style-name="ce1">
            <text:p>0.469000101</text:p>
          </table:table-cell>
          <table:table-cell table:style-name="ce1"/>
          <table:table-cell office:value-type="float" office:value="8.8000297546386552E-2" table:formula="of:=[.H97] - [.$H$343]" table:style-name="ce1">
            <text:p>0.08800029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5.036" table:style-name="ce1">
            <text:p>1739053185</text:p>
          </table:table-cell>
          <table:table-cell office:value-type="float" office:value="1739053185.5420001" table:style-name="ce1">
            <text:p>17390531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00004196166992" table:formula="of:=[.B98]-[.A98]" table:style-name="ce1">
            <text:p>0.506000042</text:p>
          </table:table-cell>
          <table:table-cell table:style-name="ce1"/>
          <table:table-cell office:value-type="float" office:value="0.12500023841857894" table:formula="of:=[.H98] - [.$H$343]" table:style-name="ce1">
            <text:p>0.12500023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5.97" table:style-name="ce1">
            <text:p>1739053186</text:p>
          </table:table-cell>
          <table:table-cell office:value-type="float" office:value="1739053186.5439999" table:style-name="ce1">
            <text:p>17390531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399988174438477" table:formula="of:=[.B99]-[.A99]" table:style-name="ce1">
            <text:p>0.573999882</text:p>
          </table:table-cell>
          <table:table-cell table:style-name="ce1"/>
          <table:table-cell office:value-type="float" office:value="0.19300007820129378" table:formula="of:=[.H99] - [.$H$343]" table:style-name="ce1">
            <text:p>0.1930000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7.0699999" table:style-name="ce1">
            <text:p>1739053187</text:p>
          </table:table-cell>
          <table:table-cell office:value-type="float" office:value="1739053187.5539999" table:style-name="ce1">
            <text:p>17390531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99996757507324" table:formula="of:=[.B100]-[.A100]" table:style-name="ce1">
            <text:p>0.483999968</text:p>
          </table:table-cell>
          <table:table-cell table:style-name="ce1"/>
          <table:table-cell office:value-type="float" office:value="0.10300016403198226" table:formula="of:=[.H100] - [.$H$343]" table:style-name="ce1">
            <text:p>0.10300016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8.036" table:style-name="ce1">
            <text:p>1739053188</text:p>
          </table:table-cell>
          <table:table-cell office:value-type="float" office:value="1739053188.5439999" table:style-name="ce1">
            <text:p>17390531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99989700317383" table:formula="of:=[.B101]-[.A101]" table:style-name="ce1">
            <text:p>0.507999897</text:p>
          </table:table-cell>
          <table:table-cell table:style-name="ce1"/>
          <table:table-cell office:value-type="float" office:value="0.12700009346008284" table:formula="of:=[.H101] - [.$H$343]" table:style-name="ce1">
            <text:p>0.1270000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88.97" table:style-name="ce1">
            <text:p>1739053189</text:p>
          </table:table-cell>
          <table:table-cell office:value-type="float" office:value="1739053189.5650001" table:style-name="ce1">
            <text:p>17390531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500002861022949" table:formula="of:=[.B102]-[.A102]" table:style-name="ce1">
            <text:p>0.595000029</text:p>
          </table:table-cell>
          <table:table-cell table:style-name="ce1"/>
          <table:table-cell office:value-type="float" office:value="0.21400022506713851" table:formula="of:=[.H102] - [.$H$343]" table:style-name="ce1">
            <text:p>0.2140002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0.036" table:style-name="ce1">
            <text:p>1739053190</text:p>
          </table:table-cell>
          <table:table-cell office:value-type="float" office:value="1739053190.5639999" table:style-name="ce1">
            <text:p>17390531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103]-[.A103]" table:style-name="ce1">
            <text:p>0.527999878</text:p>
          </table:table-cell>
          <table:table-cell table:style-name="ce1"/>
          <table:table-cell office:value-type="float" office:value="0.14700007438659651" table:formula="of:=[.H103] - [.$H$343]" table:style-name="ce1">
            <text:p>0.147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1.003" table:style-name="ce1">
            <text:p>1739053191</text:p>
          </table:table-cell>
          <table:table-cell office:value-type="float" office:value="1739053191.55" table:style-name="ce1">
            <text:p>17390531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104]-[.A104]" table:style-name="ce1">
            <text:p>0.546999931</text:p>
          </table:table-cell>
          <table:table-cell table:style-name="ce1"/>
          <table:table-cell office:value-type="float" office:value="0.16600012779235823" table:formula="of:=[.H104] - [.$H$343]" table:style-name="ce1">
            <text:p>0.1660001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2.036" table:style-name="ce1">
            <text:p>1739053192</text:p>
          </table:table-cell>
          <table:table-cell office:value-type="float" office:value="1739053192.5439999" table:style-name="ce1">
            <text:p>17390531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99989700317383" table:formula="of:=[.B105]-[.A105]" table:style-name="ce1">
            <text:p>0.507999897</text:p>
          </table:table-cell>
          <table:table-cell table:style-name="ce1"/>
          <table:table-cell office:value-type="float" office:value="0.12700009346008284" table:formula="of:=[.H105] - [.$H$343]" table:style-name="ce1">
            <text:p>0.1270000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3.003" table:style-name="ce1">
            <text:p>1739053193</text:p>
          </table:table-cell>
          <table:table-cell office:value-type="float" office:value="1739053193.6059999" table:style-name="ce1">
            <text:p>17390531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299992561340332" table:formula="of:=[.B106]-[.A106]" table:style-name="ce1">
            <text:p>0.602999926</text:p>
          </table:table-cell>
          <table:table-cell table:style-name="ce1"/>
          <table:table-cell office:value-type="float" office:value="0.22200012207031233" table:formula="of:=[.H106] - [.$H$343]" table:style-name="ce1">
            <text:p>0.2220001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4.0699999" table:style-name="ce1">
            <text:p>1739053194</text:p>
          </table:table-cell>
          <table:table-cell office:value-type="float" office:value="1739053194.6070001" table:style-name="ce1">
            <text:p>17390531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00017929077148" table:formula="of:=[.B107]-[.A107]" table:style-name="ce1">
            <text:p>0.537000179</text:p>
          </table:table-cell>
          <table:table-cell table:style-name="ce1"/>
          <table:table-cell office:value-type="float" office:value="0.1560003757476805" table:formula="of:=[.H107] - [.$H$343]" table:style-name="ce1">
            <text:p>0.15600037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5.036" table:style-name="ce1">
            <text:p>1739053195</text:p>
          </table:table-cell>
          <table:table-cell office:value-type="float" office:value="1739053195.631" table:style-name="ce1">
            <text:p>17390531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500002861022949" table:formula="of:=[.B108]-[.A108]" table:style-name="ce1">
            <text:p>0.595000029</text:p>
          </table:table-cell>
          <table:table-cell table:style-name="ce1"/>
          <table:table-cell office:value-type="float" office:value="0.21400022506713851" table:formula="of:=[.H108] - [.$H$343]" table:style-name="ce1">
            <text:p>0.2140002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6.036" table:style-name="ce1">
            <text:p>1739053196</text:p>
          </table:table-cell>
          <table:table-cell office:value-type="float" office:value="1739053196.6700001" table:style-name="ce1">
            <text:p>17390531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400006294250488" table:formula="of:=[.B109]-[.A109]" table:style-name="ce1">
            <text:p>0.634000063</text:p>
          </table:table-cell>
          <table:table-cell table:style-name="ce1"/>
          <table:table-cell office:value-type="float" office:value="0.2530002593994139" table:formula="of:=[.H109] - [.$H$343]" table:style-name="ce1">
            <text:p>0.25300025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7.003" table:style-name="ce1">
            <text:p>1739053197</text:p>
          </table:table-cell>
          <table:table-cell office:value-type="float" office:value="1739053197.5680001" table:style-name="ce1">
            <text:p>17390531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110]-[.A110]" table:style-name="ce1">
            <text:p>0.565000057</text:p>
          </table:table-cell>
          <table:table-cell table:style-name="ce1"/>
          <table:table-cell office:value-type="float" office:value="0.184000253677368" table:formula="of:=[.H110] - [.$H$343]" table:style-name="ce1">
            <text:p>0.1840002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7.97" table:style-name="ce1">
            <text:p>1739053198</text:p>
          </table:table-cell>
          <table:table-cell office:value-type="float" office:value="1739053198.5699999" table:style-name="ce1">
            <text:p>17390531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999990463256836" table:formula="of:=[.B111]-[.A111]" table:style-name="ce1">
            <text:p>0.599999905</text:p>
          </table:table-cell>
          <table:table-cell table:style-name="ce1"/>
          <table:table-cell office:value-type="float" office:value="0.21900010108947737" table:formula="of:=[.H111] - [.$H$343]" table:style-name="ce1">
            <text:p>0.21900010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199.0699999" table:style-name="ce1">
            <text:p>1739053199</text:p>
          </table:table-cell>
          <table:table-cell office:value-type="float" office:value="1739053199.5650001" table:style-name="ce1">
            <text:p>17390532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500012397766113" table:formula="of:=[.B112]-[.A112]" table:style-name="ce1">
            <text:p>0.495000124</text:p>
          </table:table-cell>
          <table:table-cell table:style-name="ce1"/>
          <table:table-cell office:value-type="float" office:value="0.11400032043457015" table:formula="of:=[.H112] - [.$H$343]" table:style-name="ce1">
            <text:p>0.1140003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0.0699999" table:style-name="ce1">
            <text:p>1739053200</text:p>
          </table:table-cell>
          <table:table-cell office:value-type="float" office:value="1739053200.592" table:style-name="ce1">
            <text:p>17390532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00007438659668" table:formula="of:=[.B113]-[.A113]" table:style-name="ce1">
            <text:p>0.522000074</text:p>
          </table:table-cell>
          <table:table-cell table:style-name="ce1"/>
          <table:table-cell office:value-type="float" office:value="0.14100027084350569" table:formula="of:=[.H113] - [.$H$343]" table:style-name="ce1">
            <text:p>0.14100027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1.0699999" table:style-name="ce1">
            <text:p>1739053201</text:p>
          </table:table-cell>
          <table:table-cell office:value-type="float" office:value="1739053201.573" table:style-name="ce1">
            <text:p>17390532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114]-[.A114]" table:style-name="ce1">
            <text:p>0.503000021</text:p>
          </table:table-cell>
          <table:table-cell table:style-name="ce1"/>
          <table:table-cell office:value-type="float" office:value="0.12200021743774397" table:formula="of:=[.H114] - [.$H$343]" table:style-name="ce1">
            <text:p>0.1220002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2.036" table:style-name="ce1">
            <text:p>1739053202</text:p>
          </table:table-cell>
          <table:table-cell office:value-type="float" office:value="1739053202.5769999" table:style-name="ce1">
            <text:p>17390532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09998893737793" table:formula="of:=[.B115]-[.A115]" table:style-name="ce1">
            <text:p>0.540999889</text:p>
          </table:table-cell>
          <table:table-cell table:style-name="ce1"/>
          <table:table-cell office:value-type="float" office:value="0.16000008583068831" table:formula="of:=[.H115] - [.$H$343]" table:style-name="ce1">
            <text:p>0.16000008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3.1029999" table:style-name="ce1">
            <text:p>1739053203</text:p>
          </table:table-cell>
          <table:table-cell office:value-type="float" office:value="1739053203.569" table:style-name="ce1">
            <text:p>17390532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600008010864258" table:formula="of:=[.B116]-[.A116]" table:style-name="ce1">
            <text:p>0.46600008</text:p>
          </table:table-cell>
          <table:table-cell table:style-name="ce1"/>
          <table:table-cell office:value-type="float" office:value="8.5000276565551591E-2" table:formula="of:=[.H116] - [.$H$343]" table:style-name="ce1">
            <text:p>0.08500027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4.003" table:style-name="ce1">
            <text:p>1739053204</text:p>
          </table:table-cell>
          <table:table-cell office:value-type="float" office:value="1739053204.5780001" table:style-name="ce1">
            <text:p>17390532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00004768371582" table:formula="of:=[.B117]-[.A117]" table:style-name="ce1">
            <text:p>0.575000048</text:p>
          </table:table-cell>
          <table:table-cell table:style-name="ce1"/>
          <table:table-cell office:value-type="float" office:value="0.19400024414062483" table:formula="of:=[.H117] - [.$H$343]" table:style-name="ce1">
            <text:p>0.19400024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5.036" table:style-name="ce1">
            <text:p>1739053205</text:p>
          </table:table-cell>
          <table:table-cell office:value-type="float" office:value="1739053205.5810001" table:style-name="ce1">
            <text:p>17390532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00007629394531" table:formula="of:=[.B118]-[.A118]" table:style-name="ce1">
            <text:p>0.545000076</text:p>
          </table:table-cell>
          <table:table-cell table:style-name="ce1"/>
          <table:table-cell office:value-type="float" office:value="0.16400027275085433" table:formula="of:=[.H118] - [.$H$343]" table:style-name="ce1">
            <text:p>0.16400027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6.1359999" table:style-name="ce1">
            <text:p>1739053206</text:p>
          </table:table-cell>
          <table:table-cell office:value-type="float" office:value="1739053206.586" table:style-name="ce1">
            <text:p>17390532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000004768371582" table:formula="of:=[.B119]-[.A119]" table:style-name="ce1">
            <text:p>0.450000048</text:p>
          </table:table-cell>
          <table:table-cell table:style-name="ce1"/>
          <table:table-cell office:value-type="float" office:value="6.9000244140624833E-2" table:formula="of:=[.H119] - [.$H$343]" table:style-name="ce1">
            <text:p>0.06900024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7.0699999" table:style-name="ce1">
            <text:p>1739053207</text:p>
          </table:table-cell>
          <table:table-cell office:value-type="float" office:value="1739053207.586" table:style-name="ce1">
            <text:p>17390532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00003242492676" table:formula="of:=[.B120]-[.A120]" table:style-name="ce1">
            <text:p>0.516000032</text:p>
          </table:table-cell>
          <table:table-cell table:style-name="ce1"/>
          <table:table-cell office:value-type="float" office:value="0.13500022888183577" table:formula="of:=[.H120] - [.$H$343]" table:style-name="ce1">
            <text:p>0.1350002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8.0699999" table:style-name="ce1">
            <text:p>1739053208</text:p>
          </table:table-cell>
          <table:table-cell office:value-type="float" office:value="1739053208.592" table:style-name="ce1">
            <text:p>17390532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00007438659668" table:formula="of:=[.B121]-[.A121]" table:style-name="ce1">
            <text:p>0.522000074</text:p>
          </table:table-cell>
          <table:table-cell table:style-name="ce1"/>
          <table:table-cell office:value-type="float" office:value="0.14100027084350569" table:formula="of:=[.H121] - [.$H$343]" table:style-name="ce1">
            <text:p>0.14100027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09.036" table:style-name="ce1">
            <text:p>1739053209</text:p>
          </table:table-cell>
          <table:table-cell office:value-type="float" office:value="1739053209.5910001" table:style-name="ce1">
            <text:p>17390532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00006675720215" table:formula="of:=[.B122]-[.A122]" table:style-name="ce1">
            <text:p>0.555000067</text:p>
          </table:table-cell>
          <table:table-cell table:style-name="ce1"/>
          <table:table-cell office:value-type="float" office:value="0.17400026321411116" table:formula="of:=[.H122] - [.$H$343]" table:style-name="ce1">
            <text:p>0.17400026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0.1359999" table:style-name="ce1">
            <text:p>1739053210</text:p>
          </table:table-cell>
          <table:table-cell office:value-type="float" office:value="1739053210.592" table:style-name="ce1">
            <text:p>17390532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600008964538574" table:formula="of:=[.B123]-[.A123]" table:style-name="ce1">
            <text:p>0.45600009</text:p>
          </table:table-cell>
          <table:table-cell table:style-name="ce1"/>
          <table:table-cell office:value-type="float" office:value="7.5000286102294755E-2" table:formula="of:=[.H123] - [.$H$343]" table:style-name="ce1">
            <text:p>0.07500028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1.003" table:style-name="ce1">
            <text:p>1739053211</text:p>
          </table:table-cell>
          <table:table-cell office:value-type="float" office:value="1739053211.5880001" table:style-name="ce1">
            <text:p>17390532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00003814697266" table:formula="of:=[.B124]-[.A124]" table:style-name="ce1">
            <text:p>0.585000038</text:p>
          </table:table-cell>
          <table:table-cell table:style-name="ce1"/>
          <table:table-cell office:value-type="float" office:value="0.20400023460388167" table:formula="of:=[.H124] - [.$H$343]" table:style-name="ce1">
            <text:p>0.20400023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2.1029999" table:style-name="ce1">
            <text:p>1739053212</text:p>
          </table:table-cell>
          <table:table-cell office:value-type="float" office:value="1739053212.6029999" table:style-name="ce1">
            <text:p>1739053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125]-[.A125]" table:style-name="ce1">
            <text:p>0.5</text:p>
          </table:table-cell>
          <table:table-cell table:style-name="ce1"/>
          <table:table-cell office:value-type="float" office:value="0.11900019645690901" table:formula="of:=[.H125] - [.$H$343]" table:style-name="ce1">
            <text:p>0.11900019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3.1029999" table:style-name="ce1">
            <text:p>1739053213</text:p>
          </table:table-cell>
          <table:table-cell office:value-type="float" office:value="1739053213.6029999" table:style-name="ce1">
            <text:p>17390532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126]-[.A126]" table:style-name="ce1">
            <text:p>0.5</text:p>
          </table:table-cell>
          <table:table-cell table:style-name="ce1"/>
          <table:table-cell office:value-type="float" office:value="0.11900019645690901" table:formula="of:=[.H126] - [.$H$343]" table:style-name="ce1">
            <text:p>0.11900019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4.0699999" table:style-name="ce1">
            <text:p>1739053214</text:p>
          </table:table-cell>
          <table:table-cell office:value-type="float" office:value="1739053214.6040001" table:style-name="ce1">
            <text:p>17390532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400015830993652" table:formula="of:=[.B127]-[.A127]" table:style-name="ce1">
            <text:p>0.534000158</text:p>
          </table:table-cell>
          <table:table-cell table:style-name="ce1"/>
          <table:table-cell office:value-type="float" office:value="0.15300035476684554" table:formula="of:=[.H127] - [.$H$343]" table:style-name="ce1">
            <text:p>0.15300035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5.1029999" table:style-name="ce1">
            <text:p>1739053215</text:p>
          </table:table-cell>
          <table:table-cell office:value-type="float" office:value="1739053215.602" table:style-name="ce1">
            <text:p>1739053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900007247924805" table:formula="of:=[.B128]-[.A128]" table:style-name="ce1">
            <text:p>0.499000072</text:p>
          </table:table-cell>
          <table:table-cell table:style-name="ce1"/>
          <table:table-cell office:value-type="float" office:value="0.11800026893615706" table:formula="of:=[.H128] - [.$H$343]" table:style-name="ce1">
            <text:p>0.11800026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6.0699999" table:style-name="ce1">
            <text:p>1739053216</text:p>
          </table:table-cell>
          <table:table-cell office:value-type="float" office:value="1739053216.6830001" table:style-name="ce1">
            <text:p>1739053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300015449523926" table:formula="of:=[.B129]-[.A129]" table:style-name="ce1">
            <text:p>0.613000154</text:p>
          </table:table-cell>
          <table:table-cell table:style-name="ce1"/>
          <table:table-cell office:value-type="float" office:value="0.23200035095214827" table:formula="of:=[.H129] - [.$H$343]" table:style-name="ce1">
            <text:p>0.23200035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6.1359999" table:style-name="ce1">
            <text:p>1739053216</text:p>
          </table:table-cell>
          <table:table-cell office:value-type="float" office:value="1739053216.684" table:style-name="ce1">
            <text:p>1739053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130]-[.A130]" table:style-name="ce1">
            <text:p>0.548000097</text:p>
          </table:table-cell>
          <table:table-cell table:style-name="ce1"/>
          <table:table-cell office:value-type="float" office:value="0.16700029373168929" table:formula="of:=[.H130] - [.$H$343]" table:style-name="ce1">
            <text:p>0.16700029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7.1029999" table:style-name="ce1">
            <text:p>1739053217</text:p>
          </table:table-cell>
          <table:table-cell office:value-type="float" office:value="1739053217.5999999" table:style-name="ce1">
            <text:p>17390532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131]-[.A131]" table:style-name="ce1">
            <text:p>0.496999979</text:p>
          </table:table-cell>
          <table:table-cell table:style-name="ce1"/>
          <table:table-cell office:value-type="float" office:value="0.11600017547607405" table:formula="of:=[.H131] - [.$H$343]" table:style-name="ce1">
            <text:p>0.1160001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8.1359999" table:style-name="ce1">
            <text:p>1739053218</text:p>
          </table:table-cell>
          <table:table-cell office:value-type="float" office:value="1739053218.6059999" table:style-name="ce1">
            <text:p>17390532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000002861022949" table:formula="of:=[.B132]-[.A132]" table:style-name="ce1">
            <text:p>0.470000029</text:p>
          </table:table-cell>
          <table:table-cell table:style-name="ce1"/>
          <table:table-cell office:value-type="float" office:value="8.9000225067138505E-2" table:formula="of:=[.H132] - [.$H$343]" table:style-name="ce1">
            <text:p>0.0890002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19.003" table:style-name="ce1">
            <text:p>1739053219</text:p>
          </table:table-cell>
          <table:table-cell office:value-type="float" office:value="1739053219.605" table:style-name="ce1">
            <text:p>17390532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199999809265137" table:formula="of:=[.B133]-[.A133]" table:style-name="ce1">
            <text:p>0.601999998</text:p>
          </table:table-cell>
          <table:table-cell table:style-name="ce1"/>
          <table:table-cell office:value-type="float" office:value="0.22100019454956038" table:formula="of:=[.H133] - [.$H$343]" table:style-name="ce1">
            <text:p>0.22100019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0.0699999" table:style-name="ce1">
            <text:p>1739053220</text:p>
          </table:table-cell>
          <table:table-cell office:value-type="float" office:value="1739053220.6070001" table:style-name="ce1">
            <text:p>17390532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00017929077148" table:formula="of:=[.B134]-[.A134]" table:style-name="ce1">
            <text:p>0.537000179</text:p>
          </table:table-cell>
          <table:table-cell table:style-name="ce1"/>
          <table:table-cell office:value-type="float" office:value="0.1560003757476805" table:formula="of:=[.H134] - [.$H$343]" table:style-name="ce1">
            <text:p>0.15600037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1.0699999" table:style-name="ce1">
            <text:p>1739053221</text:p>
          </table:table-cell>
          <table:table-cell office:value-type="float" office:value="1739053221.615" table:style-name="ce1">
            <text:p>1739053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00007629394531" table:formula="of:=[.B135]-[.A135]" table:style-name="ce1">
            <text:p>0.545000076</text:p>
          </table:table-cell>
          <table:table-cell table:style-name="ce1"/>
          <table:table-cell office:value-type="float" office:value="0.16400027275085433" table:formula="of:=[.H135] - [.$H$343]" table:style-name="ce1">
            <text:p>0.16400027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2.1029999" table:style-name="ce1">
            <text:p>1739053222</text:p>
          </table:table-cell>
          <table:table-cell office:value-type="float" office:value="1739053222.612" table:style-name="ce1">
            <text:p>1739053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136]-[.A136]" table:style-name="ce1">
            <text:p>0.509000063</text:p>
          </table:table-cell>
          <table:table-cell table:style-name="ce1"/>
          <table:table-cell office:value-type="float" office:value="0.1280002593994139" table:formula="of:=[.H136] - [.$H$343]" table:style-name="ce1">
            <text:p>0.12800025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3.1029999" table:style-name="ce1">
            <text:p>1739053223</text:p>
          </table:table-cell>
          <table:table-cell office:value-type="float" office:value="1739053223.608" table:style-name="ce1">
            <text:p>1739053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500011444091797" table:formula="of:=[.B137]-[.A137]" table:style-name="ce1">
            <text:p>0.505000114</text:p>
          </table:table-cell>
          <table:table-cell table:style-name="ce1"/>
          <table:table-cell office:value-type="float" office:value="0.12400031089782698" table:formula="of:=[.H137] - [.$H$343]" table:style-name="ce1">
            <text:p>0.12400031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4.1359999" table:style-name="ce1">
            <text:p>1739053224</text:p>
          </table:table-cell>
          <table:table-cell office:value-type="float" office:value="1739053224.618" table:style-name="ce1">
            <text:p>1739053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200011253356934" table:formula="of:=[.B138]-[.A138]" table:style-name="ce1">
            <text:p>0.482000113</text:p>
          </table:table-cell>
          <table:table-cell table:style-name="ce1"/>
          <table:table-cell office:value-type="float" office:value="0.10100030899047835" table:formula="of:=[.H138] - [.$H$343]" table:style-name="ce1">
            <text:p>0.10100030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5.0699999" table:style-name="ce1">
            <text:p>1739053225</text:p>
          </table:table-cell>
          <table:table-cell office:value-type="float" office:value="1739053225.6129999" table:style-name="ce1">
            <text:p>1739053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139]-[.A139]" table:style-name="ce1">
            <text:p>0.542999983</text:p>
          </table:table-cell>
          <table:table-cell table:style-name="ce1"/>
          <table:table-cell office:value-type="float" office:value="0.16200017929077132" table:formula="of:=[.H139] - [.$H$343]" table:style-name="ce1">
            <text:p>0.1620001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6.0699999" table:style-name="ce1">
            <text:p>1739053226</text:p>
          </table:table-cell>
          <table:table-cell office:value-type="float" office:value="1739053226.619" table:style-name="ce1">
            <text:p>17390532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00002479553223" table:formula="of:=[.B140]-[.A140]" table:style-name="ce1">
            <text:p>0.549000025</text:p>
          </table:table-cell>
          <table:table-cell table:style-name="ce1"/>
          <table:table-cell office:value-type="float" office:value="0.16800022125244124" table:formula="of:=[.H140] - [.$H$343]" table:style-name="ce1">
            <text:p>0.16800022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7.1029999" table:style-name="ce1">
            <text:p>1739053227</text:p>
          </table:table-cell>
          <table:table-cell office:value-type="float" office:value="1739053227.6159999" table:style-name="ce1">
            <text:p>17390532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141]-[.A141]" table:style-name="ce1">
            <text:p>0.513000011</text:p>
          </table:table-cell>
          <table:table-cell table:style-name="ce1"/>
          <table:table-cell office:value-type="float" office:value="0.13200020790100081" table:formula="of:=[.H141] - [.$H$343]" table:style-name="ce1">
            <text:p>0.13200020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8.0699999" table:style-name="ce1">
            <text:p>1739053228</text:p>
          </table:table-cell>
          <table:table-cell office:value-type="float" office:value="1739053228.622" table:style-name="ce1">
            <text:p>17390532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142]-[.A142]" table:style-name="ce1">
            <text:p>0.552000046</text:p>
          </table:table-cell>
          <table:table-cell table:style-name="ce1"/>
          <table:table-cell office:value-type="float" office:value="0.1710002422332762" table:formula="of:=[.H142] - [.$H$343]" table:style-name="ce1">
            <text:p>0.17100024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29.1359999" table:style-name="ce1">
            <text:p>1739053229</text:p>
          </table:table-cell>
          <table:table-cell office:value-type="float" office:value="1739053229.6210001" table:style-name="ce1">
            <text:p>1739053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50001335144043" table:formula="of:=[.B143]-[.A143]" table:style-name="ce1">
            <text:p>0.485000134</text:p>
          </table:table-cell>
          <table:table-cell table:style-name="ce1"/>
          <table:table-cell office:value-type="float" office:value="0.10400032997131331" table:formula="of:=[.H143] - [.$H$343]" table:style-name="ce1">
            <text:p>0.1040003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0.0699999" table:style-name="ce1">
            <text:p>1739053230</text:p>
          </table:table-cell>
          <table:table-cell office:value-type="float" office:value="1739053230.6270001" table:style-name="ce1">
            <text:p>17390532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700016021728516" table:formula="of:=[.B144]-[.A144]" table:style-name="ce1">
            <text:p>0.55700016</text:p>
          </table:table-cell>
          <table:table-cell table:style-name="ce1"/>
          <table:table-cell office:value-type="float" office:value="0.17600035667419417" table:formula="of:=[.H144] - [.$H$343]" table:style-name="ce1">
            <text:p>0.17600035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1.0699999" table:style-name="ce1">
            <text:p>1739053231</text:p>
          </table:table-cell>
          <table:table-cell office:value-type="float" office:value="1739053231.6240001" table:style-name="ce1">
            <text:p>17390532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40001392364502" table:formula="of:=[.B145]-[.A145]" table:style-name="ce1">
            <text:p>0.554000139</text:p>
          </table:table-cell>
          <table:table-cell table:style-name="ce1"/>
          <table:table-cell office:value-type="float" office:value="0.17300033569335921" table:formula="of:=[.H145] - [.$H$343]" table:style-name="ce1">
            <text:p>0.1730003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2.036" table:style-name="ce1">
            <text:p>1739053232</text:p>
          </table:table-cell>
          <table:table-cell office:value-type="float" office:value="1739053232.6259999" table:style-name="ce1">
            <text:p>17390532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999991416931152" table:formula="of:=[.B146]-[.A146]" table:style-name="ce1">
            <text:p>0.589999914</text:p>
          </table:table-cell>
          <table:table-cell table:style-name="ce1"/>
          <table:table-cell office:value-type="float" office:value="0.20900011062622054" table:formula="of:=[.H146] - [.$H$343]" table:style-name="ce1">
            <text:p>0.20900011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3.1359999" table:style-name="ce1">
            <text:p>1739053233</text:p>
          </table:table-cell>
          <table:table-cell office:value-type="float" office:value="1739053233.625" table:style-name="ce1">
            <text:p>17390532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900008201599121" table:formula="of:=[.B147]-[.A147]" table:style-name="ce1">
            <text:p>0.489000082</text:p>
          </table:table-cell>
          <table:table-cell table:style-name="ce1"/>
          <table:table-cell office:value-type="float" office:value="0.10800027847290022" table:formula="of:=[.H147] - [.$H$343]" table:style-name="ce1">
            <text:p>0.1080002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4.0699999" table:style-name="ce1">
            <text:p>1739053234</text:p>
          </table:table-cell>
          <table:table-cell office:value-type="float" office:value="1739053234.6300001" table:style-name="ce1">
            <text:p>1739053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000018119812012" table:formula="of:=[.B148]-[.A148]" table:style-name="ce1">
            <text:p>0.560000181</text:p>
          </table:table-cell>
          <table:table-cell table:style-name="ce1"/>
          <table:table-cell office:value-type="float" office:value="0.17900037765502913" table:formula="of:=[.H148] - [.$H$343]" table:style-name="ce1">
            <text:p>0.1790003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5.0699999" table:style-name="ce1">
            <text:p>1739053235</text:p>
          </table:table-cell>
          <table:table-cell office:value-type="float" office:value="1739053235.6300001" table:style-name="ce1">
            <text:p>1739053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000018119812012" table:formula="of:=[.B149]-[.A149]" table:style-name="ce1">
            <text:p>0.560000181</text:p>
          </table:table-cell>
          <table:table-cell table:style-name="ce1"/>
          <table:table-cell office:value-type="float" office:value="0.17900037765502913" table:formula="of:=[.H149] - [.$H$343]" table:style-name="ce1">
            <text:p>0.1790003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6.1700001" table:style-name="ce1">
            <text:p>1739053236</text:p>
          </table:table-cell>
          <table:table-cell office:value-type="float" office:value="1739053236.635" table:style-name="ce1">
            <text:p>17390532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499991416931152" table:formula="of:=[.B150]-[.A150]" table:style-name="ce1">
            <text:p>0.464999914</text:p>
          </table:table-cell>
          <table:table-cell table:style-name="ce1"/>
          <table:table-cell office:value-type="float" office:value="8.4000110626220537E-2" table:formula="of:=[.H150] - [.$H$343]" table:style-name="ce1">
            <text:p>0.08400011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7.003" table:style-name="ce1">
            <text:p>1739053237</text:p>
          </table:table-cell>
          <table:table-cell office:value-type="float" office:value="1739053237.6300001" table:style-name="ce1">
            <text:p>1739053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700009346008301" table:formula="of:=[.B151]-[.A151]" table:style-name="ce1">
            <text:p>0.627000093</text:p>
          </table:table-cell>
          <table:table-cell table:style-name="ce1"/>
          <table:table-cell office:value-type="float" office:value="0.24600028991699202" table:formula="of:=[.H151] - [.$H$343]" table:style-name="ce1">
            <text:p>0.246000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8.0699999" table:style-name="ce1">
            <text:p>1739053238</text:p>
          </table:table-cell>
          <table:table-cell office:value-type="float" office:value="1739053238.6440001" table:style-name="ce1">
            <text:p>1739053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400012016296387" table:formula="of:=[.B152]-[.A152]" table:style-name="ce1">
            <text:p>0.57400012</text:p>
          </table:table-cell>
          <table:table-cell table:style-name="ce1"/>
          <table:table-cell office:value-type="float" office:value="0.19300031661987288" table:formula="of:=[.H152] - [.$H$343]" table:style-name="ce1">
            <text:p>0.1930003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39.2360001" table:style-name="ce1">
            <text:p>1739053239</text:p>
          </table:table-cell>
          <table:table-cell office:value-type="float" office:value="1739053239.6370001" table:style-name="ce1">
            <text:p>1739053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0100002288818359" table:formula="of:=[.B153]-[.A153]" table:style-name="ce1">
            <text:p>0.401000023</text:p>
          </table:table-cell>
          <table:table-cell table:style-name="ce1"/>
          <table:table-cell office:value-type="float" office:value="2.0000219345092607E-2" table:formula="of:=[.H153] - [.$H$343]" table:style-name="ce1">
            <text:p>0.02000021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0.1029999" table:style-name="ce1">
            <text:p>1739053240</text:p>
          </table:table-cell>
          <table:table-cell office:value-type="float" office:value="1739053240.6429999" table:style-name="ce1">
            <text:p>1739053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154]-[.A154]" table:style-name="ce1">
            <text:p>0.539999962</text:p>
          </table:table-cell>
          <table:table-cell table:style-name="ce1"/>
          <table:table-cell office:value-type="float" office:value="0.15900015830993636" table:formula="of:=[.H154] - [.$H$343]" table:style-name="ce1">
            <text:p>0.15900015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1.1029999" table:style-name="ce1">
            <text:p>1739053241</text:p>
          </table:table-cell>
          <table:table-cell office:value-type="float" office:value="1739053241.6440001" table:style-name="ce1">
            <text:p>1739053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10001277923584" table:formula="of:=[.B155]-[.A155]" table:style-name="ce1">
            <text:p>0.541000128</text:p>
          </table:table-cell>
          <table:table-cell table:style-name="ce1"/>
          <table:table-cell office:value-type="float" office:value="0.16000032424926741" table:formula="of:=[.H155] - [.$H$343]" table:style-name="ce1">
            <text:p>0.1600003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2.0369999" table:style-name="ce1">
            <text:p>1739053242</text:p>
          </table:table-cell>
          <table:table-cell office:value-type="float" office:value="1739053242.6400001" table:style-name="ce1">
            <text:p>1739053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300016403198242" table:formula="of:=[.B156]-[.A156]" table:style-name="ce1">
            <text:p>0.603000164</text:p>
          </table:table-cell>
          <table:table-cell table:style-name="ce1"/>
          <table:table-cell office:value-type="float" office:value="0.22200036048889144" table:formula="of:=[.H156] - [.$H$343]" table:style-name="ce1">
            <text:p>0.222000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3.0699999" table:style-name="ce1">
            <text:p>1739053243</text:p>
          </table:table-cell>
          <table:table-cell office:value-type="float" office:value="1739053243.6470001" table:style-name="ce1">
            <text:p>1739053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700014114379883" table:formula="of:=[.B157]-[.A157]" table:style-name="ce1">
            <text:p>0.577000141</text:p>
          </table:table-cell>
          <table:table-cell table:style-name="ce1"/>
          <table:table-cell office:value-type="float" office:value="0.19600033760070784" table:formula="of:=[.H157] - [.$H$343]" table:style-name="ce1">
            <text:p>0.19600033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4.1700001" table:style-name="ce1">
            <text:p>1739053244</text:p>
          </table:table-cell>
          <table:table-cell office:value-type="float" office:value="1739053244.645" table:style-name="ce1">
            <text:p>17390532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499990463256836" table:formula="of:=[.B158]-[.A158]" table:style-name="ce1">
            <text:p>0.474999905</text:p>
          </table:table-cell>
          <table:table-cell table:style-name="ce1"/>
          <table:table-cell office:value-type="float" office:value="9.4000101089477373E-2" table:formula="of:=[.H158] - [.$H$343]" table:style-name="ce1">
            <text:p>0.09400010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5.0699999" table:style-name="ce1">
            <text:p>1739053245</text:p>
          </table:table-cell>
          <table:table-cell office:value-type="float" office:value="1739053245.6459999" table:style-name="ce1">
            <text:p>1739053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99997520446777" table:formula="of:=[.B159]-[.A159]" table:style-name="ce1">
            <text:p>0.575999975</text:p>
          </table:table-cell>
          <table:table-cell table:style-name="ce1"/>
          <table:table-cell office:value-type="float" office:value="0.19500017166137679" table:formula="of:=[.H159] - [.$H$343]" table:style-name="ce1">
            <text:p>0.1950001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6.1029999" table:style-name="ce1">
            <text:p>1739053246</text:p>
          </table:table-cell>
          <table:table-cell office:value-type="float" office:value="1739053246.645" table:style-name="ce1">
            <text:p>1739053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160]-[.A160]" table:style-name="ce1">
            <text:p>0.542000055</text:p>
          </table:table-cell>
          <table:table-cell table:style-name="ce1"/>
          <table:table-cell office:value-type="float" office:value="0.16100025177001936" table:formula="of:=[.H160] - [.$H$343]" table:style-name="ce1">
            <text:p>0.16100025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7.1700001" table:style-name="ce1">
            <text:p>1739053247</text:p>
          </table:table-cell>
          <table:table-cell office:value-type="float" office:value="1739053247.6470001" table:style-name="ce1">
            <text:p>1739053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699999809265137" table:formula="of:=[.B161]-[.A161]" table:style-name="ce1">
            <text:p>0.476999998</text:p>
          </table:table-cell>
          <table:table-cell table:style-name="ce1"/>
          <table:table-cell office:value-type="float" office:value="9.600019454956038E-2" table:formula="of:=[.H161] - [.$H$343]" table:style-name="ce1">
            <text:p>0.09600019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8.1370001" table:style-name="ce1">
            <text:p>1739053248</text:p>
          </table:table-cell>
          <table:table-cell office:value-type="float" office:value="1739053248.6470001" table:style-name="ce1">
            <text:p>17390532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99999046325684" table:formula="of:=[.B162]-[.A162]" table:style-name="ce1">
            <text:p>0.50999999</text:p>
          </table:table-cell>
          <table:table-cell table:style-name="ce1"/>
          <table:table-cell office:value-type="float" office:value="0.12900018692016585" table:formula="of:=[.H162] - [.$H$343]" table:style-name="ce1">
            <text:p>0.12900018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49.1029999" table:style-name="ce1">
            <text:p>1739053249</text:p>
          </table:table-cell>
          <table:table-cell office:value-type="float" office:value="1739053249.6559999" table:style-name="ce1">
            <text:p>1739053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99997329711914" table:formula="of:=[.B163]-[.A163]" table:style-name="ce1">
            <text:p>0.552999973</text:p>
          </table:table-cell>
          <table:table-cell table:style-name="ce1"/>
          <table:table-cell office:value-type="float" office:value="0.17200016975402815" table:formula="of:=[.H163] - [.$H$343]" table:style-name="ce1">
            <text:p>0.172000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0.1700001" table:style-name="ce1">
            <text:p>1739053250</text:p>
          </table:table-cell>
          <table:table-cell office:value-type="float" office:value="1739053250.658" table:style-name="ce1">
            <text:p>1739053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799991607666016" table:formula="of:=[.B164]-[.A164]" table:style-name="ce1">
            <text:p>0.487999916</text:p>
          </table:table-cell>
          <table:table-cell table:style-name="ce1"/>
          <table:table-cell office:value-type="float" office:value="0.10700011253356917" table:formula="of:=[.H164] - [.$H$343]" table:style-name="ce1">
            <text:p>0.10700011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1.1029999" table:style-name="ce1">
            <text:p>1739053251</text:p>
          </table:table-cell>
          <table:table-cell office:value-type="float" office:value="1739053251.6530001" table:style-name="ce1">
            <text:p>1739053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000019073486328" table:formula="of:=[.B165]-[.A165]" table:style-name="ce1">
            <text:p>0.550000191</text:p>
          </table:table-cell>
          <table:table-cell table:style-name="ce1"/>
          <table:table-cell office:value-type="float" office:value="0.16900038719177229" table:formula="of:=[.H165] - [.$H$343]" table:style-name="ce1">
            <text:p>0.16900038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2.1370001" table:style-name="ce1">
            <text:p>1739053252</text:p>
          </table:table-cell>
          <table:table-cell office:value-type="float" office:value="1739053252.6589999" table:style-name="ce1">
            <text:p>17390532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199983596801758" table:formula="of:=[.B166]-[.A166]" table:style-name="ce1">
            <text:p>0.521999836</text:p>
          </table:table-cell>
          <table:table-cell table:style-name="ce1"/>
          <table:table-cell office:value-type="float" office:value="0.14100003242492659" table:formula="of:=[.H166] - [.$H$343]" table:style-name="ce1">
            <text:p>0.14100003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3.1700001" table:style-name="ce1">
            <text:p>1739053253</text:p>
          </table:table-cell>
          <table:table-cell office:value-type="float" office:value="1739053253.7509999" table:style-name="ce1">
            <text:p>17390532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099985122680664" table:formula="of:=[.B167]-[.A167]" table:style-name="ce1">
            <text:p>0.580999851</text:p>
          </table:table-cell>
          <table:table-cell table:style-name="ce1"/>
          <table:table-cell office:value-type="float" office:value="0.20000004768371565" table:formula="of:=[.H167] - [.$H$343]" table:style-name="ce1">
            <text:p>0.20000004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4.0699999" table:style-name="ce1">
            <text:p>1739053254</text:p>
          </table:table-cell>
          <table:table-cell office:value-type="float" office:value="1739053254.6589999" table:style-name="ce1">
            <text:p>1739053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99998664855957" table:formula="of:=[.B168]-[.A168]" table:style-name="ce1">
            <text:p>0.588999987</text:p>
          </table:table-cell>
          <table:table-cell table:style-name="ce1"/>
          <table:table-cell office:value-type="float" office:value="0.20800018310546858" table:formula="of:=[.H168] - [.$H$343]" table:style-name="ce1">
            <text:p>0.20800018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5.1700001" table:style-name="ce1">
            <text:p>1739053255</text:p>
          </table:table-cell>
          <table:table-cell office:value-type="float" office:value="1739053255.7390001" table:style-name="ce1">
            <text:p>1739053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169]-[.A169]" table:style-name="ce1">
            <text:p>0.569000006</text:p>
          </table:table-cell>
          <table:table-cell table:style-name="ce1"/>
          <table:table-cell office:value-type="float" office:value="0.18800020217895491" table:formula="of:=[.H169] - [.$H$343]" table:style-name="ce1">
            <text:p>0.1880002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6.1370001" table:style-name="ce1">
            <text:p>1739053256</text:p>
          </table:table-cell>
          <table:table-cell office:value-type="float" office:value="1739053256.6670001" table:style-name="ce1">
            <text:p>17390532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99997138977051" table:formula="of:=[.B170]-[.A170]" table:style-name="ce1">
            <text:p>0.529999971</text:p>
          </table:table-cell>
          <table:table-cell table:style-name="ce1"/>
          <table:table-cell office:value-type="float" office:value="0.14900016784667952" table:formula="of:=[.H170] - [.$H$343]" table:style-name="ce1">
            <text:p>0.14900016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7.1370001" table:style-name="ce1">
            <text:p>1739053257</text:p>
          </table:table-cell>
          <table:table-cell office:value-type="float" office:value="1739053257.6619999" table:style-name="ce1">
            <text:p>17390532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499985694885254" table:formula="of:=[.B171]-[.A171]" table:style-name="ce1">
            <text:p>0.524999857</text:p>
          </table:table-cell>
          <table:table-cell table:style-name="ce1"/>
          <table:table-cell office:value-type="float" office:value="0.14400005340576155" table:formula="of:=[.H171] - [.$H$343]" table:style-name="ce1">
            <text:p>0.14400005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8.1700001" table:style-name="ce1">
            <text:p>1739053258</text:p>
          </table:table-cell>
          <table:table-cell office:value-type="float" office:value="1739053258.677" table:style-name="ce1">
            <text:p>1739053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99996948242188" table:formula="of:=[.B172]-[.A172]" table:style-name="ce1">
            <text:p>0.506999969</text:p>
          </table:table-cell>
          <table:table-cell table:style-name="ce1"/>
          <table:table-cell office:value-type="float" office:value="0.12600016593933089" table:formula="of:=[.H172] - [.$H$343]" table:style-name="ce1">
            <text:p>0.12600016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59.1700001" table:style-name="ce1">
            <text:p>1739053259</text:p>
          </table:table-cell>
          <table:table-cell office:value-type="float" office:value="1739053259.677" table:style-name="ce1">
            <text:p>17390532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99996948242188" table:formula="of:=[.B173]-[.A173]" table:style-name="ce1">
            <text:p>0.506999969</text:p>
          </table:table-cell>
          <table:table-cell table:style-name="ce1"/>
          <table:table-cell office:value-type="float" office:value="0.12600016593933089" table:formula="of:=[.H173] - [.$H$343]" table:style-name="ce1">
            <text:p>0.12600016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0.1370001" table:style-name="ce1">
            <text:p>1739053260</text:p>
          </table:table-cell>
          <table:table-cell office:value-type="float" office:value="1739053260.6700001" table:style-name="ce1">
            <text:p>17390532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174]-[.A174]" table:style-name="ce1">
            <text:p>0.532999992</text:p>
          </table:table-cell>
          <table:table-cell table:style-name="ce1"/>
          <table:table-cell office:value-type="float" office:value="0.15200018882751448" table:formula="of:=[.H174] - [.$H$343]" table:style-name="ce1">
            <text:p>0.15200018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1.0699999" table:style-name="ce1">
            <text:p>1739053261</text:p>
          </table:table-cell>
          <table:table-cell office:value-type="float" office:value="1739053261.6730001" table:style-name="ce1">
            <text:p>1739053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300016403198242" table:formula="of:=[.B175]-[.A175]" table:style-name="ce1">
            <text:p>0.603000164</text:p>
          </table:table-cell>
          <table:table-cell table:style-name="ce1"/>
          <table:table-cell office:value-type="float" office:value="0.22200036048889144" table:formula="of:=[.H175] - [.$H$343]" table:style-name="ce1">
            <text:p>0.222000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2.2030001" table:style-name="ce1">
            <text:p>1739053262</text:p>
          </table:table-cell>
          <table:table-cell office:value-type="float" office:value="1739053262.6849999" table:style-name="ce1">
            <text:p>17390532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199987411499023" table:formula="of:=[.B176]-[.A176]" table:style-name="ce1">
            <text:p>0.481999874</text:p>
          </table:table-cell>
          <table:table-cell table:style-name="ce1"/>
          <table:table-cell office:value-type="float" office:value="0.10100007057189925" table:formula="of:=[.H176] - [.$H$343]" table:style-name="ce1">
            <text:p>0.10100007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3.1370001" table:style-name="ce1">
            <text:p>1739053263</text:p>
          </table:table-cell>
          <table:table-cell office:value-type="float" office:value="1739053263.681" table:style-name="ce1">
            <text:p>17390532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177]-[.A177]" table:style-name="ce1">
            <text:p>0.54399991</text:p>
          </table:table-cell>
          <table:table-cell table:style-name="ce1"/>
          <table:table-cell office:value-type="float" office:value="0.16300010681152327" table:formula="of:=[.H177] - [.$H$343]" table:style-name="ce1">
            <text:p>0.16300010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4.2030001" table:style-name="ce1">
            <text:p>1739053264</text:p>
          </table:table-cell>
          <table:table-cell office:value-type="float" office:value="1739053264.6819999" table:style-name="ce1">
            <text:p>17390532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99985313415527" table:formula="of:=[.B178]-[.A178]" table:style-name="ce1">
            <text:p>0.478999853</text:p>
          </table:table-cell>
          <table:table-cell table:style-name="ce1"/>
          <table:table-cell office:value-type="float" office:value="9.8000049591064287E-2" table:formula="of:=[.H178] - [.$H$343]" table:style-name="ce1">
            <text:p>0.0980000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5.1370001" table:style-name="ce1">
            <text:p>1739053265</text:p>
          </table:table-cell>
          <table:table-cell office:value-type="float" office:value="1739053265.79" table:style-name="ce1">
            <text:p>17390532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529998779296875" table:formula="of:=[.B179]-[.A179]" table:style-name="ce1">
            <text:p>0.652999878</text:p>
          </table:table-cell>
          <table:table-cell table:style-name="ce1"/>
          <table:table-cell office:value-type="float" office:value="0.27200007438659651" table:formula="of:=[.H179] - [.$H$343]" table:style-name="ce1">
            <text:p>0.272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6.1029999" table:style-name="ce1">
            <text:p>1739053266</text:p>
          </table:table-cell>
          <table:table-cell office:value-type="float" office:value="1739053266.6889999" table:style-name="ce1">
            <text:p>1739053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99996566772461" table:formula="of:=[.B180]-[.A180]" table:style-name="ce1">
            <text:p>0.585999966</text:p>
          </table:table-cell>
          <table:table-cell table:style-name="ce1"/>
          <table:table-cell office:value-type="float" office:value="0.20500016212463362" table:formula="of:=[.H180] - [.$H$343]" table:style-name="ce1">
            <text:p>0.2050001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7.2030001" table:style-name="ce1">
            <text:p>1739053267</text:p>
          </table:table-cell>
          <table:table-cell office:value-type="float" office:value="1739053267.684" table:style-name="ce1">
            <text:p>17390532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099994659423828" table:formula="of:=[.B181]-[.A181]" table:style-name="ce1">
            <text:p>0.480999947</text:p>
          </table:table-cell>
          <table:table-cell table:style-name="ce1"/>
          <table:table-cell office:value-type="float" office:value="0.10000014305114729" table:formula="of:=[.H181] - [.$H$343]" table:style-name="ce1">
            <text:p>0.10000014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8.0699999" table:style-name="ce1">
            <text:p>1739053268</text:p>
          </table:table-cell>
          <table:table-cell office:value-type="float" office:value="1739053268.6889999" table:style-name="ce1">
            <text:p>17390532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899995803833008" table:formula="of:=[.B182]-[.A182]" table:style-name="ce1">
            <text:p>0.618999958</text:p>
          </table:table-cell>
          <table:table-cell table:style-name="ce1"/>
          <table:table-cell office:value-type="float" office:value="0.23800015449523909" table:formula="of:=[.H182] - [.$H$343]" table:style-name="ce1">
            <text:p>0.2380001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69.2030001" table:style-name="ce1">
            <text:p>1739053269</text:p>
          </table:table-cell>
          <table:table-cell office:value-type="float" office:value="1739053269.6919999" table:style-name="ce1">
            <text:p>1739053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899984359741211" table:formula="of:=[.B183]-[.A183]" table:style-name="ce1">
            <text:p>0.488999844</text:p>
          </table:table-cell>
          <table:table-cell table:style-name="ce1"/>
          <table:table-cell office:value-type="float" office:value="0.10800004005432112" table:formula="of:=[.H183] - [.$H$343]" table:style-name="ce1">
            <text:p>0.108000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0.1700001" table:style-name="ce1">
            <text:p>1739053270</text:p>
          </table:table-cell>
          <table:table-cell office:value-type="float" office:value="1739053270.6949999" table:style-name="ce1">
            <text:p>1739053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499985694885254" table:formula="of:=[.B184]-[.A184]" table:style-name="ce1">
            <text:p>0.524999857</text:p>
          </table:table-cell>
          <table:table-cell table:style-name="ce1"/>
          <table:table-cell office:value-type="float" office:value="0.14400005340576155" table:formula="of:=[.H184] - [.$H$343]" table:style-name="ce1">
            <text:p>0.14400005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1.1370001" table:style-name="ce1">
            <text:p>1739053271</text:p>
          </table:table-cell>
          <table:table-cell office:value-type="float" office:value="1739053271.684" table:style-name="ce1">
            <text:p>17390532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185]-[.A185]" table:style-name="ce1">
            <text:p>0.546999931</text:p>
          </table:table-cell>
          <table:table-cell table:style-name="ce1"/>
          <table:table-cell office:value-type="float" office:value="0.16600012779235823" table:formula="of:=[.H185] - [.$H$343]" table:style-name="ce1">
            <text:p>0.1660001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2.2030001" table:style-name="ce1">
            <text:p>1739053272</text:p>
          </table:table-cell>
          <table:table-cell office:value-type="float" office:value="1739053272.6860001" table:style-name="ce1">
            <text:p>17390532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00004005432129" table:formula="of:=[.B186]-[.A186]" table:style-name="ce1">
            <text:p>0.48300004</text:p>
          </table:table-cell>
          <table:table-cell table:style-name="ce1"/>
          <table:table-cell office:value-type="float" office:value="0.1020002365112303" table:formula="of:=[.H186] - [.$H$343]" table:style-name="ce1">
            <text:p>0.10200023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3.2030001" table:style-name="ce1">
            <text:p>1739053273</text:p>
          </table:table-cell>
          <table:table-cell office:value-type="float" office:value="1739053273.697" table:style-name="ce1">
            <text:p>1739053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187]-[.A187]" table:style-name="ce1">
            <text:p>0.493999958</text:p>
          </table:table-cell>
          <table:table-cell table:style-name="ce1"/>
          <table:table-cell office:value-type="float" office:value="0.11300015449523909" table:formula="of:=[.H187] - [.$H$343]" table:style-name="ce1">
            <text:p>0.1130001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4.1370001" table:style-name="ce1">
            <text:p>1739053274</text:p>
          </table:table-cell>
          <table:table-cell office:value-type="float" office:value="1739053274.704" table:style-name="ce1">
            <text:p>1739053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699991226196289" table:formula="of:=[.B188]-[.A188]" table:style-name="ce1">
            <text:p>0.566999912</text:p>
          </table:table-cell>
          <table:table-cell table:style-name="ce1"/>
          <table:table-cell office:value-type="float" office:value="0.1860001087188719" table:formula="of:=[.H188] - [.$H$343]" table:style-name="ce1">
            <text:p>0.18600010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5.1370001" table:style-name="ce1">
            <text:p>1739053275</text:p>
          </table:table-cell>
          <table:table-cell office:value-type="float" office:value="1739053275.6949999" table:style-name="ce1">
            <text:p>1739053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799984931945801" table:formula="of:=[.B189]-[.A189]" table:style-name="ce1">
            <text:p>0.557999849</text:p>
          </table:table-cell>
          <table:table-cell table:style-name="ce1"/>
          <table:table-cell office:value-type="float" office:value="0.17700004577636702" table:formula="of:=[.H189] - [.$H$343]" table:style-name="ce1">
            <text:p>0.17700004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6.2030001" table:style-name="ce1">
            <text:p>1739053276</text:p>
          </table:table-cell>
          <table:table-cell office:value-type="float" office:value="1739053276.701" table:style-name="ce1">
            <text:p>17390532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799990653991699" table:formula="of:=[.B190]-[.A190]" table:style-name="ce1">
            <text:p>0.497999907</text:p>
          </table:table-cell>
          <table:table-cell table:style-name="ce1"/>
          <table:table-cell office:value-type="float" office:value="0.11700010299682601" table:formula="of:=[.H190] - [.$H$343]" table:style-name="ce1">
            <text:p>0.11700010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7.1700001" table:style-name="ce1">
            <text:p>1739053277</text:p>
          </table:table-cell>
          <table:table-cell office:value-type="float" office:value="1739053277.71" table:style-name="ce1">
            <text:p>17390532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191]-[.A191]" table:style-name="ce1">
            <text:p>0.539999962</text:p>
          </table:table-cell>
          <table:table-cell table:style-name="ce1"/>
          <table:table-cell office:value-type="float" office:value="0.15900015830993636" table:formula="of:=[.H191] - [.$H$343]" table:style-name="ce1">
            <text:p>0.15900015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8.2030001" table:style-name="ce1">
            <text:p>1739053278</text:p>
          </table:table-cell>
          <table:table-cell office:value-type="float" office:value="1739053278.707" table:style-name="ce1">
            <text:p>17390532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99994850158691" table:formula="of:=[.B192]-[.A192]" table:style-name="ce1">
            <text:p>0.503999949</text:p>
          </table:table-cell>
          <table:table-cell table:style-name="ce1"/>
          <table:table-cell office:value-type="float" office:value="0.12300014495849593" table:formula="of:=[.H192] - [.$H$343]" table:style-name="ce1">
            <text:p>0.12300014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79.2030001" table:style-name="ce1">
            <text:p>1739053279</text:p>
          </table:table-cell>
          <table:table-cell office:value-type="float" office:value="1739053279.7019999" table:style-name="ce1">
            <text:p>1739053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899983406066895" table:formula="of:=[.B193]-[.A193]" table:style-name="ce1">
            <text:p>0.498999834</text:p>
          </table:table-cell>
          <table:table-cell table:style-name="ce1"/>
          <table:table-cell office:value-type="float" office:value="0.11800003051757796" table:formula="of:=[.H193] - [.$H$343]" table:style-name="ce1">
            <text:p>0.11800003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0.237" table:style-name="ce1">
            <text:p>1739053280</text:p>
          </table:table-cell>
          <table:table-cell office:value-type="float" office:value="1739053280.7149999" table:style-name="ce1">
            <text:p>17390532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799992561340332" table:formula="of:=[.B194]-[.A194]" table:style-name="ce1">
            <text:p>0.477999926</text:p>
          </table:table-cell>
          <table:table-cell table:style-name="ce1"/>
          <table:table-cell office:value-type="float" office:value="9.7000122070312333E-2" table:formula="of:=[.H194] - [.$H$343]" table:style-name="ce1">
            <text:p>0.0970001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1.1370001" table:style-name="ce1">
            <text:p>1739053281</text:p>
          </table:table-cell>
          <table:table-cell office:value-type="float" office:value="1739053281.7130001" table:style-name="ce1">
            <text:p>17390532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99997520446777" table:formula="of:=[.B195]-[.A195]" table:style-name="ce1">
            <text:p>0.575999975</text:p>
          </table:table-cell>
          <table:table-cell table:style-name="ce1"/>
          <table:table-cell office:value-type="float" office:value="0.19500017166137679" table:formula="of:=[.H195] - [.$H$343]" table:style-name="ce1">
            <text:p>0.1950001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2.1700001" table:style-name="ce1">
            <text:p>1739053282</text:p>
          </table:table-cell>
          <table:table-cell office:value-type="float" office:value="1739053282.714" table:style-name="ce1">
            <text:p>1739053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196]-[.A196]" table:style-name="ce1">
            <text:p>0.54399991</text:p>
          </table:table-cell>
          <table:table-cell table:style-name="ce1"/>
          <table:table-cell office:value-type="float" office:value="0.16300010681152327" table:formula="of:=[.H196] - [.$H$343]" table:style-name="ce1">
            <text:p>0.16300010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3.2030001" table:style-name="ce1">
            <text:p>1739053283</text:p>
          </table:table-cell>
          <table:table-cell office:value-type="float" office:value="1739053283.7130001" table:style-name="ce1">
            <text:p>1739053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99999046325684" table:formula="of:=[.B197]-[.A197]" table:style-name="ce1">
            <text:p>0.50999999</text:p>
          </table:table-cell>
          <table:table-cell table:style-name="ce1"/>
          <table:table-cell office:value-type="float" office:value="0.12900018692016585" table:formula="of:=[.H197] - [.$H$343]" table:style-name="ce1">
            <text:p>0.12900018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4.1370001" table:style-name="ce1">
            <text:p>1739053284</text:p>
          </table:table-cell>
          <table:table-cell office:value-type="float" office:value="1739053284.723" table:style-name="ce1">
            <text:p>17390532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99996566772461" table:formula="of:=[.B198]-[.A198]" table:style-name="ce1">
            <text:p>0.585999966</text:p>
          </table:table-cell>
          <table:table-cell table:style-name="ce1"/>
          <table:table-cell office:value-type="float" office:value="0.20500016212463362" table:formula="of:=[.H198] - [.$H$343]" table:style-name="ce1">
            <text:p>0.20500016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5.2030001" table:style-name="ce1">
            <text:p>1739053285</text:p>
          </table:table-cell>
          <table:table-cell office:value-type="float" office:value="1739053285.839" table:style-name="ce1">
            <text:p>1739053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599991798400879" table:formula="of:=[.B199]-[.A199]" table:style-name="ce1">
            <text:p>0.635999918</text:p>
          </table:table-cell>
          <table:table-cell table:style-name="ce1"/>
          <table:table-cell office:value-type="float" office:value="0.2550001144409178" table:formula="of:=[.H199] - [.$H$343]" table:style-name="ce1">
            <text:p>0.2550001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6.2030001" table:style-name="ce1">
            <text:p>1739053286</text:p>
          </table:table-cell>
          <table:table-cell office:value-type="float" office:value="1739053286.7190001" table:style-name="ce1">
            <text:p>17390532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00003242492676" table:formula="of:=[.B200]-[.A200]" table:style-name="ce1">
            <text:p>0.516000032</text:p>
          </table:table-cell>
          <table:table-cell table:style-name="ce1"/>
          <table:table-cell office:value-type="float" office:value="0.13500022888183577" table:formula="of:=[.H200] - [.$H$343]" table:style-name="ce1">
            <text:p>0.1350002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7.2030001" table:style-name="ce1">
            <text:p>1739053287</text:p>
          </table:table-cell>
          <table:table-cell office:value-type="float" office:value="1739053287.7309999" table:style-name="ce1">
            <text:p>17390532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201]-[.A201]" table:style-name="ce1">
            <text:p>0.527999878</text:p>
          </table:table-cell>
          <table:table-cell table:style-name="ce1"/>
          <table:table-cell office:value-type="float" office:value="0.14700007438659651" table:formula="of:=[.H201] - [.$H$343]" table:style-name="ce1">
            <text:p>0.147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8.1700001" table:style-name="ce1">
            <text:p>1739053288</text:p>
          </table:table-cell>
          <table:table-cell office:value-type="float" office:value="1739053288.7219999" table:style-name="ce1">
            <text:p>1739053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99980735778809" table:formula="of:=[.B202]-[.A202]" table:style-name="ce1">
            <text:p>0.551999807</text:p>
          </table:table-cell>
          <table:table-cell table:style-name="ce1"/>
          <table:table-cell office:value-type="float" office:value="0.1710000038146971" table:formula="of:=[.H202] - [.$H$343]" table:style-name="ce1">
            <text:p>0.1710000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89.1700001" table:style-name="ce1">
            <text:p>1739053289</text:p>
          </table:table-cell>
          <table:table-cell office:value-type="float" office:value="1739053289.7279999" table:style-name="ce1">
            <text:p>17390532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799984931945801" table:formula="of:=[.B203]-[.A203]" table:style-name="ce1">
            <text:p>0.557999849</text:p>
          </table:table-cell>
          <table:table-cell table:style-name="ce1"/>
          <table:table-cell office:value-type="float" office:value="0.17700004577636702" table:formula="of:=[.H203] - [.$H$343]" table:style-name="ce1">
            <text:p>0.17700004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0.2030001" table:style-name="ce1">
            <text:p>1739053290</text:p>
          </table:table-cell>
          <table:table-cell office:value-type="float" office:value="1739053290.7309999" table:style-name="ce1">
            <text:p>1739053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204]-[.A204]" table:style-name="ce1">
            <text:p>0.527999878</text:p>
          </table:table-cell>
          <table:table-cell table:style-name="ce1"/>
          <table:table-cell office:value-type="float" office:value="0.14700007438659651" table:formula="of:=[.H204] - [.$H$343]" table:style-name="ce1">
            <text:p>0.1470000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1.237" table:style-name="ce1">
            <text:p>1739053291</text:p>
          </table:table-cell>
          <table:table-cell office:value-type="float" office:value="1739053291.7379999" table:style-name="ce1">
            <text:p>1739053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205]-[.A205]" table:style-name="ce1">
            <text:p>0.500999928</text:p>
          </table:table-cell>
          <table:table-cell table:style-name="ce1"/>
          <table:table-cell office:value-type="float" office:value="0.12000012397766097" table:formula="of:=[.H205] - [.$H$343]" table:style-name="ce1">
            <text:p>0.1200001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2.2030001" table:style-name="ce1">
            <text:p>1739053292</text:p>
          </table:table-cell>
          <table:table-cell office:value-type="float" office:value="1739053292.727" table:style-name="ce1">
            <text:p>1739053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99992942810059" table:formula="of:=[.B206]-[.A206]" table:style-name="ce1">
            <text:p>0.523999929</text:p>
          </table:table-cell>
          <table:table-cell table:style-name="ce1"/>
          <table:table-cell office:value-type="float" office:value="0.1430001258850096" table:formula="of:=[.H206] - [.$H$343]" table:style-name="ce1">
            <text:p>0.14300012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3.1700001" table:style-name="ce1">
            <text:p>1739053293</text:p>
          </table:table-cell>
          <table:table-cell office:value-type="float" office:value="1739053293.7390001" table:style-name="ce1">
            <text:p>1739053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207]-[.A207]" table:style-name="ce1">
            <text:p>0.569000006</text:p>
          </table:table-cell>
          <table:table-cell table:style-name="ce1"/>
          <table:table-cell office:value-type="float" office:value="0.18800020217895491" table:formula="of:=[.H207] - [.$H$343]" table:style-name="ce1">
            <text:p>0.1880002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4.303" table:style-name="ce1">
            <text:p>1739053294</text:p>
          </table:table-cell>
          <table:table-cell office:value-type="float" office:value="1739053294.744" table:style-name="ce1">
            <text:p>1739053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4099998474121094" table:formula="of:=[.B208]-[.A208]" table:style-name="ce1">
            <text:p>0.440999985</text:p>
          </table:table-cell>
          <table:table-cell table:style-name="ce1"/>
          <table:table-cell office:value-type="float" office:value="6.0000181198119951E-2" table:formula="of:=[.H208] - [.$H$343]" table:style-name="ce1">
            <text:p>0.06000018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5.2030001" table:style-name="ce1">
            <text:p>1739053295</text:p>
          </table:table-cell>
          <table:table-cell office:value-type="float" office:value="1739053295.737" table:style-name="ce1">
            <text:p>17390532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399991989135742" table:formula="of:=[.B209]-[.A209]" table:style-name="ce1">
            <text:p>0.53399992</text:p>
          </table:table-cell>
          <table:table-cell table:style-name="ce1"/>
          <table:table-cell office:value-type="float" office:value="0.15300011634826644" table:formula="of:=[.H209] - [.$H$343]" table:style-name="ce1">
            <text:p>0.15300011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6.237" table:style-name="ce1">
            <text:p>1739053296</text:p>
          </table:table-cell>
          <table:table-cell office:value-type="float" office:value="1739053296.74" table:style-name="ce1">
            <text:p>17390532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210]-[.A210]" table:style-name="ce1">
            <text:p>0.503000021</text:p>
          </table:table-cell>
          <table:table-cell table:style-name="ce1"/>
          <table:table-cell office:value-type="float" office:value="0.12200021743774397" table:formula="of:=[.H210] - [.$H$343]" table:style-name="ce1">
            <text:p>0.1220002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7.27" table:style-name="ce1">
            <text:p>1739053297</text:p>
          </table:table-cell>
          <table:table-cell office:value-type="float" office:value="1739053297.8199999" table:style-name="ce1">
            <text:p>17390532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99995231628418" table:formula="of:=[.B211]-[.A211]" table:style-name="ce1">
            <text:p>0.549999952</text:p>
          </table:table-cell>
          <table:table-cell table:style-name="ce1"/>
          <table:table-cell office:value-type="float" office:value="0.16900014877319319" table:formula="of:=[.H211] - [.$H$343]" table:style-name="ce1">
            <text:p>0.16900014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8.2030001" table:style-name="ce1">
            <text:p>1739053298</text:p>
          </table:table-cell>
          <table:table-cell office:value-type="float" office:value="1739053298.7420001" table:style-name="ce1">
            <text:p>17390532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00003433227539" table:formula="of:=[.B212]-[.A212]" table:style-name="ce1">
            <text:p>0.539000034</text:p>
          </table:table-cell>
          <table:table-cell table:style-name="ce1"/>
          <table:table-cell office:value-type="float" office:value="0.1580002307891844" table:formula="of:=[.H212] - [.$H$343]" table:style-name="ce1">
            <text:p>0.15800023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299.237" table:style-name="ce1">
            <text:p>1739053299</text:p>
          </table:table-cell>
          <table:table-cell office:value-type="float" office:value="1739053299.7479999" table:style-name="ce1">
            <text:p>1739053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213]-[.A213]" table:style-name="ce1">
            <text:p>0.510999918</text:p>
          </table:table-cell>
          <table:table-cell table:style-name="ce1"/>
          <table:table-cell office:value-type="float" office:value="0.1300001144409178" table:formula="of:=[.H213] - [.$H$343]" table:style-name="ce1">
            <text:p>0.1300001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0.2030001" table:style-name="ce1">
            <text:p>1739053300</text:p>
          </table:table-cell>
          <table:table-cell office:value-type="float" office:value="1739053300.75" table:style-name="ce1">
            <text:p>1739053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214]-[.A214]" table:style-name="ce1">
            <text:p>0.546999931</text:p>
          </table:table-cell>
          <table:table-cell table:style-name="ce1"/>
          <table:table-cell office:value-type="float" office:value="0.16600012779235823" table:formula="of:=[.H214] - [.$H$343]" table:style-name="ce1">
            <text:p>0.1660001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1.2030001" table:style-name="ce1">
            <text:p>1739053301</text:p>
          </table:table-cell>
          <table:table-cell office:value-type="float" office:value="1739053301.7490001" table:style-name="ce1">
            <text:p>1739053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00000381469727" table:formula="of:=[.B215]-[.A215]" table:style-name="ce1">
            <text:p>0.546000004</text:p>
          </table:table-cell>
          <table:table-cell table:style-name="ce1"/>
          <table:table-cell office:value-type="float" office:value="0.16500020027160628" table:formula="of:=[.H215] - [.$H$343]" table:style-name="ce1">
            <text:p>0.16500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2.1700001" table:style-name="ce1">
            <text:p>1739053302</text:p>
          </table:table-cell>
          <table:table-cell office:value-type="float" office:value="1739053302.7550001" table:style-name="ce1">
            <text:p>1739053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00003814697266" table:formula="of:=[.B216]-[.A216]" table:style-name="ce1">
            <text:p>0.585000038</text:p>
          </table:table-cell>
          <table:table-cell table:style-name="ce1"/>
          <table:table-cell office:value-type="float" office:value="0.20400023460388167" table:formula="of:=[.H216] - [.$H$343]" table:style-name="ce1">
            <text:p>0.20400023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2.2030001" table:style-name="ce1">
            <text:p>1739053302</text:p>
          </table:table-cell>
          <table:table-cell office:value-type="float" office:value="1739053302.8440001" table:style-name="ce1">
            <text:p>1739053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100003242492676" table:formula="of:=[.B217]-[.A217]" table:style-name="ce1">
            <text:p>0.641000032</text:p>
          </table:table-cell>
          <table:table-cell table:style-name="ce1"/>
          <table:table-cell office:value-type="float" office:value="0.26000022888183577" table:formula="of:=[.H217] - [.$H$343]" table:style-name="ce1">
            <text:p>0.2600002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3.27" table:style-name="ce1">
            <text:p>1739053303</text:p>
          </table:table-cell>
          <table:table-cell office:value-type="float" office:value="1739053303.756" table:style-name="ce1">
            <text:p>17390533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600006103515625" table:formula="of:=[.B218]-[.A218]" table:style-name="ce1">
            <text:p>0.486000061</text:p>
          </table:table-cell>
          <table:table-cell table:style-name="ce1"/>
          <table:table-cell office:value-type="float" office:value="0.10500025749206526" table:formula="of:=[.H218] - [.$H$343]" table:style-name="ce1">
            <text:p>0.10500025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4.2030001" table:style-name="ce1">
            <text:p>1739053304</text:p>
          </table:table-cell>
          <table:table-cell office:value-type="float" office:value="1739053304.7650001" table:style-name="ce1">
            <text:p>17390533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219]-[.A219]" table:style-name="ce1">
            <text:p>0.562000036</text:p>
          </table:table-cell>
          <table:table-cell table:style-name="ce1"/>
          <table:table-cell office:value-type="float" office:value="0.18100023269653304" table:formula="of:=[.H219] - [.$H$343]" table:style-name="ce1">
            <text:p>0.18100023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5.303" table:style-name="ce1">
            <text:p>1739053305</text:p>
          </table:table-cell>
          <table:table-cell office:value-type="float" office:value="1739053305.76" table:style-name="ce1">
            <text:p>17390533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70000171661377" table:formula="of:=[.B220]-[.A220]" table:style-name="ce1">
            <text:p>0.457000017</text:p>
          </table:table-cell>
          <table:table-cell table:style-name="ce1"/>
          <table:table-cell office:value-type="float" office:value="7.6000213623046708E-2" table:formula="of:=[.H220] - [.$H$343]" table:style-name="ce1">
            <text:p>0.0760002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6.237" table:style-name="ce1">
            <text:p>1739053306</text:p>
          </table:table-cell>
          <table:table-cell office:value-type="float" office:value="1739053306.7620001" table:style-name="ce1">
            <text:p>1739053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500009536743164" table:formula="of:=[.B221]-[.A221]" table:style-name="ce1">
            <text:p>0.525000095</text:p>
          </table:table-cell>
          <table:table-cell table:style-name="ce1"/>
          <table:table-cell office:value-type="float" office:value="0.14400029182434065" table:formula="of:=[.H221] - [.$H$343]" table:style-name="ce1">
            <text:p>0.1440002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7.237" table:style-name="ce1">
            <text:p>1739053307</text:p>
          </table:table-cell>
          <table:table-cell office:value-type="float" office:value="1739053307.7609999" table:style-name="ce1">
            <text:p>17390533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99992942810059" table:formula="of:=[.B222]-[.A222]" table:style-name="ce1">
            <text:p>0.523999929</text:p>
          </table:table-cell>
          <table:table-cell table:style-name="ce1"/>
          <table:table-cell office:value-type="float" office:value="0.1430001258850096" table:formula="of:=[.H222] - [.$H$343]" table:style-name="ce1">
            <text:p>0.14300012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8.27" table:style-name="ce1">
            <text:p>1739053308</text:p>
          </table:table-cell>
          <table:table-cell office:value-type="float" office:value="1739053308.7650001" table:style-name="ce1">
            <text:p>1739053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500012397766113" table:formula="of:=[.B223]-[.A223]" table:style-name="ce1">
            <text:p>0.495000124</text:p>
          </table:table-cell>
          <table:table-cell table:style-name="ce1"/>
          <table:table-cell office:value-type="float" office:value="0.11400032043457015" table:formula="of:=[.H223] - [.$H$343]" table:style-name="ce1">
            <text:p>0.1140003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09.237" table:style-name="ce1">
            <text:p>1739053309</text:p>
          </table:table-cell>
          <table:table-cell office:value-type="float" office:value="1739053309.7609999" table:style-name="ce1">
            <text:p>17390533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99992942810059" table:formula="of:=[.B224]-[.A224]" table:style-name="ce1">
            <text:p>0.523999929</text:p>
          </table:table-cell>
          <table:table-cell table:style-name="ce1"/>
          <table:table-cell office:value-type="float" office:value="0.1430001258850096" table:formula="of:=[.H224] - [.$H$343]" table:style-name="ce1">
            <text:p>0.14300012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0.237" table:style-name="ce1">
            <text:p>1739053310</text:p>
          </table:table-cell>
          <table:table-cell office:value-type="float" office:value="1739053310.7620001" table:style-name="ce1">
            <text:p>17390533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500009536743164" table:formula="of:=[.B225]-[.A225]" table:style-name="ce1">
            <text:p>0.525000095</text:p>
          </table:table-cell>
          <table:table-cell table:style-name="ce1"/>
          <table:table-cell office:value-type="float" office:value="0.14400029182434065" table:formula="of:=[.H225] - [.$H$343]" table:style-name="ce1">
            <text:p>0.14400029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1.27" table:style-name="ce1">
            <text:p>1739053311</text:p>
          </table:table-cell>
          <table:table-cell office:value-type="float" office:value="1739053311.7720001" table:style-name="ce1">
            <text:p>17390533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200009346008301" table:formula="of:=[.B226]-[.A226]" table:style-name="ce1">
            <text:p>0.502000093</text:p>
          </table:table-cell>
          <table:table-cell table:style-name="ce1"/>
          <table:table-cell office:value-type="float" office:value="0.12100028991699202" table:formula="of:=[.H226] - [.$H$343]" table:style-name="ce1">
            <text:p>0.121000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2.237" table:style-name="ce1">
            <text:p>1739053312</text:p>
          </table:table-cell>
          <table:table-cell office:value-type="float" office:value="1739053312.881" table:style-name="ce1">
            <text:p>17390533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400005340576172" table:formula="of:=[.B227]-[.A227]" table:style-name="ce1">
            <text:p>0.644000053</text:p>
          </table:table-cell>
          <table:table-cell table:style-name="ce1"/>
          <table:table-cell office:value-type="float" office:value="0.26300024986267073" table:formula="of:=[.H227] - [.$H$343]" table:style-name="ce1">
            <text:p>0.2630002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3.27" table:style-name="ce1">
            <text:p>1739053313</text:p>
          </table:table-cell>
          <table:table-cell office:value-type="float" office:value="1739053313.7820001" table:style-name="ce1">
            <text:p>1739053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200008392333984" table:formula="of:=[.B228]-[.A228]" table:style-name="ce1">
            <text:p>0.512000084</text:p>
          </table:table-cell>
          <table:table-cell table:style-name="ce1"/>
          <table:table-cell office:value-type="float" office:value="0.13100028038024886" table:formula="of:=[.H228] - [.$H$343]" table:style-name="ce1">
            <text:p>0.131000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4.237" table:style-name="ce1">
            <text:p>1739053314</text:p>
          </table:table-cell>
          <table:table-cell office:value-type="float" office:value="1739053314.799" table:style-name="ce1">
            <text:p>17390533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229]-[.A229]" table:style-name="ce1">
            <text:p>0.562000036</text:p>
          </table:table-cell>
          <table:table-cell table:style-name="ce1"/>
          <table:table-cell office:value-type="float" office:value="0.18100023269653304" table:formula="of:=[.H229] - [.$H$343]" table:style-name="ce1">
            <text:p>0.18100023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5.3699999" table:style-name="ce1">
            <text:p>1739053315</text:p>
          </table:table-cell>
          <table:table-cell office:value-type="float" office:value="1739053315.793" table:style-name="ce1">
            <text:p>1739053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2300009727478027" table:formula="of:=[.B230]-[.A230]" table:style-name="ce1">
            <text:p>0.423000097</text:p>
          </table:table-cell>
          <table:table-cell table:style-name="ce1"/>
          <table:table-cell office:value-type="float" office:value="4.2000293731689287E-2" table:formula="of:=[.H230] - [.$H$343]" table:style-name="ce1">
            <text:p>0.04200029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6.237" table:style-name="ce1">
            <text:p>1739053316</text:p>
          </table:table-cell>
          <table:table-cell office:value-type="float" office:value="1739053316.826" table:style-name="ce1">
            <text:p>1739053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99998664855957" table:formula="of:=[.B231]-[.A231]" table:style-name="ce1">
            <text:p>0.588999987</text:p>
          </table:table-cell>
          <table:table-cell table:style-name="ce1"/>
          <table:table-cell office:value-type="float" office:value="0.20800018310546858" table:formula="of:=[.H231] - [.$H$343]" table:style-name="ce1">
            <text:p>0.20800018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7.27" table:style-name="ce1">
            <text:p>1739053317</text:p>
          </table:table-cell>
          <table:table-cell office:value-type="float" office:value="1739053317.822" table:style-name="ce1">
            <text:p>17390533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232]-[.A232]" table:style-name="ce1">
            <text:p>0.552000046</text:p>
          </table:table-cell>
          <table:table-cell table:style-name="ce1"/>
          <table:table-cell office:value-type="float" office:value="0.1710002422332762" table:formula="of:=[.H232] - [.$H$343]" table:style-name="ce1">
            <text:p>0.17100024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8.237" table:style-name="ce1">
            <text:p>1739053318</text:p>
          </table:table-cell>
          <table:table-cell office:value-type="float" office:value="1739053318.776" table:style-name="ce1">
            <text:p>17390533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00003433227539" table:formula="of:=[.B233]-[.A233]" table:style-name="ce1">
            <text:p>0.539000034</text:p>
          </table:table-cell>
          <table:table-cell table:style-name="ce1"/>
          <table:table-cell office:value-type="float" office:value="0.1580002307891844" table:formula="of:=[.H233] - [.$H$343]" table:style-name="ce1">
            <text:p>0.15800023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19.204" table:style-name="ce1">
            <text:p>1739053319</text:p>
          </table:table-cell>
          <table:table-cell office:value-type="float" office:value="1739053319.839" table:style-name="ce1">
            <text:p>17390533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499999046325684" table:formula="of:=[.B234]-[.A234]" table:style-name="ce1">
            <text:p>0.63499999</text:p>
          </table:table-cell>
          <table:table-cell table:style-name="ce1"/>
          <table:table-cell office:value-type="float" office:value="0.25400018692016585" table:formula="of:=[.H234] - [.$H$343]" table:style-name="ce1">
            <text:p>0.25400018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0.3039999" table:style-name="ce1">
            <text:p>1739053320</text:p>
          </table:table-cell>
          <table:table-cell office:value-type="float" office:value="1739053320.789" table:style-name="ce1">
            <text:p>1739053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50001335144043" table:formula="of:=[.B235]-[.A235]" table:style-name="ce1">
            <text:p>0.485000134</text:p>
          </table:table-cell>
          <table:table-cell table:style-name="ce1"/>
          <table:table-cell office:value-type="float" office:value="0.10400032997131331" table:formula="of:=[.H235] - [.$H$343]" table:style-name="ce1">
            <text:p>0.1040003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1.237" table:style-name="ce1">
            <text:p>1739053321</text:p>
          </table:table-cell>
          <table:table-cell office:value-type="float" office:value="1739053321.779" table:style-name="ce1">
            <text:p>1739053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236]-[.A236]" table:style-name="ce1">
            <text:p>0.542000055</text:p>
          </table:table-cell>
          <table:table-cell table:style-name="ce1"/>
          <table:table-cell office:value-type="float" office:value="0.16100025177001936" table:formula="of:=[.H236] - [.$H$343]" table:style-name="ce1">
            <text:p>0.16100025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2.3039999" table:style-name="ce1">
            <text:p>1739053322</text:p>
          </table:table-cell>
          <table:table-cell office:value-type="float" office:value="1739053322.7809999" table:style-name="ce1">
            <text:p>1739053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699999809265137" table:formula="of:=[.B237]-[.A237]" table:style-name="ce1">
            <text:p>0.476999998</text:p>
          </table:table-cell>
          <table:table-cell table:style-name="ce1"/>
          <table:table-cell office:value-type="float" office:value="9.600019454956038E-2" table:formula="of:=[.H237] - [.$H$343]" table:style-name="ce1">
            <text:p>0.09600019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3.27" table:style-name="ce1">
            <text:p>1739053323</text:p>
          </table:table-cell>
          <table:table-cell office:value-type="float" office:value="1739053323.7920001" table:style-name="ce1">
            <text:p>17390533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00007438659668" table:formula="of:=[.B238]-[.A238]" table:style-name="ce1">
            <text:p>0.522000074</text:p>
          </table:table-cell>
          <table:table-cell table:style-name="ce1"/>
          <table:table-cell office:value-type="float" office:value="0.14100027084350569" table:formula="of:=[.H238] - [.$H$343]" table:style-name="ce1">
            <text:p>0.14100027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4.27" table:style-name="ce1">
            <text:p>1739053324</text:p>
          </table:table-cell>
          <table:table-cell office:value-type="float" office:value="1739053324.7880001" table:style-name="ce1">
            <text:p>17390533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00012588500977" table:formula="of:=[.B239]-[.A239]" table:style-name="ce1">
            <text:p>0.518000126</text:p>
          </table:table-cell>
          <table:table-cell table:style-name="ce1"/>
          <table:table-cell office:value-type="float" office:value="0.13700032234191878" table:formula="of:=[.H239] - [.$H$343]" table:style-name="ce1">
            <text:p>0.1370003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5.237" table:style-name="ce1">
            <text:p>1739053325</text:p>
          </table:table-cell>
          <table:table-cell office:value-type="float" office:value="1739053325.8540001" table:style-name="ce1">
            <text:p>1739053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700010299682617" table:formula="of:=[.B240]-[.A240]" table:style-name="ce1">
            <text:p>0.617000103</text:p>
          </table:table-cell>
          <table:table-cell table:style-name="ce1"/>
          <table:table-cell office:value-type="float" office:value="0.23600029945373519" table:formula="of:=[.H240] - [.$H$343]" table:style-name="ce1">
            <text:p>0.23600029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6.237" table:style-name="ce1">
            <text:p>1739053326</text:p>
          </table:table-cell>
          <table:table-cell office:value-type="float" office:value="1739053326.7880001" table:style-name="ce1">
            <text:p>17390533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00011825561523" table:formula="of:=[.B241]-[.A241]" table:style-name="ce1">
            <text:p>0.551000118</text:p>
          </table:table-cell>
          <table:table-cell table:style-name="ce1"/>
          <table:table-cell office:value-type="float" office:value="0.17000031471252425" table:formula="of:=[.H241] - [.$H$343]" table:style-name="ce1">
            <text:p>0.17000031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7.27" table:style-name="ce1">
            <text:p>1739053327</text:p>
          </table:table-cell>
          <table:table-cell office:value-type="float" office:value="1739053327.8010001" table:style-name="ce1">
            <text:p>1739053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100013732910156" table:formula="of:=[.B242]-[.A242]" table:style-name="ce1">
            <text:p>0.531000137</text:p>
          </table:table-cell>
          <table:table-cell table:style-name="ce1"/>
          <table:table-cell office:value-type="float" office:value="0.15000033378601058" table:formula="of:=[.H242] - [.$H$343]" table:style-name="ce1">
            <text:p>0.15000033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8.237" table:style-name="ce1">
            <text:p>1739053328</text:p>
          </table:table-cell>
          <table:table-cell office:value-type="float" office:value="1739053328.7909999" table:style-name="ce1">
            <text:p>1739053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399990081787109" table:formula="of:=[.B243]-[.A243]" table:style-name="ce1">
            <text:p>0.553999901</text:p>
          </table:table-cell>
          <table:table-cell table:style-name="ce1"/>
          <table:table-cell office:value-type="float" office:value="0.17300009727478011" table:formula="of:=[.H243] - [.$H$343]" table:style-name="ce1">
            <text:p>0.17300009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29.3039999" table:style-name="ce1">
            <text:p>1739053329</text:p>
          </table:table-cell>
          <table:table-cell office:value-type="float" office:value="1739053329.7980001" table:style-name="ce1">
            <text:p>1739053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400019645690918" table:formula="of:=[.B244]-[.A244]" table:style-name="ce1">
            <text:p>0.494000196</text:p>
          </table:table-cell>
          <table:table-cell table:style-name="ce1"/>
          <table:table-cell office:value-type="float" office:value="0.11300039291381819" table:formula="of:=[.H244] - [.$H$343]" table:style-name="ce1">
            <text:p>0.1130003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0.27" table:style-name="ce1">
            <text:p>1739053330</text:p>
          </table:table-cell>
          <table:table-cell office:value-type="float" office:value="1739053330.8" table:style-name="ce1">
            <text:p>17390533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99997138977051" table:formula="of:=[.B245]-[.A245]" table:style-name="ce1">
            <text:p>0.529999971</text:p>
          </table:table-cell>
          <table:table-cell table:style-name="ce1"/>
          <table:table-cell office:value-type="float" office:value="0.14900016784667952" table:formula="of:=[.H245] - [.$H$343]" table:style-name="ce1">
            <text:p>0.14900016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1.27" table:style-name="ce1">
            <text:p>1739053331</text:p>
          </table:table-cell>
          <table:table-cell office:value-type="float" office:value="1739053331.799" table:style-name="ce1">
            <text:p>17390533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246]-[.A246]" table:style-name="ce1">
            <text:p>0.529000044</text:p>
          </table:table-cell>
          <table:table-cell table:style-name="ce1"/>
          <table:table-cell office:value-type="float" office:value="0.14800024032592757" table:formula="of:=[.H246] - [.$H$343]" table:style-name="ce1">
            <text:p>0.148000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2.3039999" table:style-name="ce1">
            <text:p>1739053332</text:p>
          </table:table-cell>
          <table:table-cell office:value-type="float" office:value="1739053332.806" table:style-name="ce1">
            <text:p>1739053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200009346008301" table:formula="of:=[.B247]-[.A247]" table:style-name="ce1">
            <text:p>0.502000093</text:p>
          </table:table-cell>
          <table:table-cell table:style-name="ce1"/>
          <table:table-cell office:value-type="float" office:value="0.12100028991699202" table:formula="of:=[.H247] - [.$H$343]" table:style-name="ce1">
            <text:p>0.1210002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3.27" table:style-name="ce1">
            <text:p>1739053333</text:p>
          </table:table-cell>
          <table:table-cell office:value-type="float" office:value="1739053333.806" table:style-name="ce1">
            <text:p>1739053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00001335144043" table:formula="of:=[.B248]-[.A248]" table:style-name="ce1">
            <text:p>0.536000013</text:p>
          </table:table-cell>
          <table:table-cell table:style-name="ce1"/>
          <table:table-cell office:value-type="float" office:value="0.15500020980834944" table:formula="of:=[.H248] - [.$H$343]" table:style-name="ce1">
            <text:p>0.1550002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4.237" table:style-name="ce1">
            <text:p>1739053334</text:p>
          </table:table-cell>
          <table:table-cell office:value-type="float" office:value="1739053334.806" table:style-name="ce1">
            <text:p>17390533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249]-[.A249]" table:style-name="ce1">
            <text:p>0.569000006</text:p>
          </table:table-cell>
          <table:table-cell table:style-name="ce1"/>
          <table:table-cell office:value-type="float" office:value="0.18800020217895491" table:formula="of:=[.H249] - [.$H$343]" table:style-name="ce1">
            <text:p>0.1880002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5.3039999" table:style-name="ce1">
            <text:p>1739053335</text:p>
          </table:table-cell>
          <table:table-cell office:value-type="float" office:value="1739053335.8210001" table:style-name="ce1">
            <text:p>17390533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700019836425781" table:formula="of:=[.B250]-[.A250]" table:style-name="ce1">
            <text:p>0.517000198</text:p>
          </table:table-cell>
          <table:table-cell table:style-name="ce1"/>
          <table:table-cell office:value-type="float" office:value="0.13600039482116683" table:formula="of:=[.H250] - [.$H$343]" table:style-name="ce1">
            <text:p>0.13600039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6.27" table:style-name="ce1">
            <text:p>1739053336</text:p>
          </table:table-cell>
          <table:table-cell office:value-type="float" office:value="1739053336.8099999" table:style-name="ce1">
            <text:p>17390533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251]-[.A251]" table:style-name="ce1">
            <text:p>0.539999962</text:p>
          </table:table-cell>
          <table:table-cell table:style-name="ce1"/>
          <table:table-cell office:value-type="float" office:value="0.15900015830993636" table:formula="of:=[.H251] - [.$H$343]" table:style-name="ce1">
            <text:p>0.15900015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7.27" table:style-name="ce1">
            <text:p>1739053337</text:p>
          </table:table-cell>
          <table:table-cell office:value-type="float" office:value="1739053337.8099999" table:style-name="ce1">
            <text:p>17390533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252]-[.A252]" table:style-name="ce1">
            <text:p>0.539999962</text:p>
          </table:table-cell>
          <table:table-cell table:style-name="ce1"/>
          <table:table-cell office:value-type="float" office:value="0.15900015830993636" table:formula="of:=[.H252] - [.$H$343]" table:style-name="ce1">
            <text:p>0.15900015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8.204" table:style-name="ce1">
            <text:p>1739053338</text:p>
          </table:table-cell>
          <table:table-cell office:value-type="float" office:value="1739053338.8180001" table:style-name="ce1">
            <text:p>17390533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400008201599121" table:formula="of:=[.B253]-[.A253]" table:style-name="ce1">
            <text:p>0.614000082</text:p>
          </table:table-cell>
          <table:table-cell table:style-name="ce1"/>
          <table:table-cell office:value-type="float" office:value="0.23300027847290022" table:formula="of:=[.H253] - [.$H$343]" table:style-name="ce1">
            <text:p>0.2330002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39.27" table:style-name="ce1">
            <text:p>1739053339</text:p>
          </table:table-cell>
          <table:table-cell office:value-type="float" office:value="1739053339.8080001" table:style-name="ce1">
            <text:p>1739053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00010681152344" table:formula="of:=[.B254]-[.A254]" table:style-name="ce1">
            <text:p>0.538000107</text:p>
          </table:table-cell>
          <table:table-cell table:style-name="ce1"/>
          <table:table-cell office:value-type="float" office:value="0.15700030326843245" table:formula="of:=[.H254] - [.$H$343]" table:style-name="ce1">
            <text:p>0.15700030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0.3039999" table:style-name="ce1">
            <text:p>1739053340</text:p>
          </table:table-cell>
          <table:table-cell office:value-type="float" office:value="1739053340.8110001" table:style-name="ce1">
            <text:p>1739053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00020790100098" table:formula="of:=[.B255]-[.A255]" table:style-name="ce1">
            <text:p>0.507000208</text:p>
          </table:table-cell>
          <table:table-cell table:style-name="ce1"/>
          <table:table-cell office:value-type="float" office:value="0.12600040435790999" table:formula="of:=[.H255] - [.$H$343]" table:style-name="ce1">
            <text:p>0.1260004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1.27" table:style-name="ce1">
            <text:p>1739053341</text:p>
          </table:table-cell>
          <table:table-cell office:value-type="float" office:value="1739053341.8139999" table:style-name="ce1">
            <text:p>17390533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256]-[.A256]" table:style-name="ce1">
            <text:p>0.54399991</text:p>
          </table:table-cell>
          <table:table-cell table:style-name="ce1"/>
          <table:table-cell office:value-type="float" office:value="0.16300010681152327" table:formula="of:=[.H256] - [.$H$343]" table:style-name="ce1">
            <text:p>0.16300010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2.237" table:style-name="ce1">
            <text:p>1739053342</text:p>
          </table:table-cell>
          <table:table-cell office:value-type="float" office:value="1739053342.825" table:style-name="ce1">
            <text:p>17390533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00005912780762" table:formula="of:=[.B257]-[.A257]" table:style-name="ce1">
            <text:p>0.588000059</text:p>
          </table:table-cell>
          <table:table-cell table:style-name="ce1"/>
          <table:table-cell office:value-type="float" office:value="0.20700025558471663" table:formula="of:=[.H257] - [.$H$343]" table:style-name="ce1">
            <text:p>0.20700025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3.237" table:style-name="ce1">
            <text:p>1739053343</text:p>
          </table:table-cell>
          <table:table-cell office:value-type="float" office:value="1739053343.8199999" table:style-name="ce1">
            <text:p>1739053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299994468688965" table:formula="of:=[.B258]-[.A258]" table:style-name="ce1">
            <text:p>0.582999945</text:p>
          </table:table-cell>
          <table:table-cell table:style-name="ce1"/>
          <table:table-cell office:value-type="float" office:value="0.20200014114379866" table:formula="of:=[.H258] - [.$H$343]" table:style-name="ce1">
            <text:p>0.20200014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4.3699999" table:style-name="ce1">
            <text:p>1739053344</text:p>
          </table:table-cell>
          <table:table-cell office:value-type="float" office:value="1739053344.8900001" table:style-name="ce1">
            <text:p>1739053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000021934509277" table:formula="of:=[.B259]-[.A259]" table:style-name="ce1">
            <text:p>0.520000219</text:p>
          </table:table-cell>
          <table:table-cell table:style-name="ce1"/>
          <table:table-cell office:value-type="float" office:value="0.13900041580200179" table:formula="of:=[.H259] - [.$H$343]" table:style-name="ce1">
            <text:p>0.13900041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5.3369999" table:style-name="ce1">
            <text:p>1739053345</text:p>
          </table:table-cell>
          <table:table-cell office:value-type="float" office:value="1739053345.816" table:style-name="ce1">
            <text:p>17390533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900009155273438" table:formula="of:=[.B260]-[.A260]" table:style-name="ce1">
            <text:p>0.479000092</text:p>
          </table:table-cell>
          <table:table-cell table:style-name="ce1"/>
          <table:table-cell office:value-type="float" office:value="9.8000288009643388E-2" table:formula="of:=[.H260] - [.$H$343]" table:style-name="ce1">
            <text:p>0.09800028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6.3039999" table:style-name="ce1">
            <text:p>1739053346</text:p>
          </table:table-cell>
          <table:table-cell office:value-type="float" office:value="1739053346.8410001" table:style-name="ce1">
            <text:p>17390533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00017929077148" table:formula="of:=[.B261]-[.A261]" table:style-name="ce1">
            <text:p>0.537000179</text:p>
          </table:table-cell>
          <table:table-cell table:style-name="ce1"/>
          <table:table-cell office:value-type="float" office:value="0.1560003757476805" table:formula="of:=[.H261] - [.$H$343]" table:style-name="ce1">
            <text:p>0.15600037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7.3699999" table:style-name="ce1">
            <text:p>1739053347</text:p>
          </table:table-cell>
          <table:table-cell office:value-type="float" office:value="1739053347.8310001" table:style-name="ce1">
            <text:p>17390533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100020408630371" table:formula="of:=[.B262]-[.A262]" table:style-name="ce1">
            <text:p>0.461000204</text:p>
          </table:table-cell>
          <table:table-cell table:style-name="ce1"/>
          <table:table-cell office:value-type="float" office:value="8.0000400543212724E-2" table:formula="of:=[.H262] - [.$H$343]" table:style-name="ce1">
            <text:p>0.08000040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8.237" table:style-name="ce1">
            <text:p>1739053348</text:p>
          </table:table-cell>
          <table:table-cell office:value-type="float" office:value="1739053348.8299999" table:style-name="ce1">
            <text:p>1739053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299993515014648" table:formula="of:=[.B263]-[.A263]" table:style-name="ce1">
            <text:p>0.592999935</text:p>
          </table:table-cell>
          <table:table-cell table:style-name="ce1"/>
          <table:table-cell office:value-type="float" office:value="0.2120001316070555" table:formula="of:=[.H263] - [.$H$343]" table:style-name="ce1">
            <text:p>0.21200013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49.27" table:style-name="ce1">
            <text:p>1739053349</text:p>
          </table:table-cell>
          <table:table-cell office:value-type="float" office:value="1739053349.8380001" table:style-name="ce1">
            <text:p>1739053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800007820129395" table:formula="of:=[.B264]-[.A264]" table:style-name="ce1">
            <text:p>0.568000078</text:p>
          </table:table-cell>
          <table:table-cell table:style-name="ce1"/>
          <table:table-cell office:value-type="float" office:value="0.18700027465820296" table:formula="of:=[.H264] - [.$H$343]" table:style-name="ce1">
            <text:p>0.1870002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0.3699999" table:style-name="ce1">
            <text:p>1739053350</text:p>
          </table:table-cell>
          <table:table-cell office:value-type="float" office:value="1739053350.836" table:style-name="ce1">
            <text:p>1739053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600008010864258" table:formula="of:=[.B265]-[.A265]" table:style-name="ce1">
            <text:p>0.46600008</text:p>
          </table:table-cell>
          <table:table-cell table:style-name="ce1"/>
          <table:table-cell office:value-type="float" office:value="8.5000276565551591E-2" table:formula="of:=[.H265] - [.$H$343]" table:style-name="ce1">
            <text:p>0.08500027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1.27" table:style-name="ce1">
            <text:p>1739053351</text:p>
          </table:table-cell>
          <table:table-cell office:value-type="float" office:value="1739053351.835" table:style-name="ce1">
            <text:p>17390533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266]-[.A266]" table:style-name="ce1">
            <text:p>0.565000057</text:p>
          </table:table-cell>
          <table:table-cell table:style-name="ce1"/>
          <table:table-cell office:value-type="float" office:value="0.184000253677368" table:formula="of:=[.H266] - [.$H$343]" table:style-name="ce1">
            <text:p>0.1840002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2.27" table:style-name="ce1">
            <text:p>1739053352</text:p>
          </table:table-cell>
          <table:table-cell office:value-type="float" office:value="1739053352.8399999" table:style-name="ce1">
            <text:p>1739053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99993324279785" table:formula="of:=[.B267]-[.A267]" table:style-name="ce1">
            <text:p>0.569999933</text:p>
          </table:table-cell>
          <table:table-cell table:style-name="ce1"/>
          <table:table-cell office:value-type="float" office:value="0.18900012969970686" table:formula="of:=[.H267] - [.$H$343]" table:style-name="ce1">
            <text:p>0.1890001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3.237" table:style-name="ce1">
            <text:p>1739053353</text:p>
          </table:table-cell>
          <table:table-cell office:value-type="float" office:value="1739053353.836" table:style-name="ce1">
            <text:p>17390533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899997711181641" table:formula="of:=[.B268]-[.A268]" table:style-name="ce1">
            <text:p>0.598999977</text:p>
          </table:table-cell>
          <table:table-cell table:style-name="ce1"/>
          <table:table-cell office:value-type="float" office:value="0.21800017356872542" table:formula="of:=[.H268] - [.$H$343]" table:style-name="ce1">
            <text:p>0.21800017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4.3699999" table:style-name="ce1">
            <text:p>1739053354</text:p>
          </table:table-cell>
          <table:table-cell office:value-type="float" office:value="1739053354.8440001" table:style-name="ce1">
            <text:p>1739053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400021553039551" table:formula="of:=[.B269]-[.A269]" table:style-name="ce1">
            <text:p>0.474000216</text:p>
          </table:table-cell>
          <table:table-cell table:style-name="ce1"/>
          <table:table-cell office:value-type="float" office:value="9.3000411987304521E-2" table:formula="of:=[.H269] - [.$H$343]" table:style-name="ce1">
            <text:p>0.09300041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5.3699999" table:style-name="ce1">
            <text:p>1739053355</text:p>
          </table:table-cell>
          <table:table-cell office:value-type="float" office:value="1739053355.839" table:style-name="ce1">
            <text:p>1739053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900010108947754" table:formula="of:=[.B270]-[.A270]" table:style-name="ce1">
            <text:p>0.469000101</text:p>
          </table:table-cell>
          <table:table-cell table:style-name="ce1"/>
          <table:table-cell office:value-type="float" office:value="8.8000297546386552E-2" table:formula="of:=[.H270] - [.$H$343]" table:style-name="ce1">
            <text:p>0.08800029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6.27" table:style-name="ce1">
            <text:p>1739053356</text:p>
          </table:table-cell>
          <table:table-cell office:value-type="float" office:value="1739053356.8380001" table:style-name="ce1">
            <text:p>17390533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800007820129395" table:formula="of:=[.B271]-[.A271]" table:style-name="ce1">
            <text:p>0.568000078</text:p>
          </table:table-cell>
          <table:table-cell table:style-name="ce1"/>
          <table:table-cell office:value-type="float" office:value="0.18700027465820296" table:formula="of:=[.H271] - [.$H$343]" table:style-name="ce1">
            <text:p>0.1870002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6.3369999" table:style-name="ce1">
            <text:p>1739053356</text:p>
          </table:table-cell>
          <table:table-cell office:value-type="float" office:value="1739053356.9330001" table:style-name="ce1">
            <text:p>17390533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600019454956055" table:formula="of:=[.B272]-[.A272]" table:style-name="ce1">
            <text:p>0.596000195</text:p>
          </table:table-cell>
          <table:table-cell table:style-name="ce1"/>
          <table:table-cell office:value-type="float" office:value="0.21500039100646956" table:formula="of:=[.H272] - [.$H$343]" table:style-name="ce1">
            <text:p>0.21500039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7.3369999" table:style-name="ce1">
            <text:p>1739053357</text:p>
          </table:table-cell>
          <table:table-cell office:value-type="float" office:value="1739053357.8440001" table:style-name="ce1">
            <text:p>1739053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00020790100098" table:formula="of:=[.B273]-[.A273]" table:style-name="ce1">
            <text:p>0.507000208</text:p>
          </table:table-cell>
          <table:table-cell table:style-name="ce1"/>
          <table:table-cell office:value-type="float" office:value="0.12600040435790999" table:formula="of:=[.H273] - [.$H$343]" table:style-name="ce1">
            <text:p>0.12600040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8.3699999" table:style-name="ce1">
            <text:p>1739053358</text:p>
          </table:table-cell>
          <table:table-cell office:value-type="float" office:value="1739053358.8599999" table:style-name="ce1">
            <text:p>17390533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00000953674316" table:formula="of:=[.B274]-[.A274]" table:style-name="ce1">
            <text:p>0.49000001</text:p>
          </table:table-cell>
          <table:table-cell table:style-name="ce1"/>
          <table:table-cell office:value-type="float" office:value="0.10900020599365218" table:formula="of:=[.H274] - [.$H$343]" table:style-name="ce1">
            <text:p>0.10900020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59.3039999" table:style-name="ce1">
            <text:p>1739053359</text:p>
          </table:table-cell>
          <table:table-cell office:value-type="float" office:value="1739053359.849" table:style-name="ce1">
            <text:p>17390533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00007629394531" table:formula="of:=[.B275]-[.A275]" table:style-name="ce1">
            <text:p>0.545000076</text:p>
          </table:table-cell>
          <table:table-cell table:style-name="ce1"/>
          <table:table-cell office:value-type="float" office:value="0.16400027275085433" table:formula="of:=[.H275] - [.$H$343]" table:style-name="ce1">
            <text:p>0.16400027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0.404" table:style-name="ce1">
            <text:p>1739053360</text:p>
          </table:table-cell>
          <table:table-cell office:value-type="float" office:value="1739053360.858" table:style-name="ce1">
            <text:p>17390533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399999618530273" table:formula="of:=[.B276]-[.A276]" table:style-name="ce1">
            <text:p>0.453999996</text:p>
          </table:table-cell>
          <table:table-cell table:style-name="ce1"/>
          <table:table-cell office:value-type="float" office:value="7.3000192642211748E-2" table:formula="of:=[.H276] - [.$H$343]" table:style-name="ce1">
            <text:p>0.07300019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1.3699999" table:style-name="ce1">
            <text:p>1739053361</text:p>
          </table:table-cell>
          <table:table-cell office:value-type="float" office:value="1739053361.8540001" table:style-name="ce1">
            <text:p>17390533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400020599365234" table:formula="of:=[.B277]-[.A277]" table:style-name="ce1">
            <text:p>0.484000206</text:p>
          </table:table-cell>
          <table:table-cell table:style-name="ce1"/>
          <table:table-cell office:value-type="float" office:value="0.10300040245056136" table:formula="of:=[.H277] - [.$H$343]" table:style-name="ce1">
            <text:p>0.1030004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2.3369999" table:style-name="ce1">
            <text:p>1739053362</text:p>
          </table:table-cell>
          <table:table-cell office:value-type="float" office:value="1739053362.974" table:style-name="ce1">
            <text:p>17390533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700008392333984" table:formula="of:=[.B278]-[.A278]" table:style-name="ce1">
            <text:p>0.637000084</text:p>
          </table:table-cell>
          <table:table-cell table:style-name="ce1"/>
          <table:table-cell office:value-type="float" office:value="0.25600028038024886" table:formula="of:=[.H278] - [.$H$343]" table:style-name="ce1">
            <text:p>0.256000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3.3369999" table:style-name="ce1">
            <text:p>1739053363</text:p>
          </table:table-cell>
          <table:table-cell office:value-type="float" office:value="1739053363.974" table:style-name="ce1">
            <text:p>1739053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700008392333984" table:formula="of:=[.B279]-[.A279]" table:style-name="ce1">
            <text:p>0.637000084</text:p>
          </table:table-cell>
          <table:table-cell table:style-name="ce1"/>
          <table:table-cell office:value-type="float" office:value="0.25600028038024886" table:formula="of:=[.H279] - [.$H$343]" table:style-name="ce1">
            <text:p>0.2560002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4.3039999" table:style-name="ce1">
            <text:p>1739053364</text:p>
          </table:table-cell>
          <table:table-cell office:value-type="float" office:value="1739053364.8599999" table:style-name="ce1">
            <text:p>1739053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280]-[.A280]" table:style-name="ce1">
            <text:p>0.555999994</text:p>
          </table:table-cell>
          <table:table-cell table:style-name="ce1"/>
          <table:table-cell office:value-type="float" office:value="0.17500019073486311" table:formula="of:=[.H280] - [.$H$343]" table:style-name="ce1">
            <text:p>0.17500019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5.3369999" table:style-name="ce1">
            <text:p>1739053365</text:p>
          </table:table-cell>
          <table:table-cell office:value-type="float" office:value="1739053365.859" table:style-name="ce1">
            <text:p>1739053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00007438659668" table:formula="of:=[.B281]-[.A281]" table:style-name="ce1">
            <text:p>0.522000074</text:p>
          </table:table-cell>
          <table:table-cell table:style-name="ce1"/>
          <table:table-cell office:value-type="float" office:value="0.14100027084350569" table:formula="of:=[.H281] - [.$H$343]" table:style-name="ce1">
            <text:p>0.14100027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6.27" table:style-name="ce1">
            <text:p>1739053366</text:p>
          </table:table-cell>
          <table:table-cell office:value-type="float" office:value="1739053366.8740001" table:style-name="ce1">
            <text:p>1739053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400009155273438" table:formula="of:=[.B282]-[.A282]" table:style-name="ce1">
            <text:p>0.604000092</text:p>
          </table:table-cell>
          <table:table-cell table:style-name="ce1"/>
          <table:table-cell office:value-type="float" office:value="0.22300028800964339" table:formula="of:=[.H282] - [.$H$343]" table:style-name="ce1">
            <text:p>0.22300028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7.3369999" table:style-name="ce1">
            <text:p>1739053367</text:p>
          </table:table-cell>
          <table:table-cell office:value-type="float" office:value="1739053367.8640001" table:style-name="ce1">
            <text:p>1739053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00018882751465" table:formula="of:=[.B283]-[.A283]" table:style-name="ce1">
            <text:p>0.527000189</text:p>
          </table:table-cell>
          <table:table-cell table:style-name="ce1"/>
          <table:table-cell office:value-type="float" office:value="0.14600038528442366" table:formula="of:=[.H283] - [.$H$343]" table:style-name="ce1">
            <text:p>0.14600038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8.3039999" table:style-name="ce1">
            <text:p>1739053368</text:p>
          </table:table-cell>
          <table:table-cell office:value-type="float" office:value="1739053368.869" table:style-name="ce1">
            <text:p>17390533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284]-[.A284]" table:style-name="ce1">
            <text:p>0.565000057</text:p>
          </table:table-cell>
          <table:table-cell table:style-name="ce1"/>
          <table:table-cell office:value-type="float" office:value="0.184000253677368" table:formula="of:=[.H284] - [.$H$343]" table:style-name="ce1">
            <text:p>0.1840002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69.437" table:style-name="ce1">
            <text:p>1739053369</text:p>
          </table:table-cell>
          <table:table-cell office:value-type="float" office:value="1739053369.869" table:style-name="ce1">
            <text:p>17390533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3199992179870605" table:formula="of:=[.B285]-[.A285]" table:style-name="ce1">
            <text:p>0.431999922</text:p>
          </table:table-cell>
          <table:table-cell table:style-name="ce1"/>
          <table:table-cell office:value-type="float" office:value="5.1000118255615068E-2" table:formula="of:=[.H285] - [.$H$343]" table:style-name="ce1">
            <text:p>0.05100011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0.3039999" table:style-name="ce1">
            <text:p>1739053370</text:p>
          </table:table-cell>
          <table:table-cell office:value-type="float" office:value="1739053370.8670001" table:style-name="ce1">
            <text:p>17390533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300020217895508" table:formula="of:=[.B286]-[.A286]" table:style-name="ce1">
            <text:p>0.563000202</text:p>
          </table:table-cell>
          <table:table-cell table:style-name="ce1"/>
          <table:table-cell office:value-type="float" office:value="0.18200039863586409" table:formula="of:=[.H286] - [.$H$343]" table:style-name="ce1">
            <text:p>0.18200039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1.3039999" table:style-name="ce1">
            <text:p>1739053371</text:p>
          </table:table-cell>
          <table:table-cell office:value-type="float" office:value="1739053371.865" table:style-name="ce1">
            <text:p>1739053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100010871887207" table:formula="of:=[.B287]-[.A287]" table:style-name="ce1">
            <text:p>0.561000109</text:p>
          </table:table-cell>
          <table:table-cell table:style-name="ce1"/>
          <table:table-cell office:value-type="float" office:value="0.18000030517578108" table:formula="of:=[.H287] - [.$H$343]" table:style-name="ce1">
            <text:p>0.18000030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2.3369999" table:style-name="ce1">
            <text:p>1739053372</text:p>
          </table:table-cell>
          <table:table-cell office:value-type="float" office:value="1739053372.8789999" table:style-name="ce1">
            <text:p>1739053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288]-[.A288]" table:style-name="ce1">
            <text:p>0.542000055</text:p>
          </table:table-cell>
          <table:table-cell table:style-name="ce1"/>
          <table:table-cell office:value-type="float" office:value="0.16100025177001936" table:formula="of:=[.H288] - [.$H$343]" table:style-name="ce1">
            <text:p>0.16100025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3.3699999" table:style-name="ce1">
            <text:p>1739053373</text:p>
          </table:table-cell>
          <table:table-cell office:value-type="float" office:value="1739053373.875" table:style-name="ce1">
            <text:p>17390533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500011444091797" table:formula="of:=[.B289]-[.A289]" table:style-name="ce1">
            <text:p>0.505000114</text:p>
          </table:table-cell>
          <table:table-cell table:style-name="ce1"/>
          <table:table-cell office:value-type="float" office:value="0.12400031089782698" table:formula="of:=[.H289] - [.$H$343]" table:style-name="ce1">
            <text:p>0.12400031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4.3699999" table:style-name="ce1">
            <text:p>1739053374</text:p>
          </table:table-cell>
          <table:table-cell office:value-type="float" office:value="1739053374.8829999" table:style-name="ce1">
            <text:p>17390533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290]-[.A290]" table:style-name="ce1">
            <text:p>0.513000011</text:p>
          </table:table-cell>
          <table:table-cell table:style-name="ce1"/>
          <table:table-cell office:value-type="float" office:value="0.13200020790100081" table:formula="of:=[.H290] - [.$H$343]" table:style-name="ce1">
            <text:p>0.13200020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5.3039999" table:style-name="ce1">
            <text:p>1739053375</text:p>
          </table:table-cell>
          <table:table-cell office:value-type="float" office:value="1739053375.8900001" table:style-name="ce1">
            <text:p>17390533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600020408630371" table:formula="of:=[.B291]-[.A291]" table:style-name="ce1">
            <text:p>0.586000204</text:p>
          </table:table-cell>
          <table:table-cell table:style-name="ce1"/>
          <table:table-cell office:value-type="float" office:value="0.20500040054321272" table:formula="of:=[.H291] - [.$H$343]" table:style-name="ce1">
            <text:p>0.20500040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6.27" table:style-name="ce1">
            <text:p>1739053376</text:p>
          </table:table-cell>
          <table:table-cell office:value-type="float" office:value="1739053376.8829999" table:style-name="ce1">
            <text:p>17390533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299991607666016" table:formula="of:=[.B292]-[.A292]" table:style-name="ce1">
            <text:p>0.612999916</text:p>
          </table:table-cell>
          <table:table-cell table:style-name="ce1"/>
          <table:table-cell office:value-type="float" office:value="0.23200011253356917" table:formula="of:=[.H292] - [.$H$343]" table:style-name="ce1">
            <text:p>0.23200011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7.3369999" table:style-name="ce1">
            <text:p>1739053377</text:p>
          </table:table-cell>
          <table:table-cell office:value-type="float" office:value="1739053377.878" table:style-name="ce1">
            <text:p>1739053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10001277923584" table:formula="of:=[.B293]-[.A293]" table:style-name="ce1">
            <text:p>0.541000128</text:p>
          </table:table-cell>
          <table:table-cell table:style-name="ce1"/>
          <table:table-cell office:value-type="float" office:value="0.16000032424926741" table:formula="of:=[.H293] - [.$H$343]" table:style-name="ce1">
            <text:p>0.16000032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8.3039999" table:style-name="ce1">
            <text:p>1739053378</text:p>
          </table:table-cell>
          <table:table-cell office:value-type="float" office:value="1739053378.8889999" table:style-name="ce1">
            <text:p>17390533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00003814697266" table:formula="of:=[.B294]-[.A294]" table:style-name="ce1">
            <text:p>0.585000038</text:p>
          </table:table-cell>
          <table:table-cell table:style-name="ce1"/>
          <table:table-cell office:value-type="float" office:value="0.20400023460388167" table:formula="of:=[.H294] - [.$H$343]" table:style-name="ce1">
            <text:p>0.20400023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79.404" table:style-name="ce1">
            <text:p>1739053379</text:p>
          </table:table-cell>
          <table:table-cell office:value-type="float" office:value="1739053379.8789999" table:style-name="ce1">
            <text:p>17390533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499990463256836" table:formula="of:=[.B295]-[.A295]" table:style-name="ce1">
            <text:p>0.474999905</text:p>
          </table:table-cell>
          <table:table-cell table:style-name="ce1"/>
          <table:table-cell office:value-type="float" office:value="9.4000101089477373E-2" table:formula="of:=[.H295] - [.$H$343]" table:style-name="ce1">
            <text:p>0.09400010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0.404" table:style-name="ce1">
            <text:p>1739053380</text:p>
          </table:table-cell>
          <table:table-cell office:value-type="float" office:value="1739053380.8940001" table:style-name="ce1">
            <text:p>17390533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00000953674316" table:formula="of:=[.B296]-[.A296]" table:style-name="ce1">
            <text:p>0.49000001</text:p>
          </table:table-cell>
          <table:table-cell table:style-name="ce1"/>
          <table:table-cell office:value-type="float" office:value="0.10900020599365218" table:formula="of:=[.H296] - [.$H$343]" table:style-name="ce1">
            <text:p>0.10900020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1.3699999" table:style-name="ce1">
            <text:p>1739053381</text:p>
          </table:table-cell>
          <table:table-cell office:value-type="float" office:value="1739053381.881" table:style-name="ce1">
            <text:p>17390533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100015640258789" table:formula="of:=[.B297]-[.A297]" table:style-name="ce1">
            <text:p>0.511000156</text:p>
          </table:table-cell>
          <table:table-cell table:style-name="ce1"/>
          <table:table-cell office:value-type="float" office:value="0.1300003528594969" table:formula="of:=[.H297] - [.$H$343]" table:style-name="ce1">
            <text:p>0.13000035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2.3369999" table:style-name="ce1">
            <text:p>1739053382</text:p>
          </table:table-cell>
          <table:table-cell office:value-type="float" office:value="1739053382.904" table:style-name="ce1">
            <text:p>17390533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00015068054199" table:formula="of:=[.B298]-[.A298]" table:style-name="ce1">
            <text:p>0.567000151</text:p>
          </table:table-cell>
          <table:table-cell table:style-name="ce1"/>
          <table:table-cell office:value-type="float" office:value="0.18600034713745101" table:formula="of:=[.H298] - [.$H$343]" table:style-name="ce1">
            <text:p>0.18600034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3.47" table:style-name="ce1">
            <text:p>1739053383</text:p>
          </table:table-cell>
          <table:table-cell office:value-type="float" office:value="1739053383.8959999" table:style-name="ce1">
            <text:p>17390533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2599987983703613" table:formula="of:=[.B299]-[.A299]" table:style-name="ce1">
            <text:p>0.42599988</text:p>
          </table:table-cell>
          <table:table-cell table:style-name="ce1"/>
          <table:table-cell office:value-type="float" office:value="4.5000076293945146E-2" table:formula="of:=[.H299] - [.$H$343]" table:style-name="ce1">
            <text:p>0.04500007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4.3699999" table:style-name="ce1">
            <text:p>1739053384</text:p>
          </table:table-cell>
          <table:table-cell office:value-type="float" office:value="1739053384.888" table:style-name="ce1">
            <text:p>17390533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00012588500977" table:formula="of:=[.B300]-[.A300]" table:style-name="ce1">
            <text:p>0.518000126</text:p>
          </table:table-cell>
          <table:table-cell table:style-name="ce1"/>
          <table:table-cell office:value-type="float" office:value="0.13700032234191878" table:formula="of:=[.H300] - [.$H$343]" table:style-name="ce1">
            <text:p>0.1370003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5.3369999" table:style-name="ce1">
            <text:p>1739053385</text:p>
          </table:table-cell>
          <table:table-cell office:value-type="float" office:value="1739053385.8959999" table:style-name="ce1">
            <text:p>1739053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900001525878906" table:formula="of:=[.B301]-[.A301]" table:style-name="ce1">
            <text:p>0.559000015</text:p>
          </table:table-cell>
          <table:table-cell table:style-name="ce1"/>
          <table:table-cell office:value-type="float" office:value="0.17800021171569808" table:formula="of:=[.H301] - [.$H$343]" table:style-name="ce1">
            <text:p>0.17800021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6.404" table:style-name="ce1">
            <text:p>1739053386</text:p>
          </table:table-cell>
          <table:table-cell office:value-type="float" office:value="1739053386.888" table:style-name="ce1">
            <text:p>1739053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99996757507324" table:formula="of:=[.B302]-[.A302]" table:style-name="ce1">
            <text:p>0.483999968</text:p>
          </table:table-cell>
          <table:table-cell table:style-name="ce1"/>
          <table:table-cell office:value-type="float" office:value="0.10300016403198226" table:formula="of:=[.H302] - [.$H$343]" table:style-name="ce1">
            <text:p>0.10300016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7.3039999" table:style-name="ce1">
            <text:p>1739053387</text:p>
          </table:table-cell>
          <table:table-cell office:value-type="float" office:value="1739053387.9030001" table:style-name="ce1">
            <text:p>1739053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900021553039551" table:formula="of:=[.B303]-[.A303]" table:style-name="ce1">
            <text:p>0.599000216</text:p>
          </table:table-cell>
          <table:table-cell table:style-name="ce1"/>
          <table:table-cell office:value-type="float" office:value="0.21800041198730452" table:formula="of:=[.H303] - [.$H$343]" table:style-name="ce1">
            <text:p>0.21800041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8.437" table:style-name="ce1">
            <text:p>1739053388</text:p>
          </table:table-cell>
          <table:table-cell office:value-type="float" office:value="1739053388.8940001" table:style-name="ce1">
            <text:p>1739053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70000171661377" table:formula="of:=[.B304]-[.A304]" table:style-name="ce1">
            <text:p>0.457000017</text:p>
          </table:table-cell>
          <table:table-cell table:style-name="ce1"/>
          <table:table-cell office:value-type="float" office:value="7.6000213623046708E-2" table:formula="of:=[.H304] - [.$H$343]" table:style-name="ce1">
            <text:p>0.0760002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89.404" table:style-name="ce1">
            <text:p>1739053389</text:p>
          </table:table-cell>
          <table:table-cell office:value-type="float" office:value="1739053389.9000001" table:style-name="ce1">
            <text:p>17390533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00005149841309" table:formula="of:=[.B305]-[.A305]" table:style-name="ce1">
            <text:p>0.496000051</text:p>
          </table:table-cell>
          <table:table-cell table:style-name="ce1"/>
          <table:table-cell office:value-type="float" office:value="0.1150002479553221" table:formula="of:=[.H305] - [.$H$343]" table:style-name="ce1">
            <text:p>0.11500024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0.3369999" table:style-name="ce1">
            <text:p>1739053390</text:p>
          </table:table-cell>
          <table:table-cell office:value-type="float" office:value="1739053390.8940001" table:style-name="ce1">
            <text:p>17390533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700016021728516" table:formula="of:=[.B306]-[.A306]" table:style-name="ce1">
            <text:p>0.55700016</text:p>
          </table:table-cell>
          <table:table-cell table:style-name="ce1"/>
          <table:table-cell office:value-type="float" office:value="0.17600035667419417" table:formula="of:=[.H306] - [.$H$343]" table:style-name="ce1">
            <text:p>0.17600035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0.3699999" table:style-name="ce1">
            <text:p>1739053390</text:p>
          </table:table-cell>
          <table:table-cell office:value-type="float" office:value="1739053390.994" table:style-name="ce1">
            <text:p>17390533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400007247924805" table:formula="of:=[.B307]-[.A307]" table:style-name="ce1">
            <text:p>0.624000072</text:p>
          </table:table-cell>
          <table:table-cell table:style-name="ce1"/>
          <table:table-cell office:value-type="float" office:value="0.24300026893615706" table:formula="of:=[.H307] - [.$H$343]" table:style-name="ce1">
            <text:p>0.24300026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1.404" table:style-name="ce1">
            <text:p>1739053391</text:p>
          </table:table-cell>
          <table:table-cell office:value-type="float" office:value="1739053391.898" table:style-name="ce1">
            <text:p>17390533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308]-[.A308]" table:style-name="ce1">
            <text:p>0.493999958</text:p>
          </table:table-cell>
          <table:table-cell table:style-name="ce1"/>
          <table:table-cell office:value-type="float" office:value="0.11300015449523909" table:formula="of:=[.H308] - [.$H$343]" table:style-name="ce1">
            <text:p>0.11300015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2.3369999" table:style-name="ce1">
            <text:p>1739053392</text:p>
          </table:table-cell>
          <table:table-cell office:value-type="float" office:value="1739053392.9059999" table:style-name="ce1">
            <text:p>1739053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309]-[.A309]" table:style-name="ce1">
            <text:p>0.569000006</text:p>
          </table:table-cell>
          <table:table-cell table:style-name="ce1"/>
          <table:table-cell office:value-type="float" office:value="0.18800020217895491" table:formula="of:=[.H309] - [.$H$343]" table:style-name="ce1">
            <text:p>0.1880002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3.437" table:style-name="ce1">
            <text:p>1739053393</text:p>
          </table:table-cell>
          <table:table-cell office:value-type="float" office:value="1739053393.9100001" table:style-name="ce1">
            <text:p>1739053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300004959106445" table:formula="of:=[.B310]-[.A310]" table:style-name="ce1">
            <text:p>0.47300005</text:p>
          </table:table-cell>
          <table:table-cell table:style-name="ce1"/>
          <table:table-cell office:value-type="float" office:value="9.2000246047973466E-2" table:formula="of:=[.H310] - [.$H$343]" table:style-name="ce1">
            <text:p>0.09200024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4.3699999" table:style-name="ce1">
            <text:p>1739053394</text:p>
          </table:table-cell>
          <table:table-cell office:value-type="float" office:value="1739053394.914" table:style-name="ce1">
            <text:p>1739053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400014877319336" table:formula="of:=[.B311]-[.A311]" table:style-name="ce1">
            <text:p>0.544000149</text:p>
          </table:table-cell>
          <table:table-cell table:style-name="ce1"/>
          <table:table-cell office:value-type="float" office:value="0.16300034523010237" table:formula="of:=[.H311] - [.$H$343]" table:style-name="ce1">
            <text:p>0.16300034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5.437" table:style-name="ce1">
            <text:p>1739053395</text:p>
          </table:table-cell>
          <table:table-cell office:value-type="float" office:value="1739053395.918" table:style-name="ce1">
            <text:p>1739053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099994659423828" table:formula="of:=[.B312]-[.A312]" table:style-name="ce1">
            <text:p>0.480999947</text:p>
          </table:table-cell>
          <table:table-cell table:style-name="ce1"/>
          <table:table-cell office:value-type="float" office:value="0.10000014305114729" table:formula="of:=[.H312] - [.$H$343]" table:style-name="ce1">
            <text:p>0.10000014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6.3699999" table:style-name="ce1">
            <text:p>1739053396</text:p>
          </table:table-cell>
          <table:table-cell office:value-type="float" office:value="1739053396.9119999" table:style-name="ce1">
            <text:p>1739053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313]-[.A313]" table:style-name="ce1">
            <text:p>0.542000055</text:p>
          </table:table-cell>
          <table:table-cell table:style-name="ce1"/>
          <table:table-cell office:value-type="float" office:value="0.16100025177001936" table:formula="of:=[.H313] - [.$H$343]" table:style-name="ce1">
            <text:p>0.16100025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7.437" table:style-name="ce1">
            <text:p>1739053397</text:p>
          </table:table-cell>
          <table:table-cell office:value-type="float" office:value="1739053397.915" table:style-name="ce1">
            <text:p>17390533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799992561340332" table:formula="of:=[.B314]-[.A314]" table:style-name="ce1">
            <text:p>0.477999926</text:p>
          </table:table-cell>
          <table:table-cell table:style-name="ce1"/>
          <table:table-cell office:value-type="float" office:value="9.7000122070312333E-2" table:formula="of:=[.H314] - [.$H$343]" table:style-name="ce1">
            <text:p>0.0970001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8.3710001" table:style-name="ce1">
            <text:p>1739053398</text:p>
          </table:table-cell>
          <table:table-cell office:value-type="float" office:value="1739053398.911" table:style-name="ce1">
            <text:p>17390533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315]-[.A315]" table:style-name="ce1">
            <text:p>0.539999962</text:p>
          </table:table-cell>
          <table:table-cell table:style-name="ce1"/>
          <table:table-cell office:value-type="float" office:value="0.15900015830993636" table:formula="of:=[.H315] - [.$H$343]" table:style-name="ce1">
            <text:p>0.15900015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399.404" table:style-name="ce1">
            <text:p>1739053399</text:p>
          </table:table-cell>
          <table:table-cell office:value-type="float" office:value="1739053399.915" table:style-name="ce1">
            <text:p>17390534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316]-[.A316]" table:style-name="ce1">
            <text:p>0.510999918</text:p>
          </table:table-cell>
          <table:table-cell table:style-name="ce1"/>
          <table:table-cell office:value-type="float" office:value="0.1300001144409178" table:formula="of:=[.H316] - [.$H$343]" table:style-name="ce1">
            <text:p>0.13000011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0.437" table:style-name="ce1">
            <text:p>1739053400</text:p>
          </table:table-cell>
          <table:table-cell office:value-type="float" office:value="1739053400.9230001" table:style-name="ce1">
            <text:p>1739053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600006103515625" table:formula="of:=[.B317]-[.A317]" table:style-name="ce1">
            <text:p>0.486000061</text:p>
          </table:table-cell>
          <table:table-cell table:style-name="ce1"/>
          <table:table-cell office:value-type="float" office:value="0.10500025749206526" table:formula="of:=[.H317] - [.$H$343]" table:style-name="ce1">
            <text:p>0.10500025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1.3369999" table:style-name="ce1">
            <text:p>1739053401</text:p>
          </table:table-cell>
          <table:table-cell office:value-type="float" office:value="1739053401.9260001" table:style-name="ce1">
            <text:p>17390534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900022506713867" table:formula="of:=[.B318]-[.A318]" table:style-name="ce1">
            <text:p>0.589000225</text:p>
          </table:table-cell>
          <table:table-cell table:style-name="ce1"/>
          <table:table-cell office:value-type="float" office:value="0.20800042152404769" table:formula="of:=[.H318] - [.$H$343]" table:style-name="ce1">
            <text:p>0.20800042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2.404" table:style-name="ce1">
            <text:p>1739053402</text:p>
          </table:table-cell>
          <table:table-cell office:value-type="float" office:value="1739053402.9189999" table:style-name="ce1">
            <text:p>1739053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49998664855957" table:formula="of:=[.B319]-[.A319]" table:style-name="ce1">
            <text:p>0.514999866</text:p>
          </table:table-cell>
          <table:table-cell table:style-name="ce1"/>
          <table:table-cell office:value-type="float" office:value="0.13400006294250472" table:formula="of:=[.H319] - [.$H$343]" table:style-name="ce1">
            <text:p>0.134000063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3.471" table:style-name="ce1">
            <text:p>1739053403</text:p>
          </table:table-cell>
          <table:table-cell office:value-type="float" office:value="1739053403.934" table:style-name="ce1">
            <text:p>1739053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300005912780762" table:formula="of:=[.B320]-[.A320]" table:style-name="ce1">
            <text:p>0.463000059</text:p>
          </table:table-cell>
          <table:table-cell table:style-name="ce1"/>
          <table:table-cell office:value-type="float" office:value="8.200025558471663E-2" table:formula="of:=[.H320] - [.$H$343]" table:style-name="ce1">
            <text:p>0.08200025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4.3710001" table:style-name="ce1">
            <text:p>1739053404</text:p>
          </table:table-cell>
          <table:table-cell office:value-type="float" office:value="1739053404.9200001" table:style-name="ce1">
            <text:p>1739053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00002479553223" table:formula="of:=[.B321]-[.A321]" table:style-name="ce1">
            <text:p>0.549000025</text:p>
          </table:table-cell>
          <table:table-cell table:style-name="ce1"/>
          <table:table-cell office:value-type="float" office:value="0.16800022125244124" table:formula="of:=[.H321] - [.$H$343]" table:style-name="ce1">
            <text:p>0.16800022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5.471" table:style-name="ce1">
            <text:p>1739053405</text:p>
          </table:table-cell>
          <table:table-cell office:value-type="float" office:value="1739053405.9219999" table:style-name="ce1">
            <text:p>17390534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099997520446777" table:formula="of:=[.B322]-[.A322]" table:style-name="ce1">
            <text:p>0.450999975</text:p>
          </table:table-cell>
          <table:table-cell table:style-name="ce1"/>
          <table:table-cell office:value-type="float" office:value="7.0000171661376787E-2" table:formula="of:=[.H322] - [.$H$343]" table:style-name="ce1">
            <text:p>0.07000017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6.437" table:style-name="ce1">
            <text:p>1739053406</text:p>
          </table:table-cell>
          <table:table-cell office:value-type="float" office:value="1739053406.928" table:style-name="ce1">
            <text:p>1739053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323]-[.A323]" table:style-name="ce1">
            <text:p>0.490999937</text:p>
          </table:table-cell>
          <table:table-cell table:style-name="ce1"/>
          <table:table-cell office:value-type="float" office:value="0.11000013351440413" table:formula="of:=[.H323] - [.$H$343]" table:style-name="ce1">
            <text:p>0.110000134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7.437" table:style-name="ce1">
            <text:p>1739053407</text:p>
          </table:table-cell>
          <table:table-cell office:value-type="float" office:value="1739053407.9400001" table:style-name="ce1">
            <text:p>17390534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324]-[.A324]" table:style-name="ce1">
            <text:p>0.503000021</text:p>
          </table:table-cell>
          <table:table-cell table:style-name="ce1"/>
          <table:table-cell office:value-type="float" office:value="0.12200021743774397" table:formula="of:=[.H324] - [.$H$343]" table:style-name="ce1">
            <text:p>0.1220002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8.404" table:style-name="ce1">
            <text:p>1739053408</text:p>
          </table:table-cell>
          <table:table-cell office:value-type="float" office:value="1739053408.938" table:style-name="ce1">
            <text:p>17390534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399991989135742" table:formula="of:=[.B325]-[.A325]" table:style-name="ce1">
            <text:p>0.53399992</text:p>
          </table:table-cell>
          <table:table-cell table:style-name="ce1"/>
          <table:table-cell office:value-type="float" office:value="0.15300011634826644" table:formula="of:=[.H325] - [.$H$343]" table:style-name="ce1">
            <text:p>0.15300011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09.404" table:style-name="ce1">
            <text:p>1739053409</text:p>
          </table:table-cell>
          <table:table-cell office:value-type="float" office:value="1739053409.941" table:style-name="ce1">
            <text:p>1739053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99994087219238" table:formula="of:=[.B326]-[.A326]" table:style-name="ce1">
            <text:p>0.536999941</text:p>
          </table:table-cell>
          <table:table-cell table:style-name="ce1"/>
          <table:table-cell office:value-type="float" office:value="0.1560001373291014" table:formula="of:=[.H326] - [.$H$343]" table:style-name="ce1">
            <text:p>0.15600013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0.3710001" table:style-name="ce1">
            <text:p>1739053410</text:p>
          </table:table-cell>
          <table:table-cell office:value-type="float" office:value="1739053410.937" table:style-name="ce1">
            <text:p>17390534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99998474121094" table:formula="of:=[.B327]-[.A327]" table:style-name="ce1">
            <text:p>0.565999985</text:p>
          </table:table-cell>
          <table:table-cell table:style-name="ce1"/>
          <table:table-cell office:value-type="float" office:value="0.18500018119811995" table:formula="of:=[.H327] - [.$H$343]" table:style-name="ce1">
            <text:p>0.18500018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1.437" table:style-name="ce1">
            <text:p>1739053411</text:p>
          </table:table-cell>
          <table:table-cell office:value-type="float" office:value="1739053411.9400001" table:style-name="ce1">
            <text:p>17390534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328]-[.A328]" table:style-name="ce1">
            <text:p>0.503000021</text:p>
          </table:table-cell>
          <table:table-cell table:style-name="ce1"/>
          <table:table-cell office:value-type="float" office:value="0.12200021743774397" table:formula="of:=[.H328] - [.$H$343]" table:style-name="ce1">
            <text:p>0.12200021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2.404" table:style-name="ce1">
            <text:p>1739053412</text:p>
          </table:table-cell>
          <table:table-cell office:value-type="float" office:value="1739053412.9430001" table:style-name="ce1">
            <text:p>17390534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00003433227539" table:formula="of:=[.B329]-[.A329]" table:style-name="ce1">
            <text:p>0.539000034</text:p>
          </table:table-cell>
          <table:table-cell table:style-name="ce1"/>
          <table:table-cell office:value-type="float" office:value="0.1580002307891844" table:formula="of:=[.H329] - [.$H$343]" table:style-name="ce1">
            <text:p>0.15800023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3.437" table:style-name="ce1">
            <text:p>1739053413</text:p>
          </table:table-cell>
          <table:table-cell office:value-type="float" office:value="1739053413.9360001" table:style-name="ce1">
            <text:p>1739053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900007247924805" table:formula="of:=[.B330]-[.A330]" table:style-name="ce1">
            <text:p>0.499000072</text:p>
          </table:table-cell>
          <table:table-cell table:style-name="ce1"/>
          <table:table-cell office:value-type="float" office:value="0.11800026893615706" table:formula="of:=[.H330] - [.$H$343]" table:style-name="ce1">
            <text:p>0.11800026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4.3710001" table:style-name="ce1">
            <text:p>1739053414</text:p>
          </table:table-cell>
          <table:table-cell office:value-type="float" office:value="1739053414.9389999" table:style-name="ce1">
            <text:p>1739053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99983978271484" table:formula="of:=[.B331]-[.A331]" table:style-name="ce1">
            <text:p>0.56799984</text:p>
          </table:table-cell>
          <table:table-cell table:style-name="ce1"/>
          <table:table-cell office:value-type="float" office:value="0.18700003623962386" table:formula="of:=[.H331] - [.$H$343]" table:style-name="ce1">
            <text:p>0.187000036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5.404" table:style-name="ce1">
            <text:p>1739053415</text:p>
          </table:table-cell>
          <table:table-cell office:value-type="float" office:value="1739053415.947" table:style-name="ce1">
            <text:p>1739053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32]-[.A332]" table:style-name="ce1">
            <text:p>0.542999983</text:p>
          </table:table-cell>
          <table:table-cell table:style-name="ce1"/>
          <table:table-cell office:value-type="float" office:value="0.16200017929077132" table:formula="of:=[.H332] - [.$H$343]" table:style-name="ce1">
            <text:p>0.16200017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6.471" table:style-name="ce1">
            <text:p>1739053416</text:p>
          </table:table-cell>
          <table:table-cell office:value-type="float" office:value="1739053416.9590001" table:style-name="ce1">
            <text:p>17390534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800015449523926" table:formula="of:=[.B333]-[.A333]" table:style-name="ce1">
            <text:p>0.488000154</text:p>
          </table:table-cell>
          <table:table-cell table:style-name="ce1"/>
          <table:table-cell office:value-type="float" office:value="0.10700035095214827" table:formula="of:=[.H333] - [.$H$343]" table:style-name="ce1">
            <text:p>0.107000351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7.404" table:style-name="ce1">
            <text:p>1739053417</text:p>
          </table:table-cell>
          <table:table-cell office:value-type="float" office:value="1739053417.941" table:style-name="ce1">
            <text:p>1739053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99994087219238" table:formula="of:=[.B334]-[.A334]" table:style-name="ce1">
            <text:p>0.536999941</text:p>
          </table:table-cell>
          <table:table-cell table:style-name="ce1"/>
          <table:table-cell office:value-type="float" office:value="0.1560001373291014" table:formula="of:=[.H334] - [.$H$343]" table:style-name="ce1">
            <text:p>0.156000137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8.404" table:style-name="ce1">
            <text:p>1739053418</text:p>
          </table:table-cell>
          <table:table-cell office:value-type="float" office:value="1739053418.95" table:style-name="ce1">
            <text:p>1739053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00000381469727" table:formula="of:=[.B335]-[.A335]" table:style-name="ce1">
            <text:p>0.546000004</text:p>
          </table:table-cell>
          <table:table-cell table:style-name="ce1"/>
          <table:table-cell office:value-type="float" office:value="0.16500020027160628" table:formula="of:=[.H335] - [.$H$343]" table:style-name="ce1">
            <text:p>0.1650002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19.5039999" table:style-name="ce1">
            <text:p>1739053420</text:p>
          </table:table-cell>
          <table:table-cell office:value-type="float" office:value="1739053419.947" table:style-name="ce1">
            <text:p>1739053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4300007820129395" table:formula="of:=[.B336]-[.A336]" table:style-name="ce1">
            <text:p>0.443000078</text:p>
          </table:table-cell>
          <table:table-cell table:style-name="ce1"/>
          <table:table-cell office:value-type="float" office:value="6.2000274658202958E-2" table:formula="of:=[.H336] - [.$H$343]" table:style-name="ce1">
            <text:p>0.062000275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20.3369999" table:style-name="ce1">
            <text:p>1739053420</text:p>
          </table:table-cell>
          <table:table-cell office:value-type="float" office:value="1739053420.951" table:style-name="ce1">
            <text:p>17390534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400008201599121" table:formula="of:=[.B337]-[.A337]" table:style-name="ce1">
            <text:p>0.614000082</text:p>
          </table:table-cell>
          <table:table-cell table:style-name="ce1"/>
          <table:table-cell office:value-type="float" office:value="0.23300027847290022" table:formula="of:=[.H337] - [.$H$343]" table:style-name="ce1">
            <text:p>0.233000278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/>
        </table:table-row>
        <table:table-row table:style-name="ro1">
          <table:table-cell office:value-type="float" office:value="1739053421.404" table:style-name="ce3">
            <text:p>1739053421</text:p>
          </table:table-cell>
          <table:table-cell office:value-type="float" office:value="1739053421.954" table:style-name="ce3">
            <text:p>1739053422</text:p>
          </table:table-cell>
          <table:table-cell office:value-type="float" office:value="480" table:style-name="ce3">
            <text:p>480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614400" table:style-name="ce3">
            <text:p>614400</text:p>
          </table:table-cell>
          <table:table-cell table:style-name="ce3"/>
          <table:table-cell office:value-type="float" office:value="0.54999995231628418" table:formula="of:=[.B338]-[.A338]" table:style-name="ce3">
            <text:p>0.549999952</text:p>
          </table:table-cell>
          <table:table-cell table:style-name="ce3"/>
          <table:table-cell office:value-type="float" office:value="0.16900014877319319" table:formula="of:=[.H338] - [.$H$343]" table:style-name="ce1">
            <text:p>0.169000149</text:p>
          </table:table-cell>
          <table:table-cell office:value-type="float" office:value="0.15200018882751448" table:formula="of:=[.$J$340]" table:style-name="ce1">
            <text:p>0.152000189</text:p>
          </table:table-cell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ap (s)</text:p>
          </table:table-cell>
          <table:table-cell office:value-type="float" office:value="0.53299999237060547" table:formula="of:=MEDIAN([.H35:.H338])" table:style-name="ce1">
            <text:p>0.532999992</text:p>
          </table:table-cell>
          <table:table-cell table:style-name="ce1"/>
          <table:table-cell office:value-type="float" office:value="0.15200018882751448" table:formula="of:=[.H340] - [.$H$343]" table:style-name="ce1">
            <text:p>0.152000189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an frequency rap for 5 mins (Hz)</text:p>
          </table:table-cell>
          <table:table-cell office:value-type="float" office:value="1.0149064380219002" table:formula="of:=COUNT([.H35:.H338]) / ([.A338] - [.A35])" table:style-name="ce1">
            <text:p>1.014906438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obot (s)</text:p>
          </table:table-cell>
          <table:table-cell office:value-type="float" office:value="0.38099980354309099" table:style-name="ce1">
            <text:p>0.38099980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hroughput received (MB/sec)</text:p>
          </table:table-cell>
          <table:table-cell office:value-type="float" office:value="0.62355851552065544" table:formula="of:=[.H341]*[.F338]*0.000001" table:style-name="ce1">
            <text:p>0.623558516</text:p>
          </table:table-cell>
          <table:table-cell table:number-columns-repeated="16376" table:style-name="ce1"/>
        </table:table-row>
        <table:table-row table:number-rows-repeated="10482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5:49:12Z</dc:date>
    <meta:editing-cycles>10</meta:editing-cycles>
    <meta:editing-duration>PT3207S</meta:editing-duration>
  </office:meta>
</office:document-meta>
</file>